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" style:family="paragraph" style:parent-style-name="Základný_20_text_20__28_2_29_" style:master-page-name="PageStyle0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4" style:family="paragraph" style:parent-style-name="Základný_20_text_20__28_4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5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6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/>
    </style:style>
    <style:style style:name="P7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/>
      <style:text-properties officeooo:paragraph-rsid="00068955"/>
    </style:style>
    <style:style style:name="P8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9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0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1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2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3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4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5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6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7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8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9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20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21" style:family="paragraph" style:parent-style-name="Záhlavie_20__23_1" style:list-style-name="">
      <style:paragraph-properties fo:margin-left="0cm" fo:margin-right="0cm" fo:line-height="150%" fo:text-align="start" style:justify-single-word="false" fo:text-indent="0cm" style:auto-text-indent="false"/>
    </style:style>
    <style:style style:name="P22" style:family="paragraph" style:parent-style-name="Záhlavie_20__23_1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23" style:family="paragraph" style:parent-style-name="Záhlavie_20__23_1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24" style:family="paragraph" style:parent-style-name="Záhlavie_20__23_1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25" style:family="paragraph" style:parent-style-name="Záhlavie_20__23_1" style:master-page-name="">
      <style:paragraph-properties fo:margin-left="0.635cm" fo:margin-right="0cm" fo:line-height="150%" fo:text-align="start" style:justify-single-word="false" fo:text-indent="-0.635cm" style:auto-text-indent="false" style:page-number="auto"/>
    </style:style>
    <style:style style:name="P2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2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036de8"/>
    </style:style>
    <style:style style:name="P2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049369"/>
    </style:style>
    <style:style style:name="P2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068955"/>
    </style:style>
    <style:style style:name="P30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</style:style>
    <style:style style:name="P31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  <style:text-properties officeooo:paragraph-rsid="00036de8"/>
    </style:style>
    <style:style style:name="P32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  <style:text-properties officeooo:paragraph-rsid="00049369"/>
    </style:style>
    <style:style style:name="P33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  <style:text-properties officeooo:paragraph-rsid="00068955"/>
    </style:style>
    <style:style style:name="P3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3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036de8"/>
    </style:style>
    <style:style style:name="P36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049369"/>
    </style:style>
    <style:style style:name="P3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068955"/>
    </style:style>
    <style:style style:name="P38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</style:style>
    <style:style style:name="P39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  <style:text-properties officeooo:paragraph-rsid="00036de8"/>
    </style:style>
    <style:style style:name="P40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  <style:text-properties officeooo:paragraph-rsid="00049369"/>
    </style:style>
    <style:style style:name="P41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  <style:text-properties officeooo:paragraph-rsid="00068955"/>
    </style:style>
    <style:style style:name="P42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/>
    </style:style>
    <style:style style:name="P43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036de8"/>
    </style:style>
    <style:style style:name="P44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/>
      <style:text-properties officeooo:paragraph-rsid="00036de8"/>
    </style:style>
    <style:style style:name="P45" style:family="paragraph" style:parent-style-name="Základný_20_text_20__28_3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46" style:family="paragraph" style:parent-style-name="Základný_20_text_20__28_3_29_">
      <style:paragraph-properties fo:margin-left="0cm" fo:margin-right="0cm" fo:line-height="150%" fo:text-align="start" style:justify-single-word="false" fo:text-indent="0cm" style:auto-text-indent="false"/>
    </style:style>
    <style:style style:name="T1" style:family="text">
      <style:text-properties fo:color="#000000" style:font-name="Arial" fo:font-size="14pt" fo:background-color="#80ffff" loext:char-shading-value="0" style:font-size-asian="14pt" style:font-size-complex="14pt"/>
    </style:style>
    <style:style style:name="T2" style:family="text">
      <style:text-properties fo:color="#000000" style:font-name="Arial" fo:font-size="14pt" officeooo:rsid="00036de8" fo:background-color="#80ffff" loext:char-shading-value="0" style:font-size-asian="14pt" style:font-size-complex="14pt"/>
    </style:style>
    <style:style style:name="T3" style:family="text">
      <style:text-properties fo:color="#000000" style:font-name="Arial" fo:font-size="14pt" officeooo:rsid="00049369" fo:background-color="#80ffff" loext:char-shading-value="0" style:font-size-asian="14pt" style:font-size-complex="14pt"/>
    </style:style>
    <style:style style:name="T4" style:family="text">
      <style:text-properties fo:color="#000000" style:font-name="Arial" fo:font-size="14pt" officeooo:rsid="00068955" fo:background-color="#80ffff" loext:char-shading-value="0" style:font-size-asian="14pt" style:font-size-complex="14pt"/>
    </style:style>
    <style:style style:name="T5" style:family="text">
      <style:text-properties style:font-name="Arial" fo:font-size="14pt" style:font-size-asian="14pt" style:font-size-complex="14pt"/>
    </style:style>
    <style:style style:name="T6" style:family="text">
      <style:text-properties style:font-name="Arial" fo:font-size="14pt" officeooo:rsid="00036de8" style:font-size-asian="14pt" style:font-size-complex="14pt"/>
    </style:style>
    <style:style style:name="T7" style:family="text">
      <style:text-properties style:font-name="Arial" fo:font-size="14pt" officeooo:rsid="00049369" style:font-size-asian="14pt" style:font-size-complex="14pt"/>
    </style:style>
    <style:style style:name="T8" style:family="text">
      <style:text-properties style:font-name="Arial" fo:font-size="14pt" officeooo:rsid="00068955" style:font-size-asian="14pt" style:font-size-complex="14pt"/>
    </style:style>
    <style:style style:name="T9" style:family="text">
      <style:text-properties style:font-name="Arial" fo:font-size="14pt" fo:background-color="#80ffff" loext:char-shading-value="0" style:font-size-asian="14pt" style:font-size-complex="14pt"/>
    </style:style>
    <style:style style:name="T10" style:family="text">
      <style:text-properties style:font-name="Arial" fo:font-size="14pt" officeooo:rsid="00036de8" fo:background-color="#80ffff" loext:char-shading-value="0" style:font-size-asian="14pt" style:font-size-complex="14pt"/>
    </style:style>
    <style:style style:name="T11" style:family="text">
      <style:text-properties style:font-name="Arial" fo:font-size="14pt" officeooo:rsid="00049369" fo:background-color="#80ffff" loext:char-shading-value="0" style:font-size-asian="14pt" style:font-size-complex="14pt"/>
    </style:style>
    <style:style style:name="T12" style:family="text">
      <style:text-properties style:font-name="Arial" fo:font-size="14pt" officeooo:rsid="00068955" fo:background-color="#80ffff" loext:char-shading-value="0" style:font-size-asian="14pt" style:font-size-complex="14pt"/>
    </style:style>
    <style:style style:name="T13" style:family="text">
      <style:text-properties style:use-window-font-color="true" style:font-name="Arial" fo:font-size="14pt" style:font-size-asian="14pt" style:font-size-complex="14pt"/>
    </style:style>
    <style:style style:name="T14" style:family="text">
      <style:text-properties style:use-window-font-color="true" style:font-name="Arial" fo:font-size="14pt" officeooo:rsid="00036de8" style:font-size-asian="14pt" style:font-size-complex="14pt"/>
    </style:style>
    <style:style style:name="T15" style:family="text">
      <style:text-properties style:use-window-font-color="true" style:font-name="Arial" fo:font-size="14pt" officeooo:rsid="00049369" style:font-size-asian="14pt" style:font-size-complex="14pt"/>
    </style:style>
    <style:style style:name="T16" style:family="text">
      <style:text-properties style:use-window-font-color="true" style:font-name="Arial" fo:font-size="14pt" officeooo:rsid="00068955" style:font-size-asian="14pt" style:font-size-complex="14pt"/>
    </style:style>
    <style:style style:name="T17" style:family="text">
      <style:text-properties style:use-window-font-color="true" style:font-name="Arial" fo:font-size="14pt" fo:background-color="#80ffff" loext:char-shading-value="0" style:font-size-asian="14pt" style:font-size-complex="14pt"/>
    </style:style>
    <style:style style:name="T18" style:family="text">
      <style:text-properties style:use-window-font-color="true" style:font-name="Arial" fo:font-size="14pt" officeooo:rsid="00036de8" fo:background-color="#80ffff" loext:char-shading-value="0" style:font-size-asian="14pt" style:font-size-complex="14pt"/>
    </style:style>
    <style:style style:name="T19" style:family="text">
      <style:text-properties style:use-window-font-color="true" style:font-name="Arial" fo:font-size="14pt" officeooo:rsid="00049369" fo:background-color="#80ffff" loext:char-shading-value="0" style:font-size-asian="14pt" style:font-size-complex="14pt"/>
    </style:style>
    <style:style style:name="T20" style:family="text">
      <style:text-properties style:use-window-font-color="true" style:font-name="Arial" fo:font-size="14pt" officeooo:rsid="00068955" fo:background-color="#80ffff" loext:char-shading-value="0" style:font-size-asian="14pt" style:font-size-complex="14pt"/>
    </style:style>
    <style:style style:name="T21" style:family="text">
      <style:text-properties style:use-window-font-color="true" style:font-name="Arial" fo:font-size="14pt" fo:background-color="transparent" loext:char-shading-value="0" style:font-size-asian="14pt" style:font-size-complex="14pt"/>
    </style:style>
    <style:style style:name="T22" style:family="text">
      <style:text-properties style:use-window-font-color="true" style:font-name="Arial" fo:font-size="14pt" officeooo:rsid="00036de8" fo:background-color="transparent" loext:char-shading-value="0" style:font-size-asian="14pt" style:font-size-complex="14pt"/>
    </style:style>
    <style:style style:name="T23" style:family="text">
      <style:text-properties style:use-window-font-color="true" style:font-name="Arial" fo:font-size="14pt" officeooo:rsid="00036de8" fo:background-color="transparent" loext:char-shading-value="0" style:font-size-asian="14pt" style:font-size-complex="14pt"/>
    </style:style>
    <style:style style:name="T24" style:family="text">
      <style:text-properties style:use-window-font-color="true" style:font-name="Arial" fo:font-size="14pt" officeooo:rsid="00049369" fo:background-color="transparent" loext:char-shading-value="0" style:font-size-asian="14pt" style:font-size-complex="14pt"/>
    </style:style>
    <style:style style:name="T25" style:family="text">
      <style:text-properties style:use-window-font-color="true" style:font-name="Arial" fo:font-size="14pt" officeooo:rsid="00049369" fo:background-color="transparent" loext:char-shading-value="0" style:font-size-asian="14pt" style:font-size-complex="14pt"/>
    </style:style>
    <style:style style:name="T26" style:family="text">
      <style:text-properties style:use-window-font-color="true" style:font-name="Arial" fo:font-size="14pt" officeooo:rsid="00068955" fo:background-color="transparent" loext:char-shading-value="0" style:font-size-asian="14pt" style:font-size-complex="14pt"/>
    </style:style>
    <style:style style:name="T27" style:family="text">
      <style:text-properties style:use-window-font-color="true" style:font-name="Arial" fo:font-size="14pt" officeooo:rsid="00068955" fo:background-color="transparent" loext:char-shading-value="0" style:font-size-asian="14pt" style:font-size-complex="14pt"/>
    </style:style>
    <style:style style:name="T28" style:family="text">
      <style:text-properties style:use-window-font-color="true" style:font-name="Arial" fo:font-size="14pt" fo:background-color="transparent" loext:char-shading-value="0" style:font-size-asian="14pt" style:font-size-complex="14pt"/>
    </style:style>
    <style:style style:name="Sect1" style:family="section">
      <style:section-properties fo:margin-left="0.635cm" fo:margin-right="2.565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0">
        <text:p text:style-name="P3"><text:span text:style-name="CharStyle7"><text:span text:style-name="T28">PAVOL HOROV</text:span></text:span></text:p>
        <text:p text:style-name="P4"><text:span text:style-name="CharStyle9"><text:span text:style-name="T28">ZRADNÉ VODY SPODNÉ</text:span></text:span></text:p>
        <text:p text:style-name="P2"><text:span text:style-name="CharStyle15"><text:span text:style-name="T28"/></text:span></text:p>
        <text:p text:style-name="P45"><text:span text:style-name="CharStyle4"><text:span text:style-name="T28">ZRADNÉ VODY SPODNÉ</text:span></text:span></text:p>
        <text:h text:style-name="P8" text:outline-level="1"><text:span text:style-name="CharStyle20"><text:span text:style-name="T28"/></text:span></text:h>
        <text:h text:style-name="P21" text:outline-level="1"><text:bookmark-start text:name="bookmark0"/><text:span text:style-name="CharStyle20"><text:span text:style-name="T28">AFRODITA</text:span></text:span><text:bookmark-end text:name="bookmark0"/></text:h>
        <text:p text:style-name="P26"><text:span text:style-name="CharStyle12"><text:span text:style-name="T28"/></text:span></text:p>
        <text:p text:style-name="P30"><text:span text:style-name="CharStyle12"><text:span text:style-name="T28">Naše sny vybuchujú tyrkysová kaskáda</text:span></text:span></text:p>
        <text:p text:style-name="P27"><text:span text:style-name="CharStyle12"><text:span text:style-name="T28">Naše sny pochod na prvého mája smutná paráda</text:span></text:span></text:p>
        <text:p text:style-name="P31"><text:span text:style-name="CharStyle12"><text:span text:style-name="T28">Naše sny ako neskutočné bomby</text:span></text:span></text:p>
        <text:p text:style-name="P26"><text:span text:style-name="CharStyle12"><text:span text:style-name="T28">Naše sny hľadajú agapé katakomby</text:span></text:span></text:p>
        <text:p text:style-name="P26"><text:span text:style-name="CharStyle12"><text:span text:style-name="T28"/></text:span></text:p>
        <text:p text:style-name="P31"><text:span text:style-name="CharStyle12"><text:span text:style-name="T28">Lež kde si ty a v ktorých spávaš mušliach</text:span></text:span></text:p>
        <text:p text:style-name="P31"><text:span text:style-name="CharStyle12"><text:span text:style-name="T28">Básnik ich loví v moriach z ktorých si dávno ušla</text:span></text:span></text:p>
        <text:p text:style-name="P31"><text:span text:style-name="CharStyle12"><text:span text:style-name="T28">Básnik má siete babích liet jak starenky a deti</text:span></text:span></text:p>
        <text:p text:style-name="P31"><text:span text:style-name="CharStyle12"><text:span text:style-name="T28">Lež v ktorých pŕhľavách dnes tvoje oko svieti</text:span></text:span></text:p>
        <text:p text:style-name="P5"><text:span text:style-name="CharStyle22"><text:span text:style-name="T28"/></text:span></text:p>
        <text:p text:style-name="P27"><text:span text:style-name="CharStyle12"><text:span text:style-name="T28">Bolo raz fujaroval divný Janko Kráľ</text:span></text:span></text:p>
        <text:p text:style-name="P31"><text:span text:style-name="CharStyle12"><text:span text:style-name="T28">Čo sa ťa stratená navolal nahľadal</text:span></text:span></text:p>
        <text:p text:style-name="P31"><text:span text:style-name="CharStyle12"><text:span text:style-name="T28">Z bradavíc tmy sal opojné dúšky </text:span></text:span><text:span text:style-name="CharStyle12"><text:span text:style-name="T23">o</text:span></text:span><text:span text:style-name="CharStyle12"><text:span text:style-name="T28">pia</text:span></text:span></text:p>
        <text:p text:style-name="P31"><text:span text:style-name="CharStyle12"><text:span text:style-name="T28">ke</text:span></text:span><text:span text:style-name="CharStyle12"><text:span text:style-name="T23">ď</text:span></text:span><text:span text:style-name="CharStyle12"><text:span text:style-name="T28"> sa ho zmocnila bláznivá filatelia</text:span></text:span></text:p>
        <text:p text:style-name="P31"><text:span text:style-name="CharStyle12"><text:span text:style-name="T28"/></text:span></text:p>
        <text:p text:style-name="P27"><text:span text:style-name="CharStyle12"><text:span text:style-name="T28">Fajčil fajku mal rád tulácky dym</text:span></text:span></text:p>
        <text:p text:style-name="P31"><text:span text:style-name="CharStyle12"><text:span text:style-name="T28">ktorého mačka ho uspávala tichým pradením</text:span></text:span></text:p>
        <text:p text:style-name="P31"><text:span text:style-name="CharStyle12"><text:span text:style-name="T28">kým ty si plála v bučinách jak nočná sutana</text:span></text:span></text:p>
        <text:p text:style-name="P31"><text:span text:style-name="CharStyle12"><text:span text:style-name="T28">zlatými pazúrami hviezd a vlečkami lietavíc</text:span></text:span></text:p>
        <text:p text:style-name="P31"><text:span text:style-name="CharStyle12"><text:span text:style-name="T28">dodraná</text:span></text:span></text:p>
        <text:p text:style-name="P31"><text:span text:style-name="CharStyle12"><text:span text:style-name="T28"/></text:span></text:p>
        <text:p text:style-name="P35"><text:span text:style-name="CharStyle12"><text:span text:style-name="T28">A jeho deti vymrskané prútím starej túhy</text:span></text:span></text:p>
        <text:p text:style-name="P39"><text:span text:style-name="CharStyle12"><text:span text:style-name="T28">hľadajú ultramarín v horiacich farbách dúhy</text:span></text:span></text:p>
        <text:p text:style-name="P39"><text:span text:style-name="CharStyle12"><text:span text:style-name="T28">až dnešný človek žasne nad touto krásnou</text:span></text:span></text:p>
        <text:p text:style-name="P39"><text:span text:style-name="CharStyle12"><text:span text:style-name="T28">shonbou</text:span></text:span></text:p>
        <text:p text:style-name="P39"><text:span text:style-name="CharStyle12"><text:span text:style-name="T28">opitý iným snom a inou hekatombou</text:span></text:span></text:p>
        <text:p text:style-name="P5"><text:span text:style-name="CharStyle22"><text:span text:style-name="T28"/></text:span></text:p>
        <text:p text:style-name="P27"><text:soft-page-break/><text:span text:style-name="CharStyle12"><text:span text:style-name="T28">Koľko utonulo vodných ruží koľko doplálo sviec</text:span></text:span></text:p>
        <text:p text:style-name="P31"><text:span text:style-name="CharStyle12"><text:span text:style-name="T28">ktoré číslo m</text:span></text:span><text:span text:style-name="CharStyle12"><text:span text:style-name="T23">á</text:span></text:span><text:span text:style-name="CharStyle12"><text:span text:style-name="T28"> v poradí umierajúci milenec</text:span></text:span></text:p>
        <text:p text:style-name="P31"><text:span text:style-name="CharStyle12"><text:span text:style-name="T28">koľko listov spadalo jak mince do klobúka</text:span></text:span></text:p>
        <text:p text:style-name="P31"><text:span text:style-name="CharStyle12"><text:span text:style-name="T28">žobrákov</text:span></text:span></text:p>
        <text:p text:style-name="P31"><text:span text:style-name="CharStyle12"><text:span text:style-name="T28">koľko s</text:span></text:span><text:span text:style-name="CharStyle12"><text:span text:style-name="T23">ĺ</text:span></text:span><text:span text:style-name="CharStyle12"><text:span text:style-name="T28">z horkých z očí oblakov</text:span></text:span></text:p>
        <text:p text:style-name="P31"><text:span text:style-name="CharStyle12"><text:span text:style-name="T28">koľko Niob si rvalo vlasy ako strom jesenný</text:span></text:span></text:p>
        <text:p text:style-name="P31"><text:span text:style-name="CharStyle12"><text:span text:style-name="T28">koľko šlo za loretánskymi zvonmi s hlavou</text:span></text:span></text:p>
        <text:p text:style-name="P31"><text:span text:style-name="CharStyle12"><text:span text:style-name="T28">pri zemi</text:span></text:span></text:p>
        <text:p text:style-name="P31"><text:span text:style-name="CharStyle12"><text:span text:style-name="T28">koľko rúk darmo vystretých po ňadrách</text:span></text:span></text:p>
        <text:p text:style-name="P31"><text:span text:style-name="CharStyle12"><text:span text:style-name="T28">fatamorgán</text:span></text:span></text:p>
        <text:p text:style-name="P31"><text:span text:style-name="CharStyle12"><text:span text:style-name="T28">koľko zablúdilých karaván zasypal pieskom orkán</text:span></text:span></text:p>
        <text:p text:style-name="P31"><text:span text:style-name="CharStyle12"><text:span text:style-name="T28">koľko aloí zhynulo steskom za prsom matky</text:span></text:span></text:p>
        <text:p text:style-name="P31"><text:span text:style-name="CharStyle12"><text:span text:style-name="T28">koľkokrát vtáci kývali krídlami križovatky</text:span></text:span></text:p>
        <text:p text:style-name="P31"><text:span text:style-name="CharStyle12"><text:span text:style-name="T28">koľko sa sosypalo tunelov koľko vyhaslo lôn</text:span></text:span></text:p>
        <text:p text:style-name="P31"><text:span text:style-name="CharStyle12"><text:span text:style-name="T28">pokým vzklenul sa ten krásny babylon</text:span></text:span></text:p>
        <text:p text:style-name="P5"><text:span text:style-name="CharStyle22"><text:span text:style-name="T28"/></text:span></text:p>
        <text:p text:style-name="P27"><text:span text:style-name="CharStyle12"><text:span text:style-name="T28">Vzdialený od morí vystieram ruky po ulitách</text:span></text:span></text:p>
        <text:p text:style-name="P31"><text:span text:style-name="CharStyle12"><text:span text:style-name="T28">Každú hodinu sa zrodíš z peny snov Afrodita</text:span></text:span></text:p>
        <text:p text:style-name="P31"><text:span text:style-name="CharStyle12"><text:span text:style-name="T28">Lež štrkáč oceľových včiel zavanie vetrom</text:span></text:span></text:p>
        <text:p text:style-name="P31"><text:span text:style-name="CharStyle12"><text:span text:style-name="T28">z ďaleka</text:span></text:span></text:p>
        <text:p text:style-name="P31"><text:span text:style-name="CharStyle12"><text:span text:style-name="T28">mimóza zatvára kazetu lapisov</text:span></text:span></text:p>
        <text:p text:style-name="P26"><text:span text:style-name="CharStyle12"><text:span text:style-name="T28">pred motýlím vpádom človeka</text:span></text:span></text:p>
        <text:p text:style-name="P5"><text:span text:style-name="CharStyle22"><text:span text:style-name="T28"/></text:span></text:p>
        <text:p text:style-name="P34"><text:span text:style-name="CharStyle12"><text:span text:style-name="T28">O čo sa oprieť</text:span></text:span></text:p>
        <text:p text:style-name="P34"><text:span text:style-name="CharStyle12"><text:span text:style-name="T28">zelené prsty viniča o aký </text:span></text:span><text:span text:style-name="CharStyle12"><text:span text:style-name="T23">s</text:span></text:span><text:span text:style-name="CharStyle12"><text:span text:style-name="T28">t</text:span></text:span><text:span text:style-name="CharStyle12"><text:span text:style-name="T23">ĺ</text:span></text:span><text:span text:style-name="CharStyle12"><text:span text:style-name="T28">p ovinúť</text:span></text:span></text:p>
        <text:p text:style-name="P34"><text:span text:style-name="CharStyle12"><text:span text:style-name="T28">jak uniesť hrozná preťažené bolesťou</text:span></text:span></text:p>
        <text:p text:style-name="P34"><text:span text:style-name="CharStyle12"><text:span text:style-name="T28">ťažká je protéza odovzdania</text:span></text:span></text:p>
        <text:p text:style-name="P34"><text:span text:style-name="CharStyle12"><text:span text:style-name="T28">palica žobrácka</text:span></text:span></text:p>
        <text:p text:style-name="P35"><text:span text:style-name="CharStyle12"><text:span text:style-name="T28">obolus horkne v ústach Lethe zapácha bahnom</text:span></text:span></text:p>
        <text:p text:style-name="P39"><text:span text:style-name="CharStyle12"><text:span text:style-name="T28">jak námornícke piesne rybinou</text:span></text:span></text:p>
        <text:p text:style-name="P39"><text:span text:style-name="CharStyle12"><text:span text:style-name="T28">lež kde sú brehy loná istoty</text:span></text:span></text:p>
        <text:p text:style-name="P34"><text:span text:style-name="CharStyle12"><text:span text:style-name="T28">až z Magnetovej hory</text:span></text:span></text:p>
        <text:p text:style-name="P34"><text:span text:style-name="CharStyle12"><text:span text:style-name="T28">zavyjú strašné gravitačné víchre</text:span></text:span></text:p>
        <text:p text:style-name="P34"><text:soft-page-break/><text:span text:style-name="CharStyle12"><text:span text:style-name="T28">ako ramená polypove</text:span></text:span></text:p>
        <text:p text:style-name="P34"><text:span text:style-name="CharStyle12"><text:span text:style-name="T28">bude ti stačiť slimák záhradný</text:span></text:span></text:p>
        <text:p text:style-name="P35"><text:span text:style-name="CharStyle12"><text:span text:style-name="T28">tvoj nepatrný ulitový úkryt</text:span></text:span></text:p>
        <text:p text:style-name="P39"><text:span text:style-name="CharStyle12"><text:span text:style-name="T28">pred ich divokosťou</text:span></text:span></text:p>
        <text:p text:style-name="P34"><text:span text:style-name="CharStyle12"><text:span text:style-name="T28">bude ťa stačiť ukryť</text:span></text:span></text:p>
        <text:p text:style-name="P5"><text:span text:style-name="CharStyle22"><text:span text:style-name="T28"/></text:span></text:p>
        <text:p text:style-name="P27"><text:span text:style-name="CharStyle12"><text:span text:style-name="T28">Mimóza uniká z dosahu ako mužatka vášni</text:span></text:span></text:p>
        <text:p text:style-name="P31"><text:span text:style-name="CharStyle12"><text:span text:style-name="T28">Kam veje Beatrix tvoj víchor zlý a strašný</text:span></text:span></text:p>
        <text:p text:style-name="P31"><text:span text:style-name="CharStyle12"><text:span text:style-name="T28">Na krídlach jeho vtákov horí dúhový most</text:span></text:span></text:p>
        <text:p text:style-name="P31"><text:span text:style-name="CharStyle12"><text:span text:style-name="T28">čo s iným svetadielom spája našu smutnú</text:span></text:span></text:p>
        <text:p text:style-name="P31"><text:span text:style-name="CharStyle12"><text:span text:style-name="T28">skutočnosť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p text:style-name="P45"><text:span text:style-name="CharStyle4"><text:span text:style-name="T28">MIMÓZA</text:span></text:span></text:p>
        <text:p text:style-name="P46"><text:span text:style-name="CharStyle4"><text:span text:style-name="T28"/></text:span></text:p>
        <text:h text:style-name="P22" text:outline-level="1"><text:bookmark-start text:name="bookmark2"/><text:span text:style-name="CharStyle20"><text:span text:style-name="T28">STARÝ ZLODEJ</text:span></text:span><text:bookmark-end text:name="bookmark2"/></text:h>
        <text:p text:style-name="P26"><text:span text:style-name="CharStyle12"><text:span text:style-name="T28"/></text:span></text:p>
        <text:p text:style-name="P31"><text:span text:style-name="CharStyle12"><text:span text:style-name="T28">V ulitách pustín šepot jediný</text:span></text:span></text:p>
        <text:p text:style-name="P31"><text:span text:style-name="CharStyle12"><text:span text:style-name="T28">Jak ste len dlho spaly na dne</text:span></text:span></text:p>
        <text:p text:style-name="P31"><text:span text:style-name="CharStyle12"><text:span text:style-name="T28">Morgána láka obraz vidiny</text:span></text:span></text:p>
        <text:p text:style-name="P31"><text:span text:style-name="CharStyle12"><text:span text:style-name="T28">Ten starý zlodej kradne kradne</text:span></text:span></text:p>
        <text:p text:style-name="P26"><text:span text:style-name="CharStyle12"><text:span text:style-name="T28"/></text:span></text:p>
        <text:p text:style-name="P31"><text:span text:style-name="CharStyle12"><text:span text:style-name="T28">Ten starý zlodej s prsty vínnych rév</text:span></text:span></text:p>
        <text:p text:style-name="P31"><text:span text:style-name="CharStyle12"><text:span text:style-name="T28">s prstami ako morský príliv</text:span></text:span></text:p>
        <text:p text:style-name="P31"><text:span text:style-name="CharStyle12"><text:span text:style-name="T28">letí jak spŕška daž</text:span></text:span><text:span text:style-name="CharStyle12"><text:span text:style-name="T23">ď</text:span></text:span><text:span text:style-name="CharStyle12"><text:span text:style-name="T28">a vo víchre</text:span></text:span></text:p>
        <text:p text:style-name="P31"><text:span text:style-name="CharStyle12"><text:span text:style-name="T28">už ste h</text:span></text:span><text:span text:style-name="CharStyle12"><text:span text:style-name="T23">o</text:span></text:span><text:span text:style-name="CharStyle12"><text:span text:style-name="T28"> zase zobudily</text:span></text:span></text:p>
        <text:p text:style-name="P26"><text:span text:style-name="CharStyle12"><text:span text:style-name="T28"/></text:span></text:p>
        <text:p text:style-name="P31"><text:span text:style-name="CharStyle12"><text:span text:style-name="T28">oh fosforeskné oči černošky</text:span></text:span></text:p>
        <text:p text:style-name="P31"><text:span text:style-name="CharStyle12"><text:span text:style-name="T28">mrazivé tóny hviezdnej hudby</text:span></text:span></text:p>
        <text:p text:style-name="P31"><text:span text:style-name="CharStyle12"><text:span text:style-name="T28">Bláznivý básnik stoná o bozky</text:span></text:span></text:p>
        <text:p text:style-name="P31"><text:span text:style-name="CharStyle12"><text:span text:style-name="T28">padajúc do náručia sudby</text:span></text:span></text:p>
        <text:p text:style-name="P26"><text:span text:style-name="CharStyle12"><text:span text:style-name="T28"/></text:span></text:p>
        <text:p text:style-name="P31"><text:span text:style-name="CharStyle12"><text:span text:style-name="T28">Splašený chlapec lásky bezhlavý</text:span></text:span></text:p>
        <text:p text:style-name="P31"><text:span text:style-name="CharStyle12"><text:span text:style-name="T28">na brehu mora v snení</text:span></text:span></text:p>
        <text:p text:style-name="P31"><text:soft-page-break/><text:span text:style-name="CharStyle12"><text:span text:style-name="T28">šialenou cestou smutných lietavíc</text:span></text:span></text:p>
        <text:p text:style-name="P31"><text:span text:style-name="CharStyle12"><text:span text:style-name="T28">shrabúva pel a peny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4"/><text:span text:style-name="CharStyle20"><text:span text:style-name="T28">SNEŽIENKA</text:span></text:span><text:bookmark-end text:name="bookmark4"/></text:h>
        <text:p text:style-name="P26"><text:span text:style-name="CharStyle12"><text:span text:style-name="T28"/></text:span></text:p>
        <text:p text:style-name="P31"><text:span text:style-name="CharStyle12"><text:span text:style-name="T28">Tá noha bosá noha snežne biela</text:span></text:span></text:p>
        <text:p text:style-name="P31"><text:span text:style-name="CharStyle12"><text:span text:style-name="T28">kradne sa z lesov tíško ako stín</text:span></text:span></text:p>
        <text:p text:style-name="P31"><text:span text:style-name="CharStyle12"><text:span text:style-name="T28">ako ke</text:span></text:span><text:span text:style-name="CharStyle12"><text:span text:style-name="T23">ď</text:span></text:span><text:span text:style-name="CharStyle12"><text:span text:style-name="T28"> nocou zašuchocú kriela</text:span></text:span></text:p>
        <text:p text:style-name="P31"><text:span text:style-name="CharStyle12"><text:span text:style-name="T28">a krokom váhavým</text:span></text:span></text:p>
        <text:p text:style-name="P31"><text:span text:style-name="CharStyle12"><text:span text:style-name="T28">život sa v zamatovom lone tvojom drahá</text:span></text:span></text:p>
        <text:p text:style-name="P31"><text:span text:style-name="CharStyle12"><text:span text:style-name="T28">pohne prvýkrát</text:span></text:span></text:p>
        <text:p text:style-name="P31"><text:span text:style-name="CharStyle12"><text:span text:style-name="T28">už znie už ozýva sa ešte sa však zdráha</text:span></text:span></text:p>
        <text:p text:style-name="P31"><text:span text:style-name="CharStyle12"><text:span text:style-name="T28">ako k nám cestu brať</text:span></text:span></text:p>
        <text:p text:style-name="P31"><text:span text:style-name="CharStyle12"><text:span text:style-name="T28">cez kaluž cez tmy od rán zimomrivých</text:span></text:span></text:p>
        <text:p text:style-name="P31"><text:span text:style-name="CharStyle12"><text:span text:style-name="T28">ke</text:span></text:span><text:span text:style-name="CharStyle12"><text:span text:style-name="T23">ď</text:span></text:span><text:span text:style-name="CharStyle12"><text:span text:style-name="T28"> na obrvách kvitne ešte srieň</text:span></text:span></text:p>
        <text:p text:style-name="P31"><text:span text:style-name="CharStyle12"><text:span text:style-name="T28">k teplému machu hliny lúk a nivy</text:span></text:span></text:p>
        <text:p text:style-name="P31"><text:span text:style-name="CharStyle12"><text:span text:style-name="T28">ktorý tu zanecháva povodeň</text:span></text:span></text:p>
        <text:p text:style-name="P31"><text:span text:style-name="CharStyle12"><text:span text:style-name="T28">tá strašná vlna zmien tá holubica sladká</text:span></text:span></text:p>
        <text:p text:style-name="P31"><text:span text:style-name="CharStyle12"><text:span text:style-name="T28">ke</text:span></text:span><text:span text:style-name="CharStyle12"><text:span text:style-name="T23">ď</text:span></text:span><text:span text:style-name="CharStyle12"><text:span text:style-name="T28"> cez hmly úzkosti nám nesie novú zvesť</text:span></text:span></text:p>
        <text:p text:style-name="P26"><text:span text:style-name="CharStyle12"><text:span text:style-name="T28"/></text:span></text:p>
        <text:p text:style-name="P31"><text:span text:style-name="CharStyle12"><text:span text:style-name="T28">Zpod flóru slaných s</text:span></text:span><text:span text:style-name="CharStyle12"><text:span text:style-name="T23">ĺ</text:span></text:span><text:span text:style-name="CharStyle12"><text:span text:style-name="T28">z sa smeje šťastná matka</text:span></text:span></text:p>
        <text:p text:style-name="P31"><text:span text:style-name="CharStyle12"><text:span text:style-name="T28">hladkajúc šľahajúcu ratolesť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6"/><text:span text:style-name="CharStyle20"><text:span text:style-name="T28">MIMÓZA</text:span></text:span><text:bookmark-end text:name="bookmark6"/></text:h>
        <text:h text:style-name="P21" text:outline-level="1"><text:span text:style-name="CharStyle20"><text:span text:style-name="T28"/></text:span></text:h>
        <text:p text:style-name="P27"><text:span text:style-name="CharStyle12"><text:span text:style-name="T28">H</text:span></text:span><text:span text:style-name="CharStyle12"><text:span text:style-name="T23">ľ</text:span></text:span><text:span text:style-name="CharStyle12"><text:span text:style-name="T28">a záletníci letia k jarinám</text:span></text:span></text:p>
        <text:p text:style-name="P31"><text:span text:style-name="CharStyle12"><text:span text:style-name="T28">vlny sa varia vrelosťami vánku</text:span></text:span></text:p>
        <text:p text:style-name="P31"><text:span text:style-name="CharStyle12"><text:span text:style-name="T28">a uhýbajú teplým marinám</text:span></text:span></text:p>
        <text:p text:style-name="P31"><text:span text:style-name="CharStyle12"><text:span text:style-name="T28">tým starým rušiteľom spánku</text:span></text:span></text:p>
        <text:p text:style-name="P26"><text:span text:style-name="CharStyle12"><text:span text:style-name="T28"/></text:span></text:p>
        <text:p text:style-name="P31"><text:span text:style-name="CharStyle12"><text:span text:style-name="T28">Aké sú krásne vlásky zelené</text:span></text:span></text:p>
        <text:p text:style-name="P31"><text:span text:style-name="CharStyle12"><text:span text:style-name="T28">ľúbostné pohľadnice pre milého</text:span></text:span></text:p>
        <text:p text:style-name="P31"><text:soft-page-break/><text:span text:style-name="CharStyle12"><text:span text:style-name="T28">až ovečky hviezd večer priženie</text:span></text:span></text:p>
        <text:p text:style-name="P31"><text:span text:style-name="CharStyle12"><text:span text:style-name="T28">vybledlý bača s nepokojných brehov</text:span></text:span></text:p>
        <text:p text:style-name="P26"><text:span text:style-name="CharStyle12"><text:span text:style-name="T28"/></text:span></text:p>
        <text:p text:style-name="P31"><text:span text:style-name="CharStyle12"><text:span text:style-name="T28">Ach ukry milá vlečky vlasatíc</text:span></text:span></text:p>
        <text:p text:style-name="P31"><text:span text:style-name="CharStyle12"><text:span text:style-name="T28">zlých astrológov krutej budúcnosti</text:span></text:span></text:p>
        <text:p text:style-name="P31"><text:span text:style-name="CharStyle12"><text:span text:style-name="T28">a spáľ ich v krotkom ohni mihalníc</text:span></text:span></text:p>
        <text:p text:style-name="P31"><text:span text:style-name="CharStyle12"><text:span text:style-name="T28">by vydržaly práskajúce mosty</text:span></text:span></text:p>
        <text:p text:style-name="P31"><text:span text:style-name="CharStyle12"><text:span text:style-name="T28"/></text:span></text:p>
        <text:p text:style-name="P31"><text:span text:style-name="CharStyle12"><text:span text:style-name="T28">dupoty kopýt desných pochodov</text:span></text:span></text:p>
        <text:p text:style-name="P31"><text:span text:style-name="CharStyle12"><text:span text:style-name="T28">ako sa valia lav</text:span></text:span><text:span text:style-name="CharStyle12"><text:span text:style-name="T23">i</text:span></text:span><text:span text:style-name="CharStyle12"><text:span text:style-name="T28">nami strašne</text:span></text:span></text:p>
        <text:p text:style-name="P31"><text:span text:style-name="CharStyle12"><text:span text:style-name="T28">cez hlavy rozbláznených národov</text:span></text:span></text:p>
        <text:p text:style-name="P31"><text:span text:style-name="CharStyle12"><text:span text:style-name="T28">nad ktorými plameň lásky hasne</text:span></text:span></text:p>
        <text:p text:style-name="P5"><text:span text:style-name="CharStyle22"><text:span text:style-name="T28"/></text:span></text:p>
        <text:p text:style-name="P5"><text:span text:style-name="CharStyle22"><text:span text:style-name="T28"/></text:span></text:p>
        <text:h text:style-name="P8" text:outline-level="1"><text:bookmark-start text:name="bookmark8"/><text:span text:style-name="CharStyle20"><text:span text:style-name="T28">JAR</text:span></text:span><text:bookmark-end text:name="bookmark8"/></text:h>
        <text:h text:style-name="P21" text:outline-level="1"><text:span text:style-name="CharStyle20"><text:span text:style-name="T28"/></text:span></text:h>
        <text:p text:style-name="P27"><text:span text:style-name="CharStyle12"><text:span text:style-name="T28">Prach spieže zvírený hľa už sa zase valí</text:span></text:span></text:p>
        <text:p text:style-name="P31"><text:span text:style-name="CharStyle12"><text:span text:style-name="T28">tá sladká vlna dávno čakaná</text:span></text:span></text:p>
        <text:p text:style-name="P31"><text:span text:style-name="CharStyle12"><text:span text:style-name="T28">na krídlach vtákov</text:span></text:span></text:p>
        <text:p text:style-name="P26"><text:span text:style-name="CharStyle12"><text:span text:style-name="T28">podobná materstvu má teplé dlahe peny</text:span></text:span></text:p>
        <text:p text:style-name="P27"><text:span text:style-name="CharStyle12"><text:span text:style-name="T28">podobná búrke uspáva nežným vlasom daž</text:span></text:span><text:span text:style-name="CharStyle12"><text:span text:style-name="T23">ď</text:span></text:span><text:span text:style-name="CharStyle12"><text:span text:style-name="T28">ov</text:span></text:span></text:p>
        <text:p text:style-name="P31"><text:span text:style-name="CharStyle12"><text:span text:style-name="T28">podobná prívalu skrýva prsteň dúhy pre milencov</text:span></text:span></text:p>
        <text:p text:style-name="P31"><text:span text:style-name="CharStyle12"><text:span text:style-name="T28">ktorého drahokam plá plápolá</text:span></text:span></text:p>
        <text:p text:style-name="P26"><text:span text:style-name="CharStyle12"><text:span text:style-name="T28">ako ich oči</text:span></text:span></text:p>
        <text:p text:style-name="P26"><text:span text:style-name="CharStyle12"><text:span text:style-name="T28">ako ich oči zasnežené láskou</text:span></text:span></text:p>
        <text:p text:style-name="P26"><text:span text:style-name="CharStyle12"><text:span text:style-name="T28">pod potápacím zvonom oblohy</text:span></text:span></text:p>
        <text:p text:style-name="P26"><text:span text:style-name="CharStyle12"><text:span text:style-name="T28">zo zvonoviny ako more s plavými baránkami</text:span></text:span></text:p>
        <text:p text:style-name="P26"><text:span text:style-name="CharStyle12"><text:span text:style-name="T28">zo zvonoviny ako nevädza</text:span></text:span></text:p>
        <text:p text:style-name="P27"><text:span text:style-name="CharStyle12"><text:span text:style-name="T28">zo zvonoviny ktorá zvoní prachom sp</text:span></text:span><text:span text:style-name="CharStyle12"><text:span text:style-name="T23">i</text:span></text:span><text:span text:style-name="CharStyle12"><text:span text:style-name="T28">ežovým</text:span></text:span></text:p>
        <text:p text:style-name="P31"><text:span text:style-name="CharStyle12"><text:span text:style-name="T28">hľadám vodnú pannu jej rozvlnené ňadrá</text:span></text:span></text:p>
        <text:p text:style-name="P31"><text:span text:style-name="CharStyle12"><text:span text:style-name="T28">ako príliv a odliv</text:span></text:span></text:p>
        <text:p text:style-name="P26"><text:span text:style-name="CharStyle12"><text:span text:style-name="T28">jej vlasy ktoré horia zeleným plameňom</text:span></text:span></text:p>
        <text:p text:style-name="P26"><text:span text:style-name="CharStyle12"><text:span text:style-name="T28">tento úchvatný požiar</text:span></text:span></text:p>
        <text:p text:style-name="P26"><text:soft-page-break/><text:span text:style-name="CharStyle12"><text:span text:style-name="T28">ako morgána</text:span></text:span></text:p>
        <text:p text:style-name="P26"><text:span text:style-name="CharStyle12"><text:span text:style-name="T28">nedopusť Bože aby náhle prestal</text:span></text:span></text:p>
        <text:p text:style-name="P26"><text:span text:style-name="CharStyle12"><text:span text:style-name="T28">strašní sú tvoji hasičia proti ktorým sme slabí</text:span></text:span></text:p>
        <text:p text:style-name="P26"><text:span text:style-name="CharStyle12"><text:span text:style-name="T28">povodne krúpy kobylky</text:span></text:span></text:p>
        <text:p text:style-name="P26"><text:span text:style-name="CharStyle12"><text:span text:style-name="T28">proti ktorým sme bezmocní</text:span></text:span></text:p>
        <text:p text:style-name="P26"><text:span text:style-name="CharStyle12"><text:span text:style-name="T28">lebo z čoho by sa tešili</text:span></text:span></text:p>
        <text:p text:style-name="P26"><text:span text:style-name="CharStyle12"><text:span text:style-name="T28">slovenskí roľníci</text:span></text:span></text:p>
        <text:p text:style-name="P27"><text:span text:style-name="CharStyle12"><text:span text:style-name="T28">keby táto milenka nechcela rodiť</text:span></text:span></text:p>
        <text:p text:style-name="P31"><text:span text:style-name="CharStyle12"><text:span text:style-name="T28">zatiaľ čo ich ženy sú večne obťažkané</text:span></text:span></text:p>
        <text:p text:style-name="P31"><text:span text:style-name="CharStyle12"><text:span text:style-name="T28">materstvom jak jabloň košatá</text:span></text:span></text:p>
        <text:p text:style-name="P31"><text:span text:style-name="CharStyle12"><text:span text:style-name="T28">preto nedopusť pohromu</text:span></text:span></text:p>
        <text:p text:style-name="P27"><text:span text:style-name="CharStyle12"><text:span text:style-name="T28">podobný kvočke s mstivým materstvom</text:span></text:span></text:p>
        <text:p text:style-name="P31"><text:span text:style-name="CharStyle12"><text:span text:style-name="T28">chráň kŕdeľ pískľat lačných</text:span></text:span></text:p>
        <text:p text:style-name="P26"><text:span text:style-name="CharStyle12"><text:span text:style-name="T28">pred strašidelnou tôňou jastraba</text:span></text:span></text:p>
        <text:p text:style-name="P26"><text:span text:style-name="CharStyle12"><text:span text:style-name="T28"/></text:span></text:p>
        <text:p text:style-name="P31"><text:span text:style-name="CharStyle12"><text:span text:style-name="T28">Hľa básnik žobravý sa nechá šibať rákosím</text:span></text:span></text:p>
        <text:p text:style-name="P31"><text:span text:style-name="CharStyle12"><text:span text:style-name="T28">a zasypaný zlatým pelom kvetov</text:span></text:span></text:p>
        <text:p text:style-name="P31"><text:span text:style-name="CharStyle12"><text:span text:style-name="T28">ako </text:span></text:span><text:span text:style-name="CharStyle12"><text:span text:style-name="T23">10</text:span></text:span><text:span text:style-name="CharStyle12"><text:span text:style-name="T28">halierovými mincami</text:span></text:span></text:p>
        <text:p text:style-name="P31"><text:span text:style-name="CharStyle12"><text:span text:style-name="T28">cíti sa veľkým boháčom</text:span></text:span></text:p>
        <text:p text:style-name="P31"><text:span text:style-name="CharStyle12"><text:span text:style-name="T28">a preto rád by roztrúsil</text:span></text:span></text:p>
        <text:p text:style-name="P31"><text:span text:style-name="CharStyle12"><text:span text:style-name="T28">po bliznách všetkých sŕdc</text:span></text:span></text:p>
        <text:p text:style-name="P31"><text:span text:style-name="CharStyle12"><text:span text:style-name="T28">svoju vyžobranú almužnu</text:span></text:span></text:p>
        <text:p text:style-name="P31"><text:span text:style-name="CharStyle12"><text:span text:style-name="T28">obolus lásky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10"/><text:span text:style-name="CharStyle20"><text:span text:style-name="T28">V KVETNOM KIOSKU</text:span></text:span><text:bookmark-end text:name="bookmark10"/></text:h>
        <text:p text:style-name="P26"><text:span text:style-name="CharStyle12"><text:span text:style-name="T28"/></text:span></text:p>
        <text:p text:style-name="P31"><text:span text:style-name="CharStyle12"><text:span text:style-name="T28">Ach nádherná si na hojdačke jara</text:span></text:span></text:p>
        <text:p text:style-name="P31"><text:span text:style-name="CharStyle12"><text:span text:style-name="T28">v snehu lupeňov</text:span></text:span></text:p>
        <text:p text:style-name="P27"><text:span text:style-name="CharStyle12"><text:span text:style-name="T28">Motýle zrakov rozihrané žiaria</text:span></text:span></text:p>
        <text:p text:style-name="P31"><text:span text:style-name="CharStyle12"><text:span text:style-name="T28">teplom plameňov</text:span></text:span></text:p>
        <text:p text:style-name="P31"><text:span text:style-name="CharStyle12"><text:span text:style-name="T28"/></text:span></text:p>
        <text:p text:style-name="P27"><text:span text:style-name="CharStyle12"><text:span text:style-name="T28">Najkrajším krémom vyfarbené pern</text:span></text:span><text:span text:style-name="CharStyle12"><text:span text:style-name="T23">y</text:span></text:span></text:p>
        <text:p text:style-name="P31"><text:soft-page-break/><text:span text:style-name="CharStyle12"><text:span text:style-name="T28">núkaš ku bozku</text:span></text:span></text:p>
        <text:p text:style-name="P27"><text:span text:style-name="CharStyle12"><text:span text:style-name="T28">Milý ti kúpil smiechu zlatý perník</text:span></text:span></text:p>
        <text:p text:style-name="P31"><text:span text:style-name="CharStyle12"><text:span text:style-name="T28">v kvetnom kiosku</text:span></text:span></text:p>
        <text:p text:style-name="P31"><text:span text:style-name="CharStyle12"><text:span text:style-name="T28"/></text:span></text:p>
        <text:p text:style-name="P27"><text:span text:style-name="CharStyle12"><text:span text:style-name="T28">Zvodne ti šušká sladké slová lásky</text:span></text:span></text:p>
        <text:p text:style-name="P31"><text:span text:style-name="CharStyle12"><text:span text:style-name="T28">ako nedeľa</text:span></text:span></text:p>
        <text:p text:style-name="P27"><text:span text:style-name="CharStyle12"><text:span text:style-name="T28">ke</text:span></text:span><text:span text:style-name="CharStyle12"><text:span text:style-name="T23">ď</text:span></text:span><text:span text:style-name="CharStyle12"><text:span text:style-name="T28"> ľahkou dlaňou vánku hladká vlásky</text:span></text:span></text:p>
        <text:p text:style-name="P31"><text:span text:style-name="CharStyle12"><text:span text:style-name="T28">spitý docela</text:span></text:span></text:p>
        <text:p text:style-name="P26"><text:span text:style-name="CharStyle12"><text:span text:style-name="T28"/></text:span></text:p>
        <text:p text:style-name="P31"><text:span text:style-name="CharStyle12"><text:span text:style-name="T28">Lež kto to drahá zavše zbudí zo sna</text:span></text:span></text:p>
        <text:p text:style-name="P31"><text:span text:style-name="CharStyle12"><text:span text:style-name="T28">krídlo frajera</text:span></text:span></text:p>
        <text:p text:style-name="P27"><text:span text:style-name="CharStyle12"><text:span text:style-name="T28">ke</text:span></text:span><text:span text:style-name="CharStyle12"><text:span text:style-name="T23">ď</text:span></text:span><text:span text:style-name="CharStyle12"><text:span text:style-name="T28"> nad krajinou tká ticho na krosnách</text:span></text:span></text:p>
        <text:p text:style-name="P31"><text:span text:style-name="CharStyle12"><text:span text:style-name="T28">člnok večera</text:span></text:span></text:p>
        <text:p text:style-name="P5"><text:span text:style-name="CharStyle22"><text:span text:style-name="T28"/></text:span></text:p>
        <text:p text:style-name="P27"><text:span text:style-name="CharStyle12"><text:span text:style-name="T28">Aká to úzkosť nedala mu dosniť</text:span></text:span></text:p>
        <text:p text:style-name="P31"><text:span text:style-name="CharStyle12"><text:span text:style-name="T28">v mäkkom okvetí</text:span></text:span></text:p>
        <text:p text:style-name="P27"><text:span text:style-name="CharStyle12"><text:span text:style-name="T28">Či nielen človek trpí na sen hrozný</text:span></text:span></text:p>
        <text:p text:style-name="P31"><text:span text:style-name="CharStyle12"><text:span text:style-name="T28">hračka planéty</text:span></text:span></text:p>
        <text:p text:style-name="P26"><text:span text:style-name="CharStyle12"><text:span text:style-name="T28"/></text:span></text:p>
        <text:p text:style-name="P31"><text:span text:style-name="CharStyle12"><text:span text:style-name="T28">I vtáčia láska je len biela labuť</text:span></text:span></text:p>
        <text:p text:style-name="P31"><text:span text:style-name="CharStyle12"><text:span text:style-name="T28">leknínový kvet</text:span></text:span></text:p>
        <text:p text:style-name="P27"><text:span text:style-name="CharStyle12"><text:span text:style-name="T28">Sťa páper púpav chráňte plaché tabu</text:span></text:span></text:p>
        <text:p text:style-name="P31"><text:span text:style-name="CharStyle12"><text:span text:style-name="T28">krehký amulet</text:span></text:span></text:p>
        <text:p text:style-name="P31"><text:span text:style-name="CharStyle12"><text:span text:style-name="T28"/></text:span></text:p>
        <text:p text:style-name="P27"><text:span text:style-name="CharStyle12"><text:span text:style-name="T28">kým neroztrhá krutá ruka víchrov</text:span></text:span></text:p>
        <text:p text:style-name="P31"><text:span text:style-name="CharStyle12"><text:span text:style-name="T28">lásky biely plášť</text:span></text:span></text:p>
        <text:p text:style-name="P27"><text:span text:style-name="CharStyle12"><text:span text:style-name="T28">Pád bielych kvetov záhradôčkou stíchlou</text:span></text:span></text:p>
        <text:p text:style-name="P31"><text:span text:style-name="CharStyle12"><text:span text:style-name="T28">Prší prší dážď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12"/><text:span text:style-name="CharStyle20"><text:span text:style-name="T28">VERŠ JÚLOVÝ</text:span></text:span><text:bookmark-end text:name="bookmark12"/></text:h>
        <text:h text:style-name="P21" text:outline-level="1"><text:span text:style-name="CharStyle20"><text:span text:style-name="T28"/></text:span></text:h>
        <text:p text:style-name="P35"><text:span text:style-name="CharStyle12"><text:span text:style-name="T28">Pokrovce perské samodruhých polí</text:span></text:span></text:p>
        <text:p text:style-name="P39"><text:span text:style-name="CharStyle12"><text:span text:style-name="T28">jak je to krásne líhať do trávy</text:span></text:span></text:p>
        <text:p text:style-name="P39"><text:soft-page-break/><text:span text:style-name="CharStyle12"><text:span text:style-name="T28">nastaviť vánku čelo ktoré bolí</text:span></text:span></text:p>
        <text:p text:style-name="P39"><text:span text:style-name="CharStyle12"><text:span text:style-name="T28">ústami sať tvoj džavot žvatlavý</text:span></text:span></text:p>
        <text:p text:style-name="P39"><text:span text:style-name="CharStyle12"><text:span text:style-name="T28">piť víno lúčov roztečené z skleníc</text:span></text:span></text:p>
        <text:p text:style-name="P39"><text:span text:style-name="CharStyle12"><text:span text:style-name="T28">jak len ten cigán reže čardáše</text:span></text:span></text:p>
        <text:p text:style-name="P39"><text:span text:style-name="CharStyle12"><text:span text:style-name="T28">naberám v dlane vlasov tvojich peny</text:span></text:span></text:p>
        <text:p text:style-name="P39"><text:span text:style-name="CharStyle12"><text:span text:style-name="T28">ty chvením ňadier šepceš o kráse</text:span></text:span></text:p>
        <text:p text:style-name="P39"><text:span text:style-name="CharStyle12"><text:span text:style-name="T28">kvet drobných bozkov p</text:span></text:span><text:span text:style-name="CharStyle12"><text:span text:style-name="T23">ŕ</text:span></text:span><text:span text:style-name="CharStyle12"><text:span text:style-name="T28">li na jabloni</text:span></text:span></text:p>
        <text:p text:style-name="P39"><text:span text:style-name="CharStyle12"><text:span text:style-name="T28">zelené plachty tichých nádejí</text:span></text:span></text:p>
        <text:p text:style-name="P39"><text:span text:style-name="CharStyle12"><text:span text:style-name="T28">náš starý smútok dnes nás nedohoní</text:span></text:span></text:p>
        <text:p text:style-name="P39"><text:span text:style-name="CharStyle12"><text:span text:style-name="T28">v ramenách nekonečných alejí</text:span></text:span></text:p>
        <text:p text:style-name="P39"><text:span text:style-name="CharStyle12"><text:span text:style-name="T28">jak bežia šumn</text:span></text:span><text:span text:style-name="CharStyle12"><text:span text:style-name="T23">e</text:span></text:span><text:span text:style-name="CharStyle12"><text:span text:style-name="T28"> nebu do náručia</text:span></text:span></text:p>
        <text:p text:style-name="P39"><text:span text:style-name="CharStyle12"><text:span text:style-name="T28">a miznú za rolety belavé</text:span></text:span></text:p>
        <text:p text:style-name="P39"><text:span text:style-name="CharStyle12"><text:span text:style-name="T28">daj sa im milá novým ihrám učia</text:span></text:span></text:p>
        <text:p text:style-name="P39"><text:span text:style-name="CharStyle12"><text:span text:style-name="T28">a novým ohňom krstia v únave</text:span></text:span></text:p>
        <text:p text:style-name="P39"><text:span text:style-name="CharStyle12"><text:span text:style-name="T28">len prestaň drahá fúkať do púpavy</text:span></text:span></text:p>
        <text:p text:style-name="P39"><text:span text:style-name="CharStyle12"><text:span text:style-name="T28">spareným dychom služobného dňa</text:span></text:span></text:p>
        <text:p text:style-name="P39"><text:span text:style-name="CharStyle12"><text:span text:style-name="T28">bo srazíš veniec s vábne krehkej hlavy</text:span></text:span></text:p>
        <text:p text:style-name="P39"><text:span text:style-name="CharStyle12"><text:span text:style-name="T28">rukou spomienok a rukou tušenia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14"/><text:span text:style-name="CharStyle20"><text:span text:style-name="T28">PROTI VETRU</text:span></text:span><text:bookmark-end text:name="bookmark14"/></text:h>
        <text:h text:style-name="P21" text:outline-level="1"><text:span text:style-name="CharStyle20"><text:span text:style-name="T28"/></text:span></text:h>
        <text:p text:style-name="P27"><text:span text:style-name="CharStyle12"><text:span text:style-name="T28">Až rybár zájde za lesy</text:span></text:span></text:p>
        <text:p text:style-name="P31"><text:span text:style-name="CharStyle12"><text:span text:style-name="T28">vodník sa z vody vyvalí a na roh zatrúbi</text:span></text:span></text:p>
        <text:p text:style-name="P31"><text:span text:style-name="CharStyle12"><text:span text:style-name="T28">knôty trasľavých rýb vzplanú zlatistým ohňom</text:span></text:span></text:p>
        <text:p text:style-name="P31"><text:span text:style-name="CharStyle12"><text:span text:style-name="T28">úle blčiacich včiel</text:span></text:span></text:p>
        <text:p text:style-name="P31"><text:span text:style-name="CharStyle12"><text:span text:style-name="T28"/></text:span></text:p>
        <text:p text:style-name="P34"><text:span text:style-name="CharStyle12"><text:span text:style-name="T28">Klzké sťa rosa snov</text:span></text:span></text:p>
        <text:p text:style-name="P27"><text:span text:style-name="CharStyle12"><text:span text:style-name="T28">zpod dlaní ticha vykĺznu a začnú žiariť</text:span></text:span></text:p>
        <text:p text:style-name="P31"><text:span text:style-name="CharStyle12"><text:span text:style-name="T28">ulity šuškajúce stratených morských hlbín</text:span></text:span></text:p>
        <text:p text:style-name="P31"><text:span text:style-name="CharStyle12"><text:span text:style-name="T28">slová nehmatateľné</text:span></text:span></text:p>
        <text:p text:style-name="P31"><text:span text:style-name="CharStyle12"><text:span text:style-name="T28"/></text:span></text:p>
        <text:p text:style-name="P27"><text:span text:style-name="CharStyle12"><text:span text:style-name="T28">Pohľady plachých jeleňov</text:span></text:span></text:p>
        <text:p text:style-name="P31"><text:soft-page-break/><text:span text:style-name="CharStyle12"><text:span text:style-name="T28">zajmeš len lasom času mlčanlivého</text:span></text:span></text:p>
        <text:p text:style-name="P31"><text:span text:style-name="CharStyle12"><text:span text:style-name="T28">až pôjde okolo tá mačka opatrná</text:span></text:span></text:p>
        <text:p text:style-name="P31"><text:span text:style-name="CharStyle12"><text:span text:style-name="T28">proti zradnému vetru</text:span></text:span></text:p>
        <text:p text:style-name="P34"><text:span text:style-name="CharStyle12"><text:span text:style-name="T28"/></text:span></text:p>
        <text:p text:style-name="P38"><text:span text:style-name="CharStyle12"><text:span text:style-name="T28">A láska zašumí</text:span></text:span></text:p>
        <text:p text:style-name="P27"><text:span text:style-name="CharStyle12"><text:span text:style-name="T28">z fontán mdlých tiem piť budeš nápoj stesku</text:span></text:span></text:p>
        <text:p text:style-name="P31"><text:span text:style-name="CharStyle12"><text:span text:style-name="T28">prsty vánku zavadia letmo o struny</text:span></text:span></text:p>
        <text:p text:style-name="P31"><text:span text:style-name="CharStyle12"><text:span text:style-name="T28">a zaznie nová pieseň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16"/><text:span text:style-name="CharStyle20"><text:span text:style-name="T28">NEZADRŽATEĽNE</text:span></text:span><text:bookmark-end text:name="bookmark16"/></text:h>
        <text:h text:style-name="P21" text:outline-level="1"><text:span text:style-name="CharStyle20"><text:span text:style-name="T28"/></text:span></text:h>
        <text:p text:style-name="P27"><text:span text:style-name="CharStyle12"><text:span text:style-name="T28">Vášnivé prsty vlasatíc vo vlasoch topoľov</text:span></text:span></text:p>
        <text:p text:style-name="P31"><text:span text:style-name="CharStyle12"><text:span text:style-name="T28">váš úsmev ako krídla motýľov nad plameňom</text:span></text:span></text:p>
        <text:p text:style-name="P31"><text:span text:style-name="CharStyle12"><text:span text:style-name="T28">hazardní hráči zboreného Monte </text:span></text:span><text:span text:style-name="CharStyle12"><text:span text:style-name="T23">C</text:span></text:span><text:span text:style-name="CharStyle12"><text:span text:style-name="T28">ar</text:span></text:span><text:span text:style-name="CharStyle12"><text:span text:style-name="T23">l</text:span></text:span><text:span text:style-name="CharStyle12"><text:span text:style-name="T28">a</text:span></text:span></text:p>
        <text:p text:style-name="P31"><text:span text:style-name="CharStyle12"><text:span text:style-name="T28">potopené papierové loďky</text:span></text:span></text:p>
        <text:p text:style-name="P31"><text:span text:style-name="CharStyle12"><text:span text:style-name="T28">neviem vás pomenovať vlastným menom</text:span></text:span></text:p>
        <text:p text:style-name="P26"><text:span text:style-name="CharStyle12"><text:span text:style-name="T28"/></text:span></text:p>
        <text:p text:style-name="P31"><text:span text:style-name="CharStyle12"><text:span text:style-name="T28">Môj poštový holub má príliš slabé letky</text:span></text:span></text:p>
        <text:p text:style-name="P31"><text:span text:style-name="CharStyle12"><text:span text:style-name="T28">neunesie vašu zvesť</text:span></text:span></text:p>
        <text:p text:style-name="P27"><text:span text:style-name="CharStyle12"><text:span text:style-name="T28">cez dni s polnočným slncom opitej tváre</text:span></text:span></text:p>
        <text:p text:style-name="P31"><text:span text:style-name="CharStyle12"><text:span text:style-name="T28">cez dni polárne</text:span></text:span></text:p>
        <text:p text:style-name="P27"><text:span text:style-name="CharStyle12"><text:span text:style-name="T28">cez dni ktoré kryjú ťažké záveje</text:span></text:span></text:p>
        <text:p text:style-name="P31"><text:span text:style-name="CharStyle12"><text:span text:style-name="T28">bábiky kaučukové pre dievčatká</text:span></text:span></text:p>
        <text:p text:style-name="P31"><text:span text:style-name="CharStyle12"><text:span text:style-name="T28">vaše zaťaženie malé je</text:span></text:span></text:p>
        <text:p text:style-name="P27"><text:span text:style-name="CharStyle12"><text:span text:style-name="T28">letíte k iným planétam letíte k iným hviezdam</text:span></text:span></text:p>
        <text:p text:style-name="P31"><text:span text:style-name="CharStyle12"><text:span text:style-name="T28">láva nezadržateľná dobrú noc Herkulaneum</text:span></text:span></text:p>
        <text:p text:style-name="P35"><text:span text:style-name="CharStyle12"><text:span text:style-name="T28">a Pompeje</text:span></text:span></text:p>
        <text:p text:style-name="P39"><text:span text:style-name="CharStyle12"><text:span text:style-name="T28">moja zemeguľa navždy sa nepodobá rodným</text:span></text:span></text:p>
        <text:p text:style-name="P39"><text:span text:style-name="CharStyle12"><text:span text:style-name="T28">vtáčím hniezdam</text:span></text:span></text:p>
        <text:p text:style-name="P39"><text:span text:style-name="CharStyle12"><text:span text:style-name="T28">moja zemeguľa bez magickej gravitácie</text:span></text:span></text:p>
        <text:p text:style-name="P39"><text:span text:style-name="CharStyle12"><text:span text:style-name="T28">akú majú naše sny naše túhy naše nádeje</text:span></text:span></text:p>
        <text:p text:style-name="P27"><text:span text:style-name="CharStyle12"><text:span text:style-name="T28"/></text:span></text:p>
        <text:p text:style-name="P31"><text:soft-page-break/><text:span text:style-name="CharStyle12"><text:span text:style-name="T28">Môj drahý drevený koník s krídlami</text:span></text:span></text:p>
        <text:p text:style-name="P31"><text:span text:style-name="CharStyle12"><text:span text:style-name="T28">vystrelenej rakety</text:span></text:span></text:p>
        <text:p text:style-name="P31"><text:span text:style-name="CharStyle12"><text:span text:style-name="T28">letí do súhvezdia Poézie</text:span></text:span></text:p>
        <text:p text:style-name="P31"><text:span text:style-name="CharStyle12"><text:span text:style-name="T28">zapriahnutý do Ve</text:span></text:span><text:span text:style-name="CharStyle12"><text:span text:style-name="T23">ľ</text:span></text:span><text:span text:style-name="CharStyle12"><text:span text:style-name="T28">kého Voza básnikov</text:span></text:span></text:p>
        <text:p text:style-name="P31"><text:span text:style-name="CharStyle12"><text:span text:style-name="T28">kočišov nekonečnosti</text:span></text:span></text:p>
        <text:p text:style-name="P31"><text:span text:style-name="CharStyle12"><text:span text:style-name="T28">milencov verných až na smr</text:span></text:span><text:span text:style-name="CharStyle12"><text:span text:style-name="T23">ť</text:span></text:span></text:p>
        <text:p text:style-name="P31"><text:span text:style-name="CharStyle12"><text:span text:style-name="T28">synov Plejádok až cez horiace mosty</text:span></text:span></text:p>
        <text:p text:style-name="P42"><text:span text:style-name="CharStyle12"><text:span text:style-name="T28"/></text:span></text:p>
        <text:p text:style-name="P44"><text:span text:style-name="CharStyle12"><text:span text:style-name="T28">Ach jak je úchvatná ich pieseň monotónna</text:span></text:span></text:p>
        <text:p text:style-name="P44"><text:span text:style-name="CharStyle12"><text:span text:style-name="T28">Slimáčku božský</text:span></text:span></text:p>
        <text:p text:style-name="P44"><text:span text:style-name="CharStyle12"><text:span text:style-name="T28">vystrč nám rožky</text:span></text:span></text:p>
        <text:p text:style-name="P27"><text:span text:style-name="CharStyle12"><text:span text:style-name="T28">A</text:span></text:span><text:span text:style-name="CharStyle12"><text:span text:style-name="T23">c</text:span></text:span><text:span text:style-name="CharStyle12"><text:span text:style-name="T28">h jak je úchvatná ich pieseň monotónna</text:span></text:span></text:p>
        <text:p text:style-name="P31"><text:span text:style-name="CharStyle12"><text:span text:style-name="T28">ich pieseň muš</text:span></text:span><text:span text:style-name="CharStyle12"><text:span text:style-name="T23">ľ</text:span></text:span><text:span text:style-name="CharStyle12"><text:span text:style-name="T28">a vyhodená na pobrežie</text:span></text:span></text:p>
        <text:p text:style-name="P31"><text:span text:style-name="CharStyle12"><text:span text:style-name="T28">ich pieseň morgána detskej oázy</text:span></text:span></text:p>
        <text:p text:style-name="P31"><text:span text:style-name="CharStyle12"><text:span text:style-name="T28">ich pieseň intímny dym komína</text:span></text:span></text:p>
        <text:p text:style-name="P31"><text:span text:style-name="CharStyle12"><text:span text:style-name="T28">ich pieseň nesrozumite</text:span></text:span><text:span text:style-name="CharStyle12"><text:span text:style-name="T23">ľ</text:span></text:span><text:span text:style-name="CharStyle12"><text:span text:style-name="T28">ná meniaca sa na oblaky</text:span></text:span></text:p>
        <text:p text:style-name="P31"><text:span text:style-name="CharStyle12"><text:span text:style-name="T28">ich pieseň jachajúca do tunelu minulosti</text:span></text:span></text:p>
        <text:p text:style-name="P31"><text:span text:style-name="CharStyle12"><text:span text:style-name="T28">ako vlaky</text:span></text:span></text:p>
        <text:p text:style-name="P31"><text:span text:style-name="CharStyle12"><text:span text:style-name="T28">a predsa stále večná</text:span></text:span></text:p>
        <text:p text:style-name="P31"><text:span text:style-name="CharStyle12"><text:span text:style-name="T28">ich pieseň zatiahnuté nebo z ktorého práve</text:span></text:span></text:p>
        <text:p text:style-name="P31"><text:span text:style-name="CharStyle12"><text:span text:style-name="T28">pršať počína</text:span></text:span></text:p>
        <text:p text:style-name="P31"><text:span text:style-name="CharStyle12"><text:span text:style-name="T28">ich pieseň lúčavka kráľovská ktorá všetku</text:span></text:span></text:p>
        <text:p text:style-name="P31"><text:span text:style-name="CharStyle12"><text:span text:style-name="T28">patinu sm</text:span></text:span><text:span text:style-name="CharStyle12"><text:span text:style-name="T23">y</text:span></text:span><text:span text:style-name="CharStyle12"><text:span text:style-name="T28">je</text:span></text:span></text:p>
        <text:p text:style-name="P31"><text:span text:style-name="CharStyle12"><text:span text:style-name="T28">z vás roky nenávratné ukrutné Erynnye</text:span></text:span></text:p>
        <text:p text:style-name="P31"><text:span text:style-name="CharStyle12"><text:span text:style-name="T28">z vás rána bez rosy poludnia s kolmými bozkami</text:span></text:span></text:p>
        <text:p text:style-name="P31"><text:span text:style-name="CharStyle12"><text:span text:style-name="T28">z vás chvíle čakaní s výsmechom fatamorgány</text:span></text:span></text:p>
        <text:p text:style-name="P26"><text:span text:style-name="CharStyle12"><text:span text:style-name="T28">z vás moje labute z vás lekníny</text:span></text:span></text:p>
        <text:p text:style-name="P27"><text:span text:style-name="CharStyle12"><text:span text:style-name="T28">vy všetky budete sa skvieť raz ako bedrá krajiny</text:span></text:span></text:p>
        <text:p text:style-name="P31"><text:span text:style-name="CharStyle12"><text:span text:style-name="T28">prepásanej siedmymi spektrálnymi pijanmi</text:span></text:span></text:p>
        <text:p text:style-name="P26"><text:span text:style-name="CharStyle12"><text:span text:style-name="T28">naivne necudne a bez hanby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18"/><text:span text:style-name="CharStyle20"><text:span text:style-name="T28">CIGARETA</text:span></text:span><text:bookmark-end text:name="bookmark18"/></text:h>
        <text:p text:style-name="P26"><text:soft-page-break/><text:span text:style-name="CharStyle12"><text:span text:style-name="T28"/></text:span></text:p>
        <text:p text:style-name="P31"><text:span text:style-name="CharStyle12"><text:span text:style-name="T28">Už zasa objímajú rúčky sladkej harpyje</text:span></text:span></text:p>
        <text:p text:style-name="P31"><text:span text:style-name="CharStyle12"><text:span text:style-name="T28">tie hebké babie letá na kypťoch žltej babičky</text:span></text:span></text:p>
        <text:p text:style-name="P31"><text:span text:style-name="CharStyle12"><text:span text:style-name="T28">Do alkoholu sna ma spánok povije</text:span></text:span></text:p>
        <text:p text:style-name="P31"><text:span text:style-name="CharStyle12"><text:span text:style-name="T28">ako ma povíjala matka keď som plakal maličký</text:span></text:span></text:p>
        <text:p text:style-name="P26"><text:span text:style-name="CharStyle12"><text:span text:style-name="T28"/></text:span></text:p>
        <text:p text:style-name="P30"><text:span text:style-name="CharStyle12"><text:span text:style-name="T28">Spomienka platí jeseni a vtákom</text:span></text:span></text:p>
        <text:p text:style-name="P26"><text:span text:style-name="CharStyle12"><text:span text:style-name="T28">Čo všetko našepce ten hašišový diván</text:span></text:span></text:p>
        <text:p text:style-name="P27"><text:span text:style-name="CharStyle12"><text:span text:style-name="T28">Šoféri staré autá natierajú lakom</text:span></text:span></text:p>
        <text:p text:style-name="P31"><text:span text:style-name="CharStyle12"><text:span text:style-name="T28">možno i ja ťa za pozlátko skrývam</text:span></text:span></text:p>
        <text:p text:style-name="P31"><text:span text:style-name="CharStyle12"><text:span text:style-name="T28">aby som zahnal dotieravé včely</text:span></text:span></text:p>
        <text:p text:style-name="P31"><text:span text:style-name="CharStyle12"><text:span text:style-name="T28">ach jak sa s nimi rozsýpal môj úľ</text:span></text:span></text:p>
        <text:p text:style-name="P26"><text:span text:style-name="CharStyle12"><text:span text:style-name="T28"/></text:span></text:p>
        <text:p text:style-name="P31"><text:span text:style-name="CharStyle12"><text:span text:style-name="T28">V prchavom dyme cigarety vtáci uleteli</text:span></text:span></text:p>
        <text:p text:style-name="P31"><text:span text:style-name="CharStyle12"><text:span text:style-name="T28">Môj verš sťa zobudený somnambul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20"/><text:span text:style-name="CharStyle20"><text:span text:style-name="T28">POZDRA</text:span></text:span><text:bookmark-end text:name="bookmark20"/><text:span text:style-name="CharStyle20"><text:span text:style-name="T23">V</text:span></text:span></text:h>
        <text:h text:style-name="P21" text:outline-level="1"><text:span text:style-name="CharStyle20"><text:span text:style-name="T23"/></text:span></text:h>
        <text:p text:style-name="P34"><text:span text:style-name="CharStyle12"><text:span text:style-name="T28">Plieska bič veterný</text:span></text:span></text:p>
        <text:p text:style-name="P43"><text:span text:style-name="CharStyle12"><text:span text:style-name="T28">Mdlá spŕška pohľadníc s poštových skriniek</text:span></text:span></text:p>
        <text:p text:style-name="P44"><text:span text:style-name="CharStyle12"><text:span text:style-name="T28">stromov</text:span></text:span></text:p>
        <text:p text:style-name="P35"><text:span text:style-name="CharStyle12"><text:span text:style-name="T28">Eskymáčky nám píšu pozdrav severný</text:span></text:span></text:p>
        <text:p text:style-name="P39"><text:span text:style-name="CharStyle12"><text:span text:style-name="T28">cez tisíc honov</text:span></text:span></text:p>
        <text:p text:style-name="P34"><text:span text:style-name="CharStyle12"><text:span text:style-name="T28"/></text:span></text:p>
        <text:p text:style-name="P38"><text:span text:style-name="CharStyle12"><text:span text:style-name="T28">Listonoš roztrie</text:span></text:span><text:span text:style-name="CharStyle12"><text:span text:style-name="T23">ď</text:span></text:span><text:span text:style-name="CharStyle12"><text:span text:style-name="T28">uje pozdravy</text:span></text:span></text:p>
        <text:p text:style-name="P34"><text:span text:style-name="CharStyle12"><text:span text:style-name="T28">Potom ich podľa čísel poroznáša</text:span></text:span></text:p>
        <text:p text:style-name="P34"><text:span text:style-name="CharStyle12"><text:span text:style-name="T28">Zatrepe na vráta a pekne pozdraví</text:span></text:span></text:p>
        <text:p text:style-name="P34"><text:span text:style-name="CharStyle12"><text:span text:style-name="T28">Prosím táto je vaša</text:span></text:span></text:p>
        <text:p text:style-name="P34"><text:span text:style-name="CharStyle12"><text:span text:style-name="T28"/></text:span></text:p>
        <text:p text:style-name="P39"><text:span text:style-name="CharStyle12"><text:span text:style-name="T28">Až všetky domy obíde vydýchne si zhlboka</text:span></text:span></text:p>
        <text:p text:style-name="P39"><text:span text:style-name="CharStyle12"><text:span text:style-name="T28">na hrebeň plotov zapíska si do pochodu</text:span></text:span></text:p>
        <text:p text:style-name="P39"><text:span text:style-name="CharStyle12"><text:span text:style-name="T28">rýchly marš</text:span></text:span></text:p>
        <text:p text:style-name="P35"><text:span text:style-name="CharStyle12"><text:span text:style-name="T28">Pri peci vysedáš a vyzeráš ho z obloka</text:span></text:span></text:p>
        <text:p text:style-name="P39"><text:soft-page-break/><text:span text:style-name="CharStyle12"><text:span text:style-name="T28">Kartami spomienok hráš mariáš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22"/><text:span text:style-name="CharStyle20"><text:span text:style-name="T28">V HORÚČKE</text:span></text:span><text:bookmark-end text:name="bookmark22"/></text:h>
        <text:p text:style-name="P26"><text:span text:style-name="CharStyle13"><text:span text:style-name="T28">(ŽENE)</text:span></text:span></text:p>
        <text:p text:style-name="P26"><text:span text:style-name="CharStyle12"><text:span text:style-name="T28"/></text:span></text:p>
        <text:p text:style-name="P31"><text:span text:style-name="CharStyle12"><text:span text:style-name="T28">Doktori odišli Po tele steká rosa</text:span></text:span></text:p>
        <text:p text:style-name="P31"><text:span text:style-name="CharStyle12"><text:span text:style-name="T28">a tvoju podobu do vzduchu ktosi vpísal</text:span></text:span></text:p>
        <text:p text:style-name="P31"><text:span text:style-name="CharStyle12"><text:span text:style-name="T28">ako bys’ prekĺzla cez steny tíško bosá</text:span></text:span></text:p>
        <text:p text:style-name="P31"><text:span text:style-name="CharStyle12"><text:span text:style-name="T28">A ústa šepotajú lásky sladký misál</text:span></text:span></text:p>
        <text:p text:style-name="P26"><text:span text:style-name="CharStyle12"><text:span text:style-name="T28"/></text:span></text:p>
        <text:p text:style-name="P31"><text:span text:style-name="CharStyle12"><text:span text:style-name="T28">Kvapôčky slzičiek stekajú smutne tvárou</text:span></text:span></text:p>
        <text:p text:style-name="P31"><text:span text:style-name="CharStyle12"><text:span text:style-name="T28">lež úsmev cez to sklo splieta ich v krásny veniec</text:span></text:span></text:p>
        <text:p text:style-name="P31"><text:span text:style-name="CharStyle12"><text:span text:style-name="T28">Tvár tvoja duchovnie pod bledou svätožiarou</text:span></text:span></text:p>
        <text:p text:style-name="P31"><text:span text:style-name="CharStyle12"><text:span text:style-name="T28">a ja ju bozkávam opretý o ruženec</text:span></text:span></text:p>
        <text:p text:style-name="P26"><text:span text:style-name="CharStyle12"><text:span text:style-name="T28"/></text:span></text:p>
        <text:p text:style-name="P31"><text:span text:style-name="CharStyle12"><text:span text:style-name="T28">Však príchod sestričky tvoj obraz drzo zmazal</text:span></text:span></text:p>
        <text:p text:style-name="P31"><text:span text:style-name="CharStyle12"><text:span text:style-name="T28">Dáva mi obklady a musím vypiť prášky</text:span></text:span></text:p>
        <text:p text:style-name="P27"><text:span text:style-name="CharStyle12"><text:span text:style-name="T28">Mám inú milú dnes Nie som tvoj Som jej vazal</text:span></text:span></text:p>
        <text:p text:style-name="P31"><text:span text:style-name="CharStyle12"><text:span text:style-name="T28">Teplomer vymeriava stupne tejto lásky</text:span></text:span></text:p>
        <text:p text:style-name="P26"><text:span text:style-name="CharStyle12"><text:span text:style-name="T28"/></text:span></text:p>
        <text:p text:style-name="P31"><text:span text:style-name="CharStyle12"><text:span text:style-name="T28">Jej pocel horúci ma prudkým mrazom škrtí</text:span></text:span></text:p>
        <text:p text:style-name="P31"><text:span text:style-name="CharStyle12"><text:span text:style-name="T28">Bojím sa samoty Má strašne ťažké putá</text:span></text:span></text:p>
        <text:p text:style-name="P31"><text:span text:style-name="CharStyle12"><text:span text:style-name="T28">Bojím sa lásky a šialených bozkov smrti</text:span></text:span></text:p>
        <text:p text:style-name="P31"><text:span text:style-name="CharStyle12"><text:span text:style-name="T28">Bojím sa Charona Je voda z Lethe krutá</text:span></text:span></text:p>
        <text:p text:style-name="P26"><text:span text:style-name="CharStyle12"><text:span text:style-name="T28"/></text:span></text:p>
        <text:p text:style-name="P31"><text:span text:style-name="CharStyle12"><text:span text:style-name="T28">Prí</text:span></text:span><text:span text:style-name="CharStyle12"><text:span text:style-name="T23">ď</text:span></text:span><text:span text:style-name="CharStyle12"><text:span text:style-name="T28"> preto každý deň odohnať túto druhú</text:span></text:span></text:p>
        <text:p text:style-name="P31"><text:span text:style-name="CharStyle12"><text:span text:style-name="T28">Nie nechcem naveky zabudnúť tvoje ústa</text:span></text:span></text:p>
        <text:p text:style-name="P43"><text:span text:style-name="CharStyle12"><text:span text:style-name="T28">Zas z fľašiek ťažkých chmár chcem vidieť</text:span></text:span></text:p>
        <text:p text:style-name="P44"><text:span text:style-name="CharStyle12"><text:span text:style-name="T28">píjať dúhu</text:span></text:span></text:p>
        <text:p text:style-name="P42"><text:span text:style-name="CharStyle12"><text:span text:style-name="T28">Morgánu oázy Sahara dáva pustá</text:span></text:span></text:p>
        <text:p text:style-name="P34"><text:span text:style-name="CharStyle12"><text:span text:style-name="T28"/></text:span></text:p>
        <text:p text:style-name="P39"><text:span text:style-name="CharStyle12"><text:span text:style-name="T28">Príď drahá každý deň jak jarné spevy vtáka</text:span></text:span></text:p>
        <text:p text:style-name="P39"><text:span text:style-name="CharStyle12"><text:span text:style-name="T28">ke</text:span></text:span><text:span text:style-name="CharStyle12"><text:span text:style-name="T23">ď</text:span></text:span><text:span text:style-name="CharStyle12"><text:span text:style-name="T28"> brázdam žehnajú belavé ruky výšok</text:span></text:span></text:p>
        <text:p text:style-name="P39"><text:soft-page-break/><text:span text:style-name="CharStyle12"><text:span text:style-name="T28">aby čas zase sa nezmenil na slimáka</text:span></text:span></text:p>
        <text:p text:style-name="P39"><text:span text:style-name="CharStyle12"><text:span text:style-name="T28">s očami jeleňov a večne smutných mníšok</text:span></text:span></text:p>
        <text:p text:style-name="P34"><text:span text:style-name="CharStyle12"><text:span text:style-name="T28"/></text:span></text:p>
        <text:p text:style-name="P39"><text:span text:style-name="CharStyle12"><text:span text:style-name="T28">Prí</text:span></text:span><text:span text:style-name="CharStyle12"><text:span text:style-name="T23">ď</text:span></text:span><text:span text:style-name="CharStyle12"><text:span text:style-name="T28"> drahá každý deň jak prvosienka jarná</text:span></text:span></text:p>
        <text:p text:style-name="P39"><text:span text:style-name="CharStyle12"><text:span text:style-name="T28">záveje snehové roztápať krehkou nôžkou</text:span></text:span></text:p>
        <text:p text:style-name="P39"><text:span text:style-name="CharStyle12"><text:span text:style-name="T28">Prí</text:span></text:span><text:span text:style-name="CharStyle12"><text:span text:style-name="T23">ď</text:span></text:span><text:span text:style-name="CharStyle12"><text:span text:style-name="T28"> dvermi skutočná a zbav ma zlého jarma</text:span></text:span></text:p>
        <text:p text:style-name="P39"><text:span text:style-name="CharStyle12"><text:span text:style-name="T28">daž</text:span></text:span><text:span text:style-name="CharStyle12"><text:span text:style-name="T23">ď</text:span></text:span><text:span text:style-name="CharStyle12"><text:span text:style-name="T28">ami úsmevov a papršlekmi bozkov</text:span></text:span></text:p>
        <text:p text:style-name="P39"><text:span text:style-name="CharStyle12"><text:span text:style-name="T28"/></text:span></text:p>
        <text:p text:style-name="P39"><text:span text:style-name="CharStyle12"><text:span text:style-name="T28">aby som zahliadol v zrkadle poľnej cesty</text:span></text:span></text:p>
        <text:p text:style-name="P39"><text:span text:style-name="CharStyle12"><text:span text:style-name="T28">zelené kosierky tichých tráv jarnej lúky</text:span></text:span></text:p>
        <text:p text:style-name="P39"><text:span text:style-name="CharStyle12"><text:span text:style-name="T28">a spevy škovránkov jak hudba na námestí</text:span></text:span></text:p>
        <text:p text:style-name="P39"><text:span text:style-name="CharStyle12"><text:span text:style-name="T28">ke</text:span></text:span><text:span text:style-name="CharStyle12"><text:span text:style-name="T23">ď</text:span></text:span><text:span text:style-name="CharStyle12"><text:span text:style-name="T28"> smútok padá s pliec aj bolesti aj muky</text:span></text:span></text:p>
        <text:p text:style-name="P34"><text:span text:style-name="CharStyle12"><text:span text:style-name="T28"/></text:span></text:p>
        <text:p text:style-name="P39"><text:span text:style-name="CharStyle12"><text:span text:style-name="T28">a o breh plachých sŕdc špľachoce vlna tichá</text:span></text:span></text:p>
        <text:p text:style-name="P39"><text:span text:style-name="CharStyle12"><text:span text:style-name="T28">kriesiac ich teplotou a jasom vodnej peny</text:span></text:span></text:p>
        <text:p text:style-name="P39"><text:span text:style-name="CharStyle12"><text:span text:style-name="T28">A človek zapadá jak pijan do kalicha</text:span></text:span></text:p>
        <text:p text:style-name="P39"><text:span text:style-name="CharStyle12"><text:span text:style-name="T28">v náručie nádeje a milovanej ženy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24"/><text:span text:style-name="CharStyle20"><text:span text:style-name="T28">MATKA</text:span></text:span><text:bookmark-end text:name="bookmark24"/></text:h>
        <text:h text:style-name="P21" text:outline-level="1"><text:span text:style-name="CharStyle20"><text:span text:style-name="T28"/></text:span></text:h>
        <text:p text:style-name="P35"><text:span text:style-name="CharStyle12"><text:span text:style-name="T28">Len nahé kypte stromoradia pozdĺž cesty</text:span></text:span></text:p>
        <text:p text:style-name="P39"><text:span text:style-name="CharStyle12"><text:span text:style-name="T28">H</text:span></text:span><text:span text:style-name="CharStyle12"><text:span text:style-name="T23">ľ</text:span></text:span><text:span text:style-name="CharStyle12"><text:span text:style-name="T28">a jeseň na ne šije ihlou vtákov</text:span></text:span></text:p>
        <text:p text:style-name="P39"><text:span text:style-name="CharStyle12"><text:span text:style-name="T28">biele obväzy</text:span></text:span></text:p>
        <text:p text:style-name="P39"><text:span text:style-name="CharStyle12"><text:span text:style-name="T28"/></text:span></text:p>
        <text:p text:style-name="P35"><text:span text:style-name="CharStyle12"><text:span text:style-name="T28">Ja vidím tvoje ruky</text:span></text:span></text:p>
        <text:p text:style-name="P39"><text:span text:style-name="CharStyle12"><text:span text:style-name="T28">dva sláky vata z kameňov</text:span></text:span></text:p>
        <text:p text:style-name="P39"><text:span text:style-name="CharStyle12"><text:span text:style-name="T28">dva sláky ktoré hraly najkrajšie melódie</text:span></text:span></text:p>
        <text:p text:style-name="P39"><text:span text:style-name="CharStyle12"><text:span text:style-name="T28">na husliach rozštiepaných pri Piave</text:span></text:span></text:p>
        <text:p text:style-name="P26"><text:span text:style-name="CharStyle12"><text:span text:style-name="T28">Ostatne kto ti povie</text:span></text:span></text:p>
        <text:p text:style-name="P26"><text:span text:style-name="CharStyle12"><text:span text:style-name="T28">ktorý front sa spíjal krvou otca</text:span></text:span></text:p>
        <text:p text:style-name="P35"><text:span text:style-name="CharStyle12"><text:span text:style-name="T28">Dva tvoje sláky lkajú bolestné melódie</text:span></text:span></text:p>
        <text:p text:style-name="P39"><text:span text:style-name="CharStyle12"><text:span text:style-name="T28">pod zatvoreným oknom</text:span></text:span></text:p>
        <text:p text:style-name="P39"><text:span text:style-name="CharStyle12"><text:span text:style-name="T28"/></text:span></text:p>
        <text:p text:style-name="P34"><text:soft-page-break/><text:span text:style-name="CharStyle12"><text:span text:style-name="T28">A cítim tvoje srdce</text:span></text:span></text:p>
        <text:p text:style-name="P35"><text:span text:style-name="CharStyle12"><text:span text:style-name="T28">Koľkokrát práskal jeho hromosvod</text:span></text:span></text:p>
        <text:p text:style-name="P39"><text:span text:style-name="CharStyle12"><text:span text:style-name="T28">pod bleskmi noci bez spánku</text:span></text:span></text:p>
        <text:p text:style-name="P39"><text:span text:style-name="CharStyle12"><text:span text:style-name="T28">ke</text:span></text:span><text:span text:style-name="CharStyle12"><text:span text:style-name="T23">ď</text:span></text:span><text:span text:style-name="CharStyle12"><text:span text:style-name="T28"> už nebolo chleba</text:span></text:span></text:p>
        <text:p text:style-name="P34"><text:span text:style-name="CharStyle12"><text:span text:style-name="T28"/></text:span></text:p>
        <text:p text:style-name="P38"><text:span text:style-name="CharStyle12"><text:span text:style-name="T28">Jednako si dnes sama</text:span></text:span></text:p>
        <text:p text:style-name="P35"><text:span text:style-name="CharStyle12"><text:span text:style-name="T28">Dva vtáci neľútostne kreslia</text:span></text:span></text:p>
        <text:p text:style-name="P39"><text:span text:style-name="CharStyle12"><text:span text:style-name="T28">dve rovnobežky bolesti a smútku</text:span></text:span></text:p>
        <text:p text:style-name="P27"><text:span text:style-name="CharStyle12"><text:span text:style-name="T28">aby dom zostal prázdny</text:span></text:span></text:p>
        <text:p text:style-name="P31"><text:span text:style-name="CharStyle12"><text:span text:style-name="T28">aby si bola sama</text:span></text:span></text:p>
        <text:p text:style-name="P31"><text:span text:style-name="CharStyle12"><text:span text:style-name="T28"/></text:span></text:p>
        <text:p text:style-name="P27"><text:span text:style-name="CharStyle12"><text:span text:style-name="T28">Lebo si veža kostola veža</text:span></text:span></text:p>
        <text:p text:style-name="P31"><text:span text:style-name="CharStyle12"><text:span text:style-name="T28">s horiacim krížom</text:span></text:span></text:p>
        <text:p text:style-name="P31"><text:span text:style-name="CharStyle12"><text:span text:style-name="T28">veža unikajúca vtákom ke</text:span></text:span><text:span text:style-name="CharStyle12"><text:span text:style-name="T23">ď</text:span></text:span><text:span text:style-name="CharStyle12"><text:span text:style-name="T28"> kýva pavučina</text:span></text:span></text:p>
        <text:p text:style-name="P31"><text:span text:style-name="CharStyle12"><text:span text:style-name="T28">veža ako dopitý pohár</text:span></text:span></text:p>
        <text:p text:style-name="P31"><text:span text:style-name="CharStyle12"><text:span text:style-name="T28">veža ako roztrhané detské košele a hračky</text:span></text:span></text:p>
        <text:p text:style-name="P31"><text:span text:style-name="CharStyle12"><text:span text:style-name="T28">veža ako prvé písmeno v šlabikári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26"/><text:span text:style-name="CharStyle20"><text:span text:style-name="T28">DETSTVO</text:span></text:span><text:bookmark-end text:name="bookmark26"/></text:h>
        <text:h text:style-name="P21" text:outline-level="1"><text:span text:style-name="CharStyle20"><text:span text:style-name="T28"/></text:span></text:h>
        <text:p text:style-name="P35"><text:span text:style-name="CharStyle12"><text:span text:style-name="T28">Hra krápnikovä v katakombách jaskýň</text:span></text:span></text:p>
        <text:p text:style-name="P39"><text:span text:style-name="CharStyle12"><text:span text:style-name="T28">stratených Lučaniek</text:span></text:span></text:p>
        <text:p text:style-name="P35"><text:span text:style-name="CharStyle12"><text:span text:style-name="T28">Stesk po jej stopách h</text:span></text:span><text:span text:style-name="CharStyle12"><text:span text:style-name="T23">ľ</text:span></text:span><text:span text:style-name="CharStyle12"><text:span text:style-name="T28">adá prútkom lásky</text:span></text:span></text:p>
        <text:p text:style-name="P39"><text:span text:style-name="CharStyle12"><text:span text:style-name="T28">zlatý vek</text:span></text:span></text:p>
        <text:p text:style-name="P39"><text:span text:style-name="CharStyle12"><text:span text:style-name="T28"/></text:span></text:p>
        <text:p text:style-name="P34"><text:span text:style-name="CharStyle12"><text:span text:style-name="T28">Ale ten prameň v hĺbkach ukrytý je</text:span></text:span></text:p>
        <text:p text:style-name="P34"><text:span text:style-name="CharStyle12"><text:span text:style-name="T28">Nádej márna</text:span></text:span></text:p>
        <text:p text:style-name="P35"><text:span text:style-name="CharStyle12"><text:span text:style-name="T28">Než víchor prsty do okvetia vryje</text:span></text:span></text:p>
        <text:p text:style-name="P39"><text:span text:style-name="CharStyle12"><text:span text:style-name="T28">hráč z Monte </text:span></text:span><text:span text:style-name="CharStyle12"><text:span text:style-name="T23">C</text:span></text:span><text:span text:style-name="CharStyle12"><text:span text:style-name="T28">ar</text:span></text:span><text:span text:style-name="CharStyle12"><text:span text:style-name="T23">l</text:span></text:span><text:span text:style-name="CharStyle12"><text:span text:style-name="T28">a</text:span></text:span></text:p>
        <text:p text:style-name="P34"><text:span text:style-name="CharStyle12"><text:span text:style-name="T28"/></text:span></text:p>
        <text:p text:style-name="P39"><text:span text:style-name="CharStyle12"><text:span text:style-name="T28">prehrá svoj sen o machu nezábudok</text:span></text:span></text:p>
        <text:p text:style-name="P39"><text:span text:style-name="CharStyle12"><text:span text:style-name="T28">prvej milej</text:span></text:span></text:p>
        <text:p text:style-name="P34"><text:span text:style-name="CharStyle12"><text:span text:style-name="T28">Mimóza uzavrie sa motýľom v protiútok</text:span></text:span></text:p>
        <text:p text:style-name="P34"><text:soft-page-break/><text:span text:style-name="CharStyle12"><text:span text:style-name="T28">Stratené chvíle</text:span></text:span></text:p>
        <text:p text:style-name="P5"><text:span text:style-name="CharStyle24"><text:span text:style-name="T28"/></text:span></text:p>
        <text:p text:style-name="P6"><text:span text:style-name="CharStyle24"><text:span text:style-name="T28"/></text:span></text:p>
        <text:h text:style-name="P8" text:outline-level="1"><text:bookmark-start text:name="bookmark28"/><text:span text:style-name="CharStyle20"><text:span text:style-name="T28">MÁRNY DÁŽĎ</text:span></text:span><text:bookmark-end text:name="bookmark28"/></text:h>
        <text:h text:style-name="P21" text:outline-level="1"><text:span text:style-name="CharStyle20"><text:span text:style-name="T28"/></text:span></text:h>
        <text:p text:style-name="P35"><text:span text:style-name="CharStyle12"><text:span text:style-name="T28">Sťa chlácholivá chladná tráva</text:span></text:span></text:p>
        <text:p text:style-name="P39"><text:span text:style-name="CharStyle12"><text:span text:style-name="T28">znova a znova</text:span></text:span></text:p>
        <text:p text:style-name="P35"><text:span text:style-name="CharStyle12"><text:span text:style-name="T28">z rias zadaždených odkvapkáva</text:span></text:span></text:p>
        <text:p text:style-name="P39"><text:span text:style-name="CharStyle12"><text:span text:style-name="T28">hra topázová</text:span></text:span></text:p>
        <text:p text:style-name="P39"><text:span text:style-name="CharStyle12"><text:span text:style-name="T28"/></text:span></text:p>
        <text:p text:style-name="P35"><text:span text:style-name="CharStyle12"><text:span text:style-name="T28">Úst tvojich rozpr</text:span></text:span><text:span text:style-name="CharStyle12"><text:span text:style-name="T23">á</text:span></text:span><text:span text:style-name="CharStyle12"><text:span text:style-name="T28">skané lokne</text:span></text:span></text:p>
        <text:p text:style-name="P39"><text:span text:style-name="CharStyle12"><text:span text:style-name="T28">priepasti bez dna</text:span></text:span></text:p>
        <text:p text:style-name="P39"><text:span text:style-name="CharStyle12"><text:span text:style-name="T28">dáž</text:span></text:span><text:span text:style-name="CharStyle12"><text:span text:style-name="T23">ď</text:span></text:span><text:span text:style-name="CharStyle12"><text:span text:style-name="T28"> stesku v ktorom srdce mokne</text:span></text:span></text:p>
        <text:p text:style-name="P39"><text:span text:style-name="CharStyle12"><text:span text:style-name="T28">utíšiť nezná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30"/><text:span text:style-name="CharStyle20"><text:span text:style-name="T28">BEZVETRIE</text:span></text:span><text:bookmark-end text:name="bookmark30"/></text:h>
        <text:h text:style-name="P21" text:outline-level="1"><text:span text:style-name="CharStyle20"><text:span text:style-name="T28"/></text:span></text:h>
        <text:p text:style-name="P35"><text:span text:style-name="CharStyle12"><text:span text:style-name="T28">Len mramor ticha po blúdení</text:span></text:span></text:p>
        <text:p text:style-name="P39"><text:span text:style-name="CharStyle12"><text:span text:style-name="T28">na rozpálenú skráň</text:span></text:span></text:p>
        <text:p text:style-name="P35"><text:span text:style-name="CharStyle12"><text:span text:style-name="T28">Utíšiť v hebkých fáčoch peny</text:span></text:span></text:p>
        <text:p text:style-name="P39"><text:span text:style-name="CharStyle12"><text:span text:style-name="T28">žeravú prudkosť rán</text:span></text:span></text:p>
        <text:p text:style-name="P34"><text:span text:style-name="CharStyle12"><text:span text:style-name="T28"/></text:span></text:p>
        <text:p text:style-name="P39"><text:span text:style-name="CharStyle12"><text:span text:style-name="T28">A smútok z krutých prebudení</text:span></text:span></text:p>
        <text:p text:style-name="P39"><text:span text:style-name="CharStyle12"><text:span text:style-name="T28">vyplakať do lona</text:span></text:span></text:p>
        <text:p text:style-name="P35"><text:span text:style-name="CharStyle12"><text:span text:style-name="T28">Len mramor ticha po blúdení</text:span></text:span></text:p>
        <text:p text:style-name="P39"><text:span text:style-name="CharStyle12"><text:span text:style-name="T28">Bezvetrie Agóna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32"/><text:span text:style-name="CharStyle20"><text:span text:style-name="T28">SNEH</text:span></text:span><text:bookmark-end text:name="bookmark32"/></text:h>
        <text:h text:style-name="P21" text:outline-level="1"><text:span text:style-name="CharStyle20"><text:span text:style-name="T28"/></text:span></text:h>
        <text:p text:style-name="P35"><text:span text:style-name="CharStyle12"><text:span text:style-name="T28">Šetrné krídla presýpacích včiel</text:span></text:span></text:p>
        <text:p text:style-name="P39"><text:span text:style-name="CharStyle12"><text:span text:style-name="T28">jak vlečky mladúch nepokojne biele</text:span></text:span></text:p>
        <text:p text:style-name="P39"><text:span text:style-name="CharStyle12"><text:span text:style-name="T28">jak steny nemocničných ciel</text:span></text:span></text:p>
        <text:p text:style-name="P34"><text:soft-page-break/><text:span text:style-name="CharStyle12"><text:span text:style-name="T28">v ktorých si prebolel sny svoje neveselé</text:span></text:span></text:p>
        <text:p text:style-name="P34"><text:span text:style-name="CharStyle12"><text:span text:style-name="T28"/></text:span></text:p>
        <text:p text:style-name="P39"><text:span text:style-name="CharStyle12"><text:span text:style-name="T28">Sná</text:span></text:span><text:span text:style-name="CharStyle12"><text:span text:style-name="T23">ď</text:span></text:span><text:span text:style-name="CharStyle12"><text:span text:style-name="T28"> milosrdných sestier biele dlane</text:span></text:span></text:p>
        <text:p text:style-name="P39"><text:span text:style-name="CharStyle12"><text:span text:style-name="T28">tie nežné fáče chlácholivých vát</text:span></text:span></text:p>
        <text:p text:style-name="P39"><text:span text:style-name="CharStyle12"><text:span text:style-name="T28">Cez biely obväz mokvá krv a kanie</text:span></text:span></text:p>
        <text:p text:style-name="P39"><text:span text:style-name="CharStyle12"><text:span text:style-name="T28">Budeš ju stačiť snehom zavievať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34"/><text:span text:style-name="CharStyle20"><text:span text:style-name="T28">VIANOCE</text:span></text:span><text:bookmark-end text:name="bookmark34"/></text:h>
        <text:p text:style-name="P26"><text:span text:style-name="CharStyle12"><text:span text:style-name="T28"/></text:span></text:p>
        <text:p text:style-name="P31"><text:span text:style-name="CharStyle12"><text:span text:style-name="T28">Púpava vánku ľahko vanie</text:span></text:span></text:p>
        <text:p text:style-name="P31"><text:span text:style-name="CharStyle12"><text:span text:style-name="T28">z tých diaľav v snehu navždy stratených</text:span></text:span></text:p>
        <text:p text:style-name="P31"><text:span text:style-name="CharStyle12"><text:span text:style-name="T28">Strieborných zvoncov nežné vyzváňanie</text:span></text:span></text:p>
        <text:p text:style-name="P31"><text:span text:style-name="CharStyle12"><text:span text:style-name="T28">hoviadka starostlivý dych</text:span></text:span></text:p>
        <text:p text:style-name="P31"><text:span text:style-name="CharStyle12"><text:span text:style-name="T28">tichý strom viazanička svetla</text:span></text:span></text:p>
        <text:p text:style-name="P31"><text:span text:style-name="CharStyle12"><text:span text:style-name="T28">a jeho vôňa teplý teplý mach</text:span></text:span></text:p>
        <text:p text:style-name="P26"><text:span text:style-name="CharStyle12"><text:span text:style-name="T28"/></text:span></text:p>
        <text:p text:style-name="P31"><text:span text:style-name="CharStyle12"><text:span text:style-name="T28">Aká to noc nám do sŕdc vplietla</text:span></text:span></text:p>
        <text:p text:style-name="P31"><text:span text:style-name="CharStyle12"><text:span text:style-name="T28">tú mačku v</text:span></text:span><text:span text:style-name="CharStyle12"><text:span text:style-name="T23">ŕ</text:span></text:span><text:span text:style-name="CharStyle12"><text:span text:style-name="T28">kajúcu v ohviezdených hmlách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36"/><text:span text:style-name="CharStyle20"><text:span text:style-name="T28">SPOMIENKY</text:span></text:span><text:bookmark-end text:name="bookmark36"/></text:h>
        <text:p text:style-name="P26"><text:span text:style-name="CharStyle12"><text:span text:style-name="T28"/></text:span></text:p>
        <text:p text:style-name="P31"><text:span text:style-name="CharStyle12"><text:span text:style-name="T28">Raz bude pavúk samotár snúť priadze biele</text:span></text:span></text:p>
        <text:p text:style-name="P31"><text:span text:style-name="CharStyle12"><text:span text:style-name="T28">z priepastí dúhových piť nápoj závrati</text:span></text:span></text:p>
        <text:p text:style-name="P26"><text:span text:style-name="CharStyle12"><text:span text:style-name="T28"/></text:span></text:p>
        <text:p text:style-name="P31"><text:span text:style-name="CharStyle12"><text:span text:style-name="T28">Budeme spomínať na domov na nedele</text:span></text:span></text:p>
        <text:p text:style-name="P31"><text:span text:style-name="CharStyle12"><text:span text:style-name="T28">na zamat očú matkiných</text:span></text:span></text:p>
        <text:p text:style-name="P27"><text:span text:style-name="CharStyle12"><text:span text:style-name="T28">na ihry zaviate prachom na detstvá neveselé</text:span></text:span></text:p>
        <text:p text:style-name="P31"><text:span text:style-name="CharStyle12"><text:span text:style-name="T28">ktoré sa nenavrátia</text:span></text:span></text:p>
        <text:p text:style-name="P26"><text:span text:style-name="CharStyle12"><text:span text:style-name="T28"/></text:span></text:p>
        <text:p text:style-name="P31"><text:span text:style-name="CharStyle12"><text:span text:style-name="T28">V závetrí modrajúcom diaľkou strážia svoj spánok</text:span></text:span></text:p>
        <text:p text:style-name="P31"><text:span text:style-name="CharStyle12"><text:span text:style-name="T28">hlbší než tône smrti</text:span></text:span></text:p>
        <text:p text:style-name="P27"><text:span text:style-name="CharStyle12"><text:span text:style-name="T28">Naslineným prstom spomienok budeme hľadať</text:span></text:span></text:p>
        <text:p text:style-name="P31"><text:soft-page-break/><text:span text:style-name="CharStyle12"><text:span text:style-name="T28">vánok</text:span></text:span></text:p>
        <text:p text:style-name="P31"><text:span text:style-name="CharStyle12"><text:span text:style-name="T28">privievajúci v zabudnutej smršti</text:span></text:span></text:p>
        <text:p text:style-name="P31"><text:span text:style-name="CharStyle12"><text:span text:style-name="T28">lístie jabloní a lístie hlasu dávno stíchlych vecí</text:span></text:span></text:p>
        <text:p text:style-name="P31"><text:span text:style-name="CharStyle12"><text:span text:style-name="T28">po ktorých zostal iba monogram</text:span></text:span></text:p>
        <text:p text:style-name="P26"><text:span text:style-name="CharStyle12"><text:span text:style-name="T28"/></text:span></text:p>
        <text:p text:style-name="P31"><text:span text:style-name="CharStyle12"><text:span text:style-name="T28">Opojným hlasom tých večne živých vecí</text:span></text:span></text:p>
        <text:p text:style-name="P31"><text:span text:style-name="CharStyle12"><text:span text:style-name="T28">na nevtieravej vlne večera priplávajú k nám</text:span></text:span></text:p>
        <text:p text:style-name="P31"><text:span text:style-name="CharStyle12"><text:span text:style-name="T28">a staré rany ostňom pýchy znova zjatrené</text:span></text:span></text:p>
        <text:p text:style-name="P31"><text:span text:style-name="CharStyle12"><text:span text:style-name="T28">schladia dlaňou plynúcich tíšin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38"/><text:span text:style-name="CharStyle20"><text:span text:style-name="T28">DO TMY</text:span></text:span><text:bookmark-end text:name="bookmark38"/></text:h>
        <text:h text:style-name="P21" text:outline-level="1"><text:span text:style-name="CharStyle20"><text:span text:style-name="T28"/></text:span></text:h>
        <text:p text:style-name="P27"><text:span text:style-name="CharStyle12"><text:span text:style-name="T28">Súmrakom noci rozprestrené krídla</text:span></text:span></text:p>
        <text:p text:style-name="P31"><text:span text:style-name="CharStyle12"><text:span text:style-name="T28">striasajú závoj na nervózne dni</text:span></text:span></text:p>
        <text:p text:style-name="P31"><text:span text:style-name="CharStyle12"><text:span text:style-name="T28">ako by vôňa najkrajšieho mydla</text:span></text:span></text:p>
        <text:p text:style-name="P31"><text:span text:style-name="CharStyle12"><text:span text:style-name="T28">vzr</text:span></text:span><text:span text:style-name="CharStyle12"><text:span text:style-name="T23">á</text:span></text:span><text:span text:style-name="CharStyle12"><text:span text:style-name="T28">stala šumiac v ľahkom penení</text:span></text:span></text:p>
        <text:p text:style-name="P31"><text:span text:style-name="CharStyle12"><text:span text:style-name="T28">Tma padá z domov záclonami šera</text:span></text:span></text:p>
        <text:p text:style-name="P31"><text:span text:style-name="CharStyle12"><text:span text:style-name="T28">jak kvapky daž</text:span></text:span><text:span text:style-name="CharStyle12"><text:span text:style-name="T23">ď</text:span></text:span><text:span text:style-name="CharStyle12"><text:span text:style-name="T28">a v rozsušený džbán</text:span></text:span></text:p>
        <text:p text:style-name="P31"><text:span text:style-name="CharStyle12"><text:span text:style-name="T28">a padá ticho šumom netopiera</text:span></text:span></text:p>
        <text:p text:style-name="P31"><text:span text:style-name="CharStyle12"><text:span text:style-name="T28">vo víno meniac vodu v Kanaan</text:span></text:span></text:p>
        <text:p text:style-name="P31"><text:span text:style-name="CharStyle12"><text:span text:style-name="T28">Tam utekajú tuláci a väzni</text:span></text:span></text:p>
        <text:p text:style-name="P31"><text:span text:style-name="CharStyle12"><text:span text:style-name="T28">a všetci notorickí pijani</text:span></text:span></text:p>
        <text:p text:style-name="P31"><text:span text:style-name="CharStyle12"><text:span text:style-name="T28">vzlykajúc lačne slzičkami piesní</text:span></text:span></text:p>
        <text:p text:style-name="P31"><text:span text:style-name="CharStyle12"><text:span text:style-name="T28">modlia sa ako deti v pokání</text:span></text:span></text:p>
        <text:p text:style-name="P31"><text:span text:style-name="CharStyle12"><text:span text:style-name="T28">Po</text:span></text:span><text:span text:style-name="CharStyle12"><text:span text:style-name="T23">ď</text:span></text:span><text:span text:style-name="CharStyle12"><text:span text:style-name="T28"> pani krásna sestra našich bdení</text:span></text:span></text:p>
        <text:p text:style-name="P31"><text:span text:style-name="CharStyle12"><text:span text:style-name="T28">s očami rozsypaných korálov</text:span></text:span></text:p>
        <text:p text:style-name="P31"><text:span text:style-name="CharStyle12"><text:span text:style-name="T28">priplavených sem z najvzácnejších zemí</text:span></text:span></text:p>
        <text:p text:style-name="P31"><text:span text:style-name="CharStyle12"><text:span text:style-name="T28">z palácov pohádok a zpred kráľov</text:span></text:span></text:p>
        <text:p text:style-name="P31"><text:span text:style-name="CharStyle12"><text:span text:style-name="T28">Po</text:span></text:span><text:span text:style-name="CharStyle12"><text:span text:style-name="T23">ď</text:span></text:span><text:span text:style-name="CharStyle12"><text:span text:style-name="T28"> pani krásna v snehu ratolestí</text:span></text:span></text:p>
        <text:p text:style-name="P31"><text:span text:style-name="CharStyle12"><text:span text:style-name="T28">bláznivých detských rozvetvených snov</text:span></text:span></text:p>
        <text:p text:style-name="P31"><text:span text:style-name="CharStyle12"><text:span text:style-name="T28">v závejoch tejto neskutočnej cesty</text:span></text:span></text:p>
        <text:p text:style-name="P31"><text:span text:style-name="CharStyle12"><text:span text:style-name="T28">zapadnú rána s ťažkou ponosou</text:span></text:span></text:p>
        <text:p text:style-name="P35"><text:soft-page-break/><text:span text:style-name="CharStyle12"><text:span text:style-name="T28">Po</text:span></text:span><text:span text:style-name="CharStyle12"><text:span text:style-name="T23">ď</text:span></text:span><text:span text:style-name="CharStyle12"><text:span text:style-name="T28"> pani krásna s lesom plavých vlasov</text:span></text:span></text:p>
        <text:p text:style-name="P39"><text:span text:style-name="CharStyle12"><text:span text:style-name="T28">slnečník korún stromy dožičia</text:span></text:span></text:p>
        <text:p text:style-name="P39"><text:span text:style-name="CharStyle12"><text:span text:style-name="T28">aby ma hlas tvoj lístím v jeseň striasol</text:span></text:span></text:p>
        <text:p text:style-name="P39"><text:span text:style-name="CharStyle12"><text:span text:style-name="T28">do plachiet zeleného ihličia</text:span></text:span></text:p>
        <text:p text:style-name="P39"><text:span text:style-name="CharStyle12"><text:span text:style-name="T28">ktoré vie zastrieť peruťami kvoky</text:span></text:span></text:p>
        <text:p text:style-name="P39"><text:span text:style-name="CharStyle12"><text:span text:style-name="T28">pred hrčovitým drapom jastraba</text:span></text:span></text:p>
        <text:p text:style-name="P39"><text:span text:style-name="CharStyle12"><text:span text:style-name="T28">Ty ho vieš tmou a tichom na dno stoky</text:span></text:span></text:p>
        <text:p text:style-name="P39"><text:span text:style-name="CharStyle12"><text:span text:style-name="T28">nemilosrdne zahrabať</text:span></text:span></text:p>
        <text:p text:style-name="P39"><text:span text:style-name="CharStyle12"><text:span text:style-name="T28">ty ho vieš bez slov útočiacim hlasom</text:span></text:span></text:p>
        <text:p text:style-name="P39"><text:span text:style-name="CharStyle12"><text:span text:style-name="T28">ozvenou dní čo iste prídu zmiasť</text:span></text:span></text:p>
        <text:p text:style-name="P39"><text:span text:style-name="CharStyle12"><text:span text:style-name="T28">O zadrhni ho svojím mäkkým lasom</text:span></text:span></text:p>
        <text:p text:style-name="P39"><text:span text:style-name="CharStyle12"><text:span text:style-name="T28">a daj mu poznať čo je tvoja p</text:span></text:span><text:span text:style-name="CharStyle12"><text:span text:style-name="T23">a</text:span></text:span><text:span text:style-name="CharStyle12"><text:span text:style-name="T28">sť</text:span></text:span></text:p>
        <text:p text:style-name="P39"><text:span text:style-name="CharStyle12"><text:span text:style-name="T28">O polož ruky hebkým machom dlaní</text:span></text:span></text:p>
        <text:p text:style-name="P39"><text:span text:style-name="CharStyle12"><text:span text:style-name="T28">pod hlavu klesajúcu únavou</text:span></text:span></text:p>
        <text:p text:style-name="P39"><text:span text:style-name="CharStyle12"><text:span text:style-name="T28">tebe som oddal život temná pani</text:span></text:span></text:p>
        <text:p text:style-name="P39"><text:span text:style-name="CharStyle12"><text:span text:style-name="T28">zalej ma lásky sladkou záplavou</text:span></text:span></text:p>
        <text:p text:style-name="P39"><text:span text:style-name="CharStyle12"><text:span text:style-name="T28">Až začne vo mne vtáča detstva plakať</text:span></text:span></text:p>
        <text:p text:style-name="P39"><text:span text:style-name="CharStyle12"><text:span text:style-name="T28">zavej ma v snehu ťažké periny</text:span></text:span></text:p>
        <text:p text:style-name="P39"><text:span text:style-name="CharStyle12"><text:span text:style-name="T28">tlmiace nárek jeho smutných staccat</text:span></text:span></text:p>
        <text:p text:style-name="P39"><text:span text:style-name="CharStyle12"><text:span text:style-name="T28">než ráno prebudím sa v kraj iný</text:span></text:span></text:p>
        <text:p text:style-name="P39"><text:span text:style-name="CharStyle12"><text:span text:style-name="T28">v kraj dravosti a Isti a nenávisti</text:span></text:span></text:p>
        <text:p text:style-name="P39"><text:span text:style-name="CharStyle12"><text:span text:style-name="T28">v bojisko večné nesmyselných právd</text:span></text:span></text:p>
        <text:p text:style-name="P39"><text:span text:style-name="CharStyle12"><text:span text:style-name="T28">kde kovový cit zbraní skazu istí</text:span></text:span></text:p>
        <text:p text:style-name="P39"><text:span text:style-name="CharStyle12"><text:span text:style-name="T28">morgána vojny šepce láske kšaft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p text:style-name="P45"><text:span text:style-name="CharStyle4"><text:span text:style-name="T28">NA SKLONKU</text:span></text:span></text:p>
        <text:h text:style-name="P8" text:outline-level="1"><text:span text:style-name="CharStyle20"><text:span text:style-name="T28"/></text:span></text:h>
        <text:h text:style-name="P21" text:outline-level="1"><text:bookmark-start text:name="bookmark40"/><text:span text:style-name="CharStyle20"><text:span text:style-name="T28">LIST</text:span></text:span><text:bookmark-end text:name="bookmark40"/></text:h>
        <text:p text:style-name="P26"><text:span text:style-name="CharStyle12"><text:span text:style-name="T28"/></text:span></text:p>
        <text:p text:style-name="P31"><text:span text:style-name="CharStyle12"><text:span text:style-name="T28">V horúcich nociach tiež si spomínaš</text:span></text:span></text:p>
        <text:p text:style-name="P31"><text:span text:style-name="CharStyle12"><text:span text:style-name="T28">na teplé dažde ktoré tíško pršia</text:span></text:span></text:p>
        <text:p text:style-name="P27"><text:span text:style-name="CharStyle12"><text:span text:style-name="T28">Ach v drobných bozkoch v každom záhybe</text:span></text:span></text:p>
        <text:p text:style-name="P31"><text:soft-page-break/><text:span text:style-name="CharStyle12"><text:span text:style-name="T28">spí máčik šťastia</text:span></text:span></text:p>
        <text:p text:style-name="P26"><text:span text:style-name="CharStyle12"><text:span text:style-name="T23"/></text:span></text:p>
        <text:p text:style-name="P30"><text:span text:style-name="CharStyle12"><text:span text:style-name="T28">List ktorý píše ruka v úzkosti</text:span></text:span></text:p>
        <text:p text:style-name="P27"><text:span text:style-name="CharStyle12"><text:span text:style-name="T28">Kamene slov len vo víchrici túžby</text:span></text:span></text:p>
        <text:p text:style-name="P31"><text:span text:style-name="CharStyle12"><text:span text:style-name="T28">V záhybe každom skrytá číha dýka</text:span></text:span></text:p>
        <text:p text:style-name="P31"><text:span text:style-name="CharStyle12"><text:span text:style-name="T28">Neotváraj ho</text:span></text:span></text:p>
        <text:p text:style-name="P31"><text:span text:style-name="CharStyle12"><text:span text:style-name="T28"/></text:span></text:p>
        <text:p text:style-name="P27"><text:span text:style-name="CharStyle12"><text:span text:style-name="T28">Poho</text:span></text:span><text:span text:style-name="CharStyle12"><text:span text:style-name="T23">ď</text:span></text:span><text:span text:style-name="CharStyle12"><text:span text:style-name="T28"> ho vetrom šmar ho v plamene</text:span></text:span></text:p>
        <text:p text:style-name="P31"><text:span text:style-name="CharStyle12"><text:span text:style-name="T28">a usmievaj sa až ho začnú lízať</text:span></text:span></text:p>
        <text:p text:style-name="P31"><text:span text:style-name="CharStyle12"><text:span text:style-name="T28">jazyky zmaru v každom záhybe</text:span></text:span></text:p>
        <text:p text:style-name="P26"><text:span text:style-name="CharStyle12"><text:span text:style-name="T28">Len prach a popol</text:span></text:span></text:p>
        <text:p text:style-name="P26"><text:span text:style-name="CharStyle12"><text:span text:style-name="T28"/></text:span></text:p>
        <text:p text:style-name="P31"><text:span text:style-name="CharStyle12"><text:span text:style-name="T28">V horúcich čiernych nociach bez spánku</text:span></text:span></text:p>
        <text:p text:style-name="P31"><text:span text:style-name="CharStyle12"><text:span text:style-name="T28">len piesok hodín tečie ako rieka</text:span></text:span></text:p>
        <text:p text:style-name="P31"><text:span text:style-name="CharStyle12"><text:span text:style-name="T28">Z druhého brehu teplá ruka kýva</text:span></text:span></text:p>
        <text:p text:style-name="P31"><text:span text:style-name="CharStyle12"><text:span text:style-name="T28">Nedosiahneš ju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42"/><text:span text:style-name="CharStyle20"><text:span text:style-name="T28">PO SPARNE</text:span></text:span><text:bookmark-end text:name="bookmark42"/></text:h>
        <text:p text:style-name="P34"><text:span text:style-name="CharStyle12"><text:span text:style-name="T28"/></text:span></text:p>
        <text:p text:style-name="P39"><text:span text:style-name="CharStyle12"><text:span text:style-name="T28">Po sparne dní len trpkosť klasobrania</text:span></text:span></text:p>
        <text:p text:style-name="P39"><text:span text:style-name="CharStyle12"><text:span text:style-name="T28">padne ti k nohám ako lísťa zlé</text:span></text:span></text:p>
        <text:p text:style-name="P39"><text:span text:style-name="CharStyle12"><text:span text:style-name="T28">Márne sa budeš nad strniskom skláňať</text:span></text:span></text:p>
        <text:p text:style-name="P39"><text:span text:style-name="CharStyle12"><text:span text:style-name="T28">a rozduchovať ohne vyhaslé</text:span></text:span></text:p>
        <text:p text:style-name="P34"><text:span text:style-name="CharStyle12"><text:span text:style-name="T28"/></text:span></text:p>
        <text:p text:style-name="P39"><text:span text:style-name="CharStyle12"><text:span text:style-name="T28">Hlas zadrhnutý slučkou hmly a víchra</text:span></text:span></text:p>
        <text:p text:style-name="P39"><text:span text:style-name="CharStyle12"><text:span text:style-name="T28">píšťalou trstín neprivábi zpät</text:span></text:span></text:p>
        <text:p text:style-name="P39"><text:span text:style-name="CharStyle12"><text:span text:style-name="T28">spev vtákov do hniezd v ktorých ticho sychrá</text:span></text:span></text:p>
        <text:p text:style-name="P39"><text:span text:style-name="CharStyle12"><text:span text:style-name="T28">studené mŕtve ticho bezlisté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44"/><text:span text:style-name="CharStyle20"><text:span text:style-name="T28">PANTOM</text:span></text:span><text:span text:style-name="CharStyle20"><text:span text:style-name="T23">I</text:span></text:span><text:span text:style-name="CharStyle20"><text:span text:style-name="T28">MA</text:span></text:span><text:bookmark-end text:name="bookmark44"/></text:h>
        <text:p text:style-name="P26"><text:span text:style-name="CharStyle12"><text:span text:style-name="T28"/></text:span></text:p>
        <text:p text:style-name="P32"><text:span text:style-name="CharStyle12"><text:span text:style-name="T28">Snáď iba pantom</text:span></text:span><text:span text:style-name="CharStyle12"><text:span text:style-name="T25">i</text:span></text:span><text:span text:style-name="CharStyle12"><text:span text:style-name="T28">ma tieňov na stene</text:span></text:span></text:p>
        <text:p text:style-name="P32"><text:soft-page-break/><text:span text:style-name="CharStyle12"><text:span text:style-name="T28">Lež tá hra decko postraší a rozplače</text:span></text:span></text:p>
        <text:p text:style-name="P32"><text:span text:style-name="CharStyle12"><text:span text:style-name="T28">ke</text:span></text:span><text:span text:style-name="CharStyle12"><text:span text:style-name="T25">ď</text:span></text:span><text:span text:style-name="CharStyle12"><text:span text:style-name="T28"> štetce lúčov o hrb hory zlomené</text:span></text:span></text:p>
        <text:p text:style-name="P32"><text:span text:style-name="CharStyle12"><text:span text:style-name="T28">fŕkajú farbu skrvavenej zápače</text:span></text:span></text:p>
        <text:p text:style-name="P32"><text:span text:style-name="CharStyle12"><text:span text:style-name="T28">Bláznivá pantom</text:span></text:span><text:span text:style-name="CharStyle12"><text:span text:style-name="T25">i</text:span></text:span><text:span text:style-name="CharStyle12"><text:span text:style-name="T28">ma tieňov na stene</text:span></text:span></text:p>
        <text:p text:style-name="P26"><text:span text:style-name="CharStyle12"><text:span text:style-name="T28"/></text:span></text:p>
        <text:p text:style-name="P30"><text:span text:style-name="CharStyle12"><text:span text:style-name="T28">Obrazy fantastické v svetle lietavíc</text:span></text:span></text:p>
        <text:p text:style-name="P28"><text:span text:style-name="CharStyle12"><text:span text:style-name="T28">Sná</text:span></text:span><text:span text:style-name="CharStyle12"><text:span text:style-name="T25">ď</text:span></text:span><text:span text:style-name="CharStyle12"><text:span text:style-name="T28"> na ich strašných chvostoch letia kúzelníci</text:span></text:span></text:p>
        <text:p text:style-name="P32"><text:span text:style-name="CharStyle12"><text:span text:style-name="T28">sná</text:span></text:span><text:span text:style-name="CharStyle12"><text:span text:style-name="T25">ď</text:span></text:span><text:span text:style-name="CharStyle12"><text:span text:style-name="T28"> je to iba motýľ splašený a bezhlavý</text:span></text:span></text:p>
        <text:p text:style-name="P32"><text:span text:style-name="CharStyle12"><text:span text:style-name="T28">ke</text:span></text:span><text:span text:style-name="CharStyle12"><text:span text:style-name="T25">ď</text:span></text:span><text:span text:style-name="CharStyle12"><text:span text:style-name="T28"> padá do plameňa nočnej krásavici</text:span></text:span></text:p>
        <text:p text:style-name="P32"><text:span text:style-name="CharStyle12"><text:span text:style-name="T28">Obrazy fantastické v svetle lietavíc</text:span></text:span></text:p>
        <text:p text:style-name="P26"><text:span text:style-name="CharStyle12"><text:span text:style-name="T28"/></text:span></text:p>
        <text:p text:style-name="P32"><text:span text:style-name="CharStyle12"><text:span text:style-name="T28">Možno že iba rozpomienky na more</text:span></text:span></text:p>
        <text:p text:style-name="P32"><text:span text:style-name="CharStyle12"><text:span text:style-name="T28">ke</text:span></text:span><text:span text:style-name="CharStyle12"><text:span text:style-name="T25">ď</text:span></text:span><text:span text:style-name="CharStyle12"><text:span text:style-name="T28"> špľachot pien ti mušľa šušká do uška</text:span></text:span></text:p>
        <text:p text:style-name="P32"><text:span text:style-name="CharStyle12"><text:span text:style-name="T28">Podenky ktoré večer do brázd smrti zaore</text:span></text:span></text:p>
        <text:p text:style-name="P32"><text:span text:style-name="CharStyle12"><text:span text:style-name="T28">až kahan noci zažne muška svetluška</text:span></text:span></text:p>
        <text:p text:style-name="P32"><text:span text:style-name="CharStyle12"><text:span text:style-name="T28">Prchavé bludné rozpomienky na more</text:span></text:span></text:p>
        <text:p text:style-name="P26"><text:span text:style-name="CharStyle12"><text:span text:style-name="T28"/></text:span></text:p>
        <text:p text:style-name="P32"><text:span text:style-name="CharStyle12"><text:span text:style-name="T28">Jednako pod hladinu olovenej vody</text:span></text:span></text:p>
        <text:p text:style-name="P32"><text:span text:style-name="CharStyle12"><text:span text:style-name="T28">lekníny smiechu sťahuješ jak prudký lejak</text:span></text:span></text:p>
        <text:p text:style-name="P32"><text:span text:style-name="CharStyle12"><text:span text:style-name="T28">Strach snehom predtuchy sa k tebe brodí</text:span></text:span></text:p>
        <text:p text:style-name="P32"><text:span text:style-name="CharStyle12"><text:span text:style-name="T28">už padáš nenávratne do záveja</text:span></text:span></text:p>
        <text:p text:style-name="P32"><text:span text:style-name="CharStyle12"><text:span text:style-name="T28">jak leknín pod hladinu olovenej vody</text:span></text:span></text:p>
        <text:p text:style-name="P5"><text:span text:style-name="CharStyle22"><text:span text:style-name="T28"/></text:span></text:p>
        <text:p text:style-name="P28"><text:span text:style-name="CharStyle12"><text:span text:style-name="T28">Fontána ľudskej nenávisti napája tvoj smútok</text:span></text:span></text:p>
        <text:p text:style-name="P32"><text:span text:style-name="CharStyle12"><text:span text:style-name="T28">keď absint kovový národy zeme opil</text:span></text:span></text:p>
        <text:p text:style-name="P32"><text:span text:style-name="CharStyle12"><text:span text:style-name="T28">Jak jak len odraziť tmy oceľový útok</text:span></text:span></text:p>
        <text:p text:style-name="P32"><text:span text:style-name="CharStyle12"><text:span text:style-name="T28">strašný let vtáčích oceľových flotíl</text:span></text:span></text:p>
        <text:p text:style-name="P34"><text:span text:style-name="CharStyle12"><text:span text:style-name="T28">Fontána ľudskej nenávisti napája tvoj smútok</text:span></text:span></text:p>
        <text:p text:style-name="P26"><text:span text:style-name="CharStyle12"><text:span text:style-name="T28"/></text:span></text:p>
        <text:p text:style-name="P32"><text:span text:style-name="CharStyle12"><text:span text:style-name="T28">Zo strapcov túžob tlačí nápoj polynok</text:span></text:span></text:p>
        <text:p text:style-name="P32"><text:span text:style-name="CharStyle12"><text:span text:style-name="T28">kovová láska ozbrojených frajerov</text:span></text:span></text:p>
        <text:p text:style-name="P32"><text:span text:style-name="CharStyle12"><text:span text:style-name="T28">vták z kovu krúži nad mestom a dedinou</text:span></text:span></text:p>
        <text:p text:style-name="P32"><text:span text:style-name="CharStyle12"><text:span text:style-name="T28">broky snov trúsi do nervóznych večerov</text:span></text:span></text:p>
        <text:p text:style-name="P32"><text:soft-page-break/><text:span text:style-name="CharStyle12"><text:span text:style-name="T28">keď strapce túžob ronia nápoj polynok</text:span></text:span></text:p>
        <text:p text:style-name="P26"><text:span text:style-name="CharStyle12"><text:span text:style-name="T28"/></text:span></text:p>
        <text:p text:style-name="P32"><text:span text:style-name="CharStyle12"><text:span text:style-name="T28">A nech len pantom</text:span></text:span><text:span text:style-name="CharStyle12"><text:span text:style-name="T25">i</text:span></text:span><text:span text:style-name="CharStyle12"><text:span text:style-name="T28">ma tieňov na stene</text:span></text:span></text:p>
        <text:p text:style-name="P32"><text:span text:style-name="CharStyle12"><text:span text:style-name="T28">len v čočke morgány negatív klamnej skazy</text:span></text:span></text:p>
        <text:p text:style-name="P32"><text:span text:style-name="CharStyle12"><text:span text:style-name="T28">nech iba sen len planý strach zlé plašenie</text:span></text:span></text:p>
        <text:p text:style-name="P32"><text:span text:style-name="CharStyle12"><text:span text:style-name="T28">tvoj pocel dieťa postraší a neistotou zmrazí</text:span></text:span></text:p>
        <text:p text:style-name="P32"><text:span text:style-name="CharStyle12"><text:span text:style-name="T28">jak hlúpa pantom</text:span></text:span><text:span text:style-name="CharStyle12"><text:span text:style-name="T25">i</text:span></text:span><text:span text:style-name="CharStyle12"><text:span text:style-name="T28">ma tieňov na stene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22" text:outline-level="1"><text:bookmark-start text:name="bookmark46"/><text:span text:style-name="CharStyle20"><text:span text:style-name="T28">ŠPANIELSKY MOTÍV</text:span></text:span><text:bookmark-end text:name="bookmark46"/></text:h>
        <text:p text:style-name="P26"><text:span text:style-name="CharStyle13"><text:span text:style-name="T28"/></text:span></text:p>
        <text:p text:style-name="P32"><text:span text:style-name="CharStyle13"><text:span text:style-name="T25">I</text:span></text:span></text:p>
        <text:p text:style-name="P32"><text:span text:style-name="CharStyle13"><text:span text:style-name="T25"/></text:span></text:p>
        <text:p text:style-name="P36"><text:span text:style-name="CharStyle12"><text:span text:style-name="T28">Na rozbúrené pery vôd</text:span></text:span></text:p>
        <text:p text:style-name="P40"><text:span text:style-name="CharStyle12"><text:span text:style-name="T28">vták smutný sletel</text:span></text:span></text:p>
        <text:p text:style-name="P40"><text:span text:style-name="CharStyle12"><text:span text:style-name="T28">Kam kam nás vedieš lodivod</text:span></text:span></text:p>
        <text:p text:style-name="P40"><text:span text:style-name="CharStyle12"><text:span text:style-name="T28">bod</text:span></text:span><text:span text:style-name="CharStyle12"><text:span text:style-name="T25">ľ</text:span></text:span><text:span text:style-name="CharStyle12"><text:span text:style-name="T28">ačím svetiel</text:span></text:span></text:p>
        <text:p text:style-name="P34"><text:span text:style-name="CharStyle12"><text:span text:style-name="T28"/></text:span></text:p>
        <text:p text:style-name="P40"><text:span text:style-name="CharStyle12"><text:span text:style-name="T28">Kto smyje tvoje bojišt</text:span></text:span><text:span text:style-name="CharStyle12"><text:span text:style-name="T25">e</text:span></text:span></text:p>
        <text:p text:style-name="P40"><text:span text:style-name="CharStyle12"><text:span text:style-name="T28">oh hluchá doba</text:span></text:span></text:p>
        <text:p text:style-name="P36"><text:span text:style-name="CharStyle12"><text:span text:style-name="T28">Tie strašné ruže stolisté</text:span></text:span></text:p>
        <text:p text:style-name="P40"><text:span text:style-name="CharStyle12"><text:span text:style-name="T28">čo sadíš hrobár</text:span></text:span></text:p>
        <text:p text:style-name="P40"><text:span text:style-name="CharStyle12"><text:span text:style-name="T28"/></text:span></text:p>
        <text:p text:style-name="P36"><text:span text:style-name="CharStyle12"><text:span text:style-name="T28">Kovových vtákov nad hlavou</text:span></text:span></text:p>
        <text:p text:style-name="P40"><text:span text:style-name="CharStyle12"><text:span text:style-name="T28">s rubášom kostí</text:span></text:span></text:p>
        <text:p text:style-name="P40"><text:span text:style-name="CharStyle12"><text:span text:style-name="T28">tých vtákov s piesňou krvavou</text:span></text:span><text:span text:style-name="CharStyle12"><text:span text:style-name="T25">ň</text:span></text:span></text:p>
        <text:p text:style-name="P40"><text:span text:style-name="CharStyle12"><text:span text:style-name="T28">kto omilostí</text:span></text:span></text:p>
        <text:p text:style-name="P40"><text:span text:style-name="CharStyle12"><text:span text:style-name="T28"/></text:span></text:p>
        <text:p text:style-name="P36"><text:span text:style-name="CharStyle12"><text:span text:style-name="T28">Dáž</text:span></text:span><text:span text:style-name="CharStyle12"><text:span text:style-name="T25">ď</text:span></text:span><text:span text:style-name="CharStyle12"><text:span text:style-name="T28"> guliek desné ihličie</text:span></text:span></text:p>
        <text:p text:style-name="P40"><text:span text:style-name="CharStyle12"><text:span text:style-name="T28">v krvavých brázdach</text:span></text:span></text:p>
        <text:p text:style-name="P40"><text:span text:style-name="CharStyle12"><text:span text:style-name="T28">blikavý motýľ Dušičiek</text:span></text:span></text:p>
        <text:p text:style-name="P40"><text:span text:style-name="CharStyle12"><text:span text:style-name="T28">zakryje azda</text:span></text:span></text:p>
        <text:p text:style-name="P5"><text:span text:style-name="CharStyle22"><text:span text:style-name="T28"/></text:span></text:p>
        <text:p text:style-name="P28"><text:span text:style-name="CharStyle12"><text:span text:style-name="T28">Vypijú krv tej arény</text:span></text:span></text:p>
        <text:p text:style-name="P32"><text:soft-page-break/><text:span text:style-name="CharStyle12"><text:span text:style-name="T28">pijaky doby</text:span></text:span></text:p>
        <text:p text:style-name="P28"><text:span text:style-name="CharStyle12"><text:span text:style-name="T28">kým bude človek na zemi</text:span></text:span></text:p>
        <text:p text:style-name="P32"><text:span text:style-name="CharStyle12"><text:span text:style-name="T28">láskou sa zdobiť</text:span></text:span></text:p>
        <text:p text:style-name="P5"><text:span text:style-name="CharStyle22"><text:span text:style-name="T28"/></text:span></text:p>
        <text:p text:style-name="P26"><text:span text:style-name="CharStyle12"><text:span text:style-name="T28">II</text:span></text:span></text:p>
        <text:p text:style-name="P30"><text:span text:style-name="CharStyle12"><text:span text:style-name="T28"/></text:span></text:p>
        <text:p text:style-name="P28"><text:span text:style-name="CharStyle12"><text:span text:style-name="T28">Za rozlomené objatie</text:span></text:span></text:p>
        <text:p text:style-name="P32"><text:span text:style-name="CharStyle12"><text:span text:style-name="T28">za úsmev zvädlý</text:span></text:span></text:p>
        <text:p text:style-name="P32"><text:span text:style-name="CharStyle12"><text:span text:style-name="T28">za ruky túžbou napäté</text:span></text:span></text:p>
        <text:p text:style-name="P32"><text:span text:style-name="CharStyle12"><text:span text:style-name="T28">že náhle schladly</text:span></text:span></text:p>
        <text:p text:style-name="P32"><text:span text:style-name="CharStyle12"><text:span text:style-name="T28"/></text:span></text:p>
        <text:p text:style-name="P28"><text:span text:style-name="CharStyle12"><text:span text:style-name="T28">za cmiter detských ihračiek</text:span></text:span></text:p>
        <text:p text:style-name="P32"><text:span text:style-name="CharStyle12"><text:span text:style-name="T28">za drahé črepy</text:span></text:span></text:p>
        <text:p text:style-name="P32"><text:span text:style-name="CharStyle12"><text:span text:style-name="T28">zato že hlas tvoj neplače</text:span></text:span></text:p>
        <text:p text:style-name="P32"><text:span text:style-name="CharStyle12"><text:span text:style-name="T28">hluchý a slepý</text:span></text:span></text:p>
        <text:p text:style-name="P32"><text:span text:style-name="CharStyle12"><text:span text:style-name="T28"/></text:span></text:p>
        <text:p text:style-name="P28"><text:span text:style-name="CharStyle12"><text:span text:style-name="T28">keď lútos</text:span></text:span><text:span text:style-name="CharStyle12"><text:span text:style-name="T25">ť</text:span></text:span><text:span text:style-name="CharStyle12"><text:span text:style-name="T28"> nevie dovolať</text:span></text:span></text:p>
        <text:p text:style-name="P32"><text:span text:style-name="CharStyle12"><text:span text:style-name="T28">tvár matky ženy</text:span></text:span></text:p>
        <text:p text:style-name="P32"><text:span text:style-name="CharStyle12"><text:span text:style-name="T28">že iba z krvi z popola</text:span></text:span></text:p>
        <text:p text:style-name="P32"><text:span text:style-name="CharStyle12"><text:span text:style-name="T28">vyletí Fénix</text:span></text:span></text:p>
        <text:p text:style-name="P32"><text:span text:style-name="CharStyle12"><text:span text:style-name="T28"/></text:span></text:p>
        <text:p text:style-name="P28"><text:span text:style-name="CharStyle12"><text:span text:style-name="T28">bu</text:span></text:span><text:span text:style-name="CharStyle12"><text:span text:style-name="T25">ď</text:span></text:span><text:span text:style-name="CharStyle12"><text:span text:style-name="T28"> kliata doba krvavá</text:span></text:span></text:p>
        <text:p text:style-name="P32"><text:span text:style-name="CharStyle12"><text:span text:style-name="T28">a všetky masky</text:span></text:span></text:p>
        <text:p text:style-name="P32"><text:span text:style-name="CharStyle12"><text:span text:style-name="T28">bu</text:span></text:span><text:span text:style-name="CharStyle12"><text:span text:style-name="T25">ď</text:span></text:span><text:span text:style-name="CharStyle12"><text:span text:style-name="T28"> kliata hydra stohlavá</text:span></text:span></text:p>
        <text:p text:style-name="P32"><text:span text:style-name="CharStyle12"><text:span text:style-name="T28">že neznáš lásky</text:span></text:span></text:p>
        <text:p text:style-name="P5"><text:span text:style-name="CharStyle22"><text:span text:style-name="T28"/></text:span></text:p>
        <text:p text:style-name="P26"><text:span text:style-name="CharStyle12"><text:span text:style-name="T28">III</text:span></text:span></text:p>
        <text:p text:style-name="P30"><text:span text:style-name="CharStyle12"><text:span text:style-name="T28"/></text:span></text:p>
        <text:p text:style-name="P28"><text:span text:style-name="CharStyle12"><text:span text:style-name="T28">Než tvojím zverstvom človeče</text:span></text:span></text:p>
        <text:p text:style-name="P32"><text:span text:style-name="CharStyle12"><text:span text:style-name="T28">jej šepot pohne</text:span></text:span></text:p>
        <text:p text:style-name="P32"><text:span text:style-name="CharStyle12"><text:span text:style-name="T28">než sa jej pieseň roztečie</text:span></text:span></text:p>
        <text:p text:style-name="P32"><text:span text:style-name="CharStyle12"><text:span text:style-name="T28">zastaviť ohne</text:span></text:span></text:p>
        <text:p text:style-name="P32"><text:span text:style-name="CharStyle12"><text:span text:style-name="T28"/></text:span></text:p>
        <text:p text:style-name="P28"><text:span text:style-name="CharStyle12"><text:span text:style-name="T28">čo dneska ľudstvo šialené</text:span></text:span></text:p>
        <text:p text:style-name="P32"><text:soft-page-break/><text:span text:style-name="CharStyle12"><text:span text:style-name="T28">zúrivo vraždia</text:span></text:span></text:p>
        <text:p text:style-name="P28"><text:span text:style-name="CharStyle12"><text:span text:style-name="T28">zostane na tej aréne</text:span></text:span></text:p>
        <text:p text:style-name="P32"><text:span text:style-name="CharStyle12"><text:span text:style-name="T28">piaď zeme šťastia</text:span></text:span></text:p>
        <text:p text:style-name="P32"><text:span text:style-name="CharStyle12"><text:span text:style-name="T28"/></text:span></text:p>
        <text:p text:style-name="P28"><text:span text:style-name="CharStyle12"><text:span text:style-name="T28">alebo iba rov a rov</text:span></text:span></text:p>
        <text:p text:style-name="P32"><text:span text:style-name="CharStyle12"><text:span text:style-name="T28">hroby a hroby</text:span></text:span></text:p>
        <text:p text:style-name="P28"><text:span text:style-name="CharStyle12"><text:span text:style-name="T28">Krvavá ruka hrobárov</text:span></text:span></text:p>
        <text:p text:style-name="P32"><text:span text:style-name="CharStyle12"><text:span text:style-name="T28">čím budeš zdobiť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48"/><text:span text:style-name="CharStyle20"><text:span text:style-name="T28">NEŽ PRÍDE</text:span></text:span><text:bookmark-end text:name="bookmark48"/></text:h>
        <text:h text:style-name="P21" text:outline-level="1"><text:span text:style-name="CharStyle20"><text:span text:style-name="T28"/></text:span></text:h>
        <text:p text:style-name="P28"><text:span text:style-name="CharStyle12"><text:span text:style-name="T28">Než príde ruka zlá na krídlach strašných vtákov</text:span></text:span></text:p>
        <text:p text:style-name="P32"><text:span text:style-name="CharStyle12"><text:span text:style-name="T28">a siahne ponad nás pariacou vlnou skazy</text:span></text:span></text:p>
        <text:p text:style-name="P32"><text:span text:style-name="CharStyle12"><text:span text:style-name="T28">prv než nás opojí mok otrávených nákov</text:span></text:span></text:p>
        <text:p text:style-name="P32"><text:span text:style-name="CharStyle12"><text:span text:style-name="T28">že jak pes darmo sa za láskou budeš plaziť</text:span></text:span></text:p>
        <text:p text:style-name="P26"><text:span text:style-name="CharStyle12"><text:span text:style-name="T28"/></text:span></text:p>
        <text:p text:style-name="P30"><text:span text:style-name="CharStyle12"><text:span text:style-name="T28">daj padnúť v priepasť hmiel jak bábkam</text:span></text:span></text:p>
        <text:p text:style-name="P36"><text:span text:style-name="CharStyle12"><text:span text:style-name="T28">z porcelánu</text:span></text:span></text:p>
        <text:p text:style-name="P40"><text:span text:style-name="CharStyle12"><text:span text:style-name="T28">tým dôverivým snom ktoré nás čičíkaly</text:span></text:span></text:p>
        <text:p text:style-name="P40"><text:span text:style-name="CharStyle12"><text:span text:style-name="T28">Skorocel slepoty na nestrábenú ranu</text:span></text:span></text:p>
        <text:p text:style-name="P40"><text:span text:style-name="CharStyle12"><text:span text:style-name="T28">než príde víchrica zo zachmúrených dial</text:span></text:span><text:span text:style-name="CharStyle12"><text:span text:style-name="T25">í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50"/><text:span text:style-name="CharStyle20"><text:span text:style-name="T28">JEDNÉHO RÁNA</text:span></text:span><text:bookmark-end text:name="bookmark50"/></text:h>
        <text:h text:style-name="P21" text:outline-level="1"><text:span text:style-name="CharStyle20"><text:span text:style-name="T28"/></text:span></text:h>
        <text:p text:style-name="P37"><text:span text:style-name="CharStyle12"><text:span text:style-name="T28">Jedného rána</text:span></text:span></text:p>
        <text:p text:style-name="P41"><text:span text:style-name="CharStyle12"><text:span text:style-name="T28">ruky koľajníc sa nájdu príliš blízko</text:span></text:span></text:p>
        <text:p text:style-name="P41"><text:span text:style-name="CharStyle12"><text:span text:style-name="T28">určitejšie než smrť</text:span></text:span></text:p>
        <text:p text:style-name="P41"><text:span text:style-name="CharStyle12"><text:span text:style-name="T28"/></text:span></text:p>
        <text:p text:style-name="P37"><text:span text:style-name="CharStyle12"><text:span text:style-name="T28">Prichádzajú dni ako ostravské noci</text:span></text:span></text:p>
        <text:p text:style-name="P41"><text:span text:style-name="CharStyle12"><text:span text:style-name="T28">s práporom smútočných vŕb</text:span></text:span></text:p>
        <text:p text:style-name="P41"><text:span text:style-name="CharStyle12"><text:span text:style-name="T28">s očami budúcich vd</text:span></text:span><text:span text:style-name="CharStyle12"><text:span text:style-name="T27">ô</text:span></text:span><text:span text:style-name="CharStyle12"><text:span text:style-name="T28">v a sirôt</text:span></text:span></text:p>
        <text:p text:style-name="P41"><text:span text:style-name="CharStyle12"><text:span text:style-name="T28">jak vyprahnuté hrdlá pijanov</text:span></text:span></text:p>
        <text:p text:style-name="P41"><text:soft-page-break/><text:span text:style-name="CharStyle12"><text:span text:style-name="T28">Kto uhasí ich žízeň</text:span></text:span></text:p>
        <text:p text:style-name="P41"><text:span text:style-name="CharStyle12"><text:span text:style-name="T28">keď modrý alkohol už nehorí</text:span></text:span></text:p>
        <text:p text:style-name="P41"><text:span text:style-name="CharStyle12"><text:span text:style-name="T28">v kazematách noci</text:span></text:span></text:p>
        <text:p text:style-name="P41"><text:span text:style-name="CharStyle12"><text:span text:style-name="T28"/></text:span></text:p>
        <text:p text:style-name="P37"><text:span text:style-name="CharStyle12"><text:span text:style-name="T28">Dom v ktorom sme snili opanovaly termity</text:span></text:span></text:p>
        <text:p text:style-name="P41"><text:span text:style-name="CharStyle12"><text:span text:style-name="T28">zatiaľ čo náš vlak sa vrútil do tunelu</text:span></text:span></text:p>
        <text:p text:style-name="P37"><text:span text:style-name="CharStyle12"><text:span text:style-name="T28">Je to tunel úzkosti so sychravými prstami</text:span></text:span></text:p>
        <text:p text:style-name="P41"><text:span text:style-name="CharStyle12"><text:span text:style-name="T28">tmy jak ruky mŕtvych žien</text:span></text:span></text:p>
        <text:p text:style-name="P41"><text:span text:style-name="CharStyle12"><text:span text:style-name="T28">ešte desnejšie než rakvy ticha</text:span></text:span></text:p>
        <text:p text:style-name="P41"><text:span text:style-name="CharStyle12"><text:span text:style-name="T28">na ktoré sadá smrtihlav</text:span></text:span></text:p>
        <text:p text:style-name="P41"><text:span text:style-name="CharStyle12"><text:span text:style-name="T28">zatiaľ čo náš vlak sa vrútil do tunelu a zastal</text:span></text:span></text:p>
        <text:p text:style-name="P41"><text:span text:style-name="CharStyle12"><text:span text:style-name="T28">náš drahý dôverivý vlak</text:span></text:span></text:p>
        <text:p text:style-name="P41"><text:span text:style-name="CharStyle12"><text:span text:style-name="T28">a ani jedna hviezda</text:span></text:span></text:p>
        <text:p text:style-name="P29"><text:span text:style-name="CharStyle12"><text:span text:style-name="T28">iba oči budúcich mŕtvych</text:span></text:span></text:p>
        <text:p text:style-name="P33"><text:span text:style-name="CharStyle12"><text:span text:style-name="T28">milióny očí oči nevidomých</text:span></text:span></text:p>
        <text:p text:style-name="P33"><text:span text:style-name="CharStyle12"><text:span text:style-name="T28">len nahé beľmá očí</text:span></text:span></text:p>
        <text:p text:style-name="P33"><text:span text:style-name="CharStyle12"><text:span text:style-name="T28">upreté na teba jak Vera Ikon</text:span></text:span></text:p>
        <text:p text:style-name="P33"><text:span text:style-name="CharStyle12"><text:span text:style-name="T28">so všetkých strán</text:span></text:span></text:p>
        <text:p text:style-name="P29"><text:span text:style-name="CharStyle12"><text:span text:style-name="T28">Čo odpovieš ich neústupnej reči</text:span></text:span></text:p>
        <text:p text:style-name="P33"><text:span text:style-name="CharStyle12"><text:span text:style-name="T28">až začnú spytovať sa hlasom monotónnym</text:span></text:span></text:p>
        <text:p text:style-name="P33"><text:span text:style-name="CharStyle12"><text:span text:style-name="T28">chladným jak ruky zákerných vrahov</text:span></text:span></text:p>
        <text:p text:style-name="P33"><text:span text:style-name="CharStyle12"><text:span text:style-name="T28">jak slučka tvrdých prstov</text:span></text:span></text:p>
        <text:p text:style-name="P33"><text:span text:style-name="CharStyle12"><text:span text:style-name="T28">kŕčovite sa zadrhujúca</text:span></text:span></text:p>
        <text:p text:style-name="P33"><text:span text:style-name="CharStyle12"><text:span text:style-name="T28">na tvojom hrdle</text:span></text:span></text:p>
        <text:p text:style-name="P33"><text:span text:style-name="CharStyle12"><text:span text:style-name="T28"/></text:span></text:p>
        <text:p text:style-name="P29"><text:span text:style-name="CharStyle12"><text:span text:style-name="T28">Nechajte vtákov ktorí prchajú z tých krajov</text:span></text:span></text:p>
        <text:p text:style-name="P33"><text:span text:style-name="CharStyle12"><text:span text:style-name="T28">z týchto údolí hrobov</text:span></text:span></text:p>
        <text:p text:style-name="P33"><text:span text:style-name="CharStyle12"><text:span text:style-name="T28">nechajte vtákov ktorí prchajú</text:span></text:span></text:p>
        <text:p text:style-name="P33"><text:span text:style-name="CharStyle12"><text:span text:style-name="T28">na krídlach úzkosti</text:span></text:span></text:p>
        <text:p text:style-name="P33"><text:span text:style-name="CharStyle12"><text:span text:style-name="T28">nehádžte po nich lasom výčitky ostrejším</text:span></text:span></text:p>
        <text:p text:style-name="P33"><text:span text:style-name="CharStyle12"><text:span text:style-name="T28">ako dýka</text:span></text:span></text:p>
        <text:p text:style-name="P33"><text:span text:style-name="CharStyle12"><text:span text:style-name="T28">keby ste mali krídla i vy by ste sa vzniesli</text:span></text:span></text:p>
        <text:p text:style-name="P33"><text:span text:style-name="CharStyle12"><text:span text:style-name="T28">nad vulkanickú zem</text:span></text:span></text:p>
        <text:p text:style-name="P33"><text:soft-page-break/><text:span text:style-name="CharStyle12"><text:span text:style-name="T28">keby ste mali krídla</text:span></text:span></text:p>
        <text:p text:style-name="P33"><text:span text:style-name="CharStyle12"><text:span text:style-name="T28">a struny v srdci</text:span></text:span></text:p>
        <text:p text:style-name="P33"><text:span text:style-name="CharStyle12"><text:span text:style-name="T28">zaclonili by ste nebesá</text:span></text:span></text:p>
        <text:p text:style-name="P33"><text:span text:style-name="CharStyle12"><text:span text:style-name="T28">spevom jasným jak vodopád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52"/><text:span text:style-name="CharStyle20"><text:span text:style-name="T28">NA SKLONKU</text:span></text:span><text:bookmark-end text:name="bookmark52"/></text:h>
        <text:h text:style-name="P21" text:outline-level="1"><text:span text:style-name="CharStyle20"><text:span text:style-name="T28"/></text:span></text:h>
        <text:p text:style-name="P34"><text:span text:style-name="CharStyle12"><text:span text:style-name="T28">Muškáty v hlavniach kanónov</text:span></text:span></text:p>
        <text:p text:style-name="P37"><text:span text:style-name="CharStyle12"><text:span text:style-name="T28">Ich ostrá dýka siahajúca až k hviezdam</text:span></text:span></text:p>
        <text:p text:style-name="P41"><text:span text:style-name="CharStyle12"><text:span text:style-name="T28">Kto prevrhol ten tichý nočný ú</text:span></text:span><text:span text:style-name="CharStyle12"><text:span text:style-name="T27">ľ</text:span></text:span></text:p>
        <text:p text:style-name="P34"><text:span text:style-name="CharStyle12"><text:span text:style-name="T28">Roj oceľový</text:span></text:span></text:p>
        <text:p text:style-name="P38"><text:span text:style-name="CharStyle12"><text:span text:style-name="T28"/></text:span></text:p>
        <text:p text:style-name="P37"><text:span text:style-name="CharStyle12"><text:span text:style-name="T28">Spŕška melancholických snov</text:span></text:span></text:p>
        <text:p text:style-name="P41"><text:span text:style-name="CharStyle12"><text:span text:style-name="T28">Bičovaný ich krutým daž</text:span></text:span><text:span text:style-name="CharStyle12"><text:span text:style-name="T27">ď</text:span></text:span><text:span text:style-name="CharStyle12"><text:span text:style-name="T28">om</text:span></text:span></text:p>
        <text:p text:style-name="P41"><text:span text:style-name="CharStyle12"><text:span text:style-name="T28">padá do priepasti bez dna</text:span></text:span></text:p>
        <text:p text:style-name="P41"><text:span text:style-name="CharStyle12"><text:span text:style-name="T28">Vyšinutý vlak</text:span></text:span></text:p>
        <text:p text:style-name="P34"><text:span text:style-name="CharStyle12"><text:span text:style-name="T28">Len stopa v závejoch</text:span></text:span></text:p>
        <text:p text:style-name="P37"><text:span text:style-name="CharStyle12"><text:span text:style-name="T28">Vidina kominára v rubáši funebrákov</text:span></text:span></text:p>
        <text:p text:style-name="P41"><text:span text:style-name="CharStyle12"><text:span text:style-name="T28">A ruky božie rozvinuté nad kolískou</text:span></text:span></text:p>
        <text:p text:style-name="P41"><text:span text:style-name="CharStyle12"><text:span text:style-name="T28">h</text:span></text:span><text:span text:style-name="CharStyle12"><text:span text:style-name="T27">ľ</text:span></text:span><text:span text:style-name="CharStyle12"><text:span text:style-name="T28">a krídla kvôk pred pazúrami jastraba</text:span></text:span></text:p>
        <text:p text:style-name="P41"><text:span text:style-name="CharStyle12"><text:span text:style-name="T28">Prečo sa podobajú púpavám</text:span></text:span></text:p>
        <text:p text:style-name="P41"><text:span text:style-name="CharStyle12"><text:span text:style-name="T28">tie ruky žehnajúce pacholiatkam</text:span></text:span></text:p>
        <text:p text:style-name="P41"><text:span text:style-name="CharStyle12"><text:span text:style-name="T28">vo vianočnom sne</text:span></text:span></text:p>
        <text:p text:style-name="P37"><text:span text:style-name="CharStyle12"><text:span text:style-name="T28">Lež starý strom už neporastie v nás</text:span></text:span></text:p>
        <text:p text:style-name="P41"><text:span text:style-name="CharStyle12"><text:span text:style-name="T28">Ježiši Kriste</text:span></text:span></text:p>
        <text:p text:style-name="P37"><text:span text:style-name="CharStyle12"><text:span text:style-name="T28">Hlas tvojich hviezd už nepovedie nás</text:span></text:span></text:p>
        <text:p text:style-name="P41"><text:span text:style-name="CharStyle12"><text:span text:style-name="T28">Ježiši Kriste</text:span></text:span></text:p>
        <text:p text:style-name="P5"><text:span text:style-name="CharStyle22"><text:span text:style-name="T28"/></text:span></text:p>
        <text:p text:style-name="P37"><text:span text:style-name="CharStyle12"><text:span text:style-name="T28">Tvoje deti majú iné koledy</text:span></text:span></text:p>
        <text:p text:style-name="P41"><text:span text:style-name="CharStyle12"><text:span text:style-name="T28">a strašne </text:span></text:span><text:span text:style-name="CharStyle12"><text:span text:style-name="T27">ď</text:span></text:span><text:span text:style-name="CharStyle12"><text:span text:style-name="T28">aleko je k Betlehemu</text:span></text:span></text:p>
        <text:p text:style-name="P41"><text:span text:style-name="CharStyle12"><text:span text:style-name="T28">a strašne </text:span></text:span><text:span text:style-name="CharStyle12"><text:span text:style-name="T27">ď</text:span></text:span><text:span text:style-name="CharStyle12"><text:span text:style-name="T28">aleko je k biednym jasličkám</text:span></text:span></text:p>
        <text:p text:style-name="P41"><text:span text:style-name="CharStyle12"><text:span text:style-name="T28">vo veku nad kráterom</text:span></text:span></text:p>
        <text:p text:style-name="P41"><text:soft-page-break/><text:span text:style-name="CharStyle12"><text:span text:style-name="T28">tak strašne ďaleko je</text:span></text:span></text:p>
        <text:p text:style-name="P41"><text:span text:style-name="CharStyle12"><text:span text:style-name="T28"/></text:span></text:p>
        <text:p text:style-name="P37"><text:span text:style-name="CharStyle12"><text:span text:style-name="T28">V sutinách istôt v tŕní kanonády</text:span></text:span></text:p>
        <text:p text:style-name="P41"><text:span text:style-name="CharStyle12"><text:span text:style-name="T28">v húštavách speneného hluku</text:span></text:span></text:p>
        <text:p text:style-name="P41"><text:span text:style-name="CharStyle12"><text:span text:style-name="T28">nájsť miesto kde hniezdi vták</text:span></text:span></text:p>
        <text:p text:style-name="P41"><text:span text:style-name="CharStyle12"><text:span text:style-name="T28">a tvoje plaché oči</text:span></text:span></text:p>
        <text:p text:style-name="P41"><text:span text:style-name="CharStyle12"><text:span text:style-name="T28">zadaždené hrôzou umierania</text:span></text:span></text:p>
        <text:p text:style-name="P41"><text:span text:style-name="CharStyle12"><text:span text:style-name="T28">zakrýva nežným krídlom</text:span></text:span></text:p>
        <text:p text:style-name="P41"><text:span text:style-name="CharStyle12"><text:span text:style-name="T28">pred zlými prskavkami</text:span></text:span></text:p>
        <text:p text:style-name="P41"><text:span text:style-name="CharStyle12"><text:span text:style-name="T28">nájsť teplé hniezdo a spievať tiché piesne</text:span></text:span></text:p>
        <text:p text:style-name="P41"><text:span text:style-name="CharStyle12"><text:span text:style-name="T28">ktoré nik nepočuje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54"/><text:span text:style-name="CharStyle20"><text:span text:style-name="T28">HLAS POĽNÍC</text:span></text:span><text:bookmark-end text:name="bookmark54"/></text:h>
        <text:h text:style-name="P21" text:outline-level="1"><text:span text:style-name="CharStyle20"><text:span text:style-name="T28"/></text:span></text:h>
        <text:p text:style-name="P37"><text:span text:style-name="CharStyle12"><text:span text:style-name="T28">Hlas poľníc kovových do hniezd polnocí padá</text:span></text:span></text:p>
        <text:p text:style-name="P41"><text:span text:style-name="CharStyle12"><text:span text:style-name="T28">z amfory ticha pijú jeho sépie</text:span></text:span></text:p>
        <text:p text:style-name="P41"><text:span text:style-name="CharStyle12"><text:span text:style-name="T28">zákerná vlna šľahla bičom úzkosti</text:span></text:span></text:p>
        <text:p text:style-name="P41"><text:span text:style-name="CharStyle12"><text:span text:style-name="T28">ako mráz ostrým</text:span></text:span></text:p>
        <text:p text:style-name="P41"><text:span text:style-name="CharStyle12"><text:span text:style-name="T28">cez l</text:span></text:span><text:span text:style-name="CharStyle12"><text:span text:style-name="T27">o</text:span></text:span><text:span text:style-name="CharStyle12"><text:span text:style-name="T28">že milencov v tiché zátoky spánku</text:span></text:span></text:p>
        <text:p text:style-name="P41"><text:span text:style-name="CharStyle12"><text:span text:style-name="T28">kde kotvia lode dôverivé</text:span></text:span></text:p>
        <text:p text:style-name="P41"><text:span text:style-name="CharStyle12"><text:span text:style-name="T28">a z mliečnej dráhy jak z duba vyvaleného</text:span></text:span></text:p>
        <text:p text:style-name="P41"><text:span text:style-name="CharStyle12"><text:span text:style-name="T28">roj sršňov rozsýpa sa</text:span></text:span></text:p>
        <text:p text:style-name="P41"><text:span text:style-name="CharStyle12"><text:span text:style-name="T28"/></text:span></text:p>
        <text:p text:style-name="P37"><text:span text:style-name="CharStyle12"><text:span text:style-name="T28">Už cítim postať kolísať sa</text:span></text:span></text:p>
        <text:p text:style-name="P41"><text:span text:style-name="CharStyle12"><text:span text:style-name="T28">ako kormidlo vratké</text:span></text:span></text:p>
        <text:p text:style-name="P41"><text:span text:style-name="CharStyle12"><text:span text:style-name="T28">sipot seismografických hadov</text:span></text:span></text:p>
        <text:p text:style-name="P41"><text:span text:style-name="CharStyle12"><text:span text:style-name="T28">v útrobách starej hory</text:span></text:span></text:p>
        <text:p text:style-name="P41"><text:span text:style-name="CharStyle12"><text:span text:style-name="T28">lávu a síru veští</text:span></text:span></text:p>
        <text:p text:style-name="P41"><text:span text:style-name="CharStyle12"><text:span text:style-name="T28">bo každá ruka podaná je darom danajským</text:span></text:span></text:p>
        <text:p text:style-name="P41"><text:span text:style-name="CharStyle12"><text:span text:style-name="T28">zatiaľ čo iná ruka</text:span></text:span></text:p>
        <text:p text:style-name="P41"><text:span text:style-name="CharStyle12"><text:span text:style-name="T28">ešte desnejšia než ruka orloja</text:span></text:span></text:p>
        <text:p text:style-name="P41"><text:span text:style-name="CharStyle12"><text:span text:style-name="T28">bezmocná v silokrivkách času</text:span></text:span></text:p>
        <text:p text:style-name="P41"><text:soft-page-break/><text:span text:style-name="CharStyle12"><text:span text:style-name="T28">ukazuje ti smer</text:span></text:span></text:p>
        <text:p text:style-name="P41"><text:span text:style-name="CharStyle12"><text:span text:style-name="T28">ktorým sa zrútiš do priepasti</text:span></text:span></text:p>
        <text:p text:style-name="P41"><text:span text:style-name="CharStyle12"><text:span text:style-name="T28">ako strelený avión</text:span></text:span></text:p>
        <text:p text:style-name="P41"><text:span text:style-name="CharStyle12"><text:span text:style-name="T28">do hlbín</text:span></text:span></text:p>
        <text:p text:style-name="P29"><text:span text:style-name="CharStyle12"><text:span text:style-name="T28">za prstom ktorý píše na stene</text:span></text:span></text:p>
        <text:p text:style-name="P33"><text:span text:style-name="CharStyle12"><text:span text:style-name="T28">čierne znamenie</text:span></text:span></text:p>
        <text:p text:style-name="P33"><text:span text:style-name="CharStyle12"><text:span text:style-name="T28"/></text:span></text:p>
        <text:p text:style-name="P29"><text:span text:style-name="CharStyle12"><text:span text:style-name="T28">Moje verše ako panika mravcov</text:span></text:span></text:p>
        <text:p text:style-name="P33"><text:span text:style-name="CharStyle12"><text:span text:style-name="T28">keď modrá rybka neba</text:span></text:span></text:p>
        <text:p text:style-name="P33"><text:span text:style-name="CharStyle12"><text:span text:style-name="T28">tratí sa v riave mrakov</text:span></text:span></text:p>
        <text:p text:style-name="P33"><text:span text:style-name="CharStyle12"><text:span text:style-name="T28">bo rajnok elektrický</text:span></text:span></text:p>
        <text:p text:style-name="P33"><text:span text:style-name="CharStyle12"><text:span text:style-name="T28">zaženúc všetko do dier</text:span></text:span></text:p>
        <text:p text:style-name="P33"><text:span text:style-name="CharStyle12"><text:span text:style-name="T28">páli mosty</text:span></text:span></text:p>
        <text:p text:style-name="P33"><text:span text:style-name="CharStyle12"><text:span text:style-name="T28">znamením horiaceho kríža</text:span></text:span></text:p>
        <text:p text:style-name="P33"><text:span text:style-name="CharStyle12"><text:span text:style-name="T28">a duté gongy hromov</text:span></text:span></text:p>
        <text:p text:style-name="P33"><text:span text:style-name="CharStyle12"><text:span text:style-name="T28">valia sa nepokojné</text:span></text:span></text:p>
        <text:p text:style-name="P33"><text:span text:style-name="CharStyle12"><text:span text:style-name="T28"/></text:span></text:p>
        <text:p text:style-name="P29"><text:span text:style-name="CharStyle12"><text:span text:style-name="T28">A starým poľom Martovým</text:span></text:span></text:p>
        <text:p text:style-name="P33"><text:span text:style-name="CharStyle12"><text:span text:style-name="T28">zas budú dunieť okované vozy</text:span></text:span></text:p>
        <text:p text:style-name="P33"><text:span text:style-name="CharStyle12"><text:span text:style-name="T28">nad smutným poľom Martovým</text:span></text:span></text:p>
        <text:p text:style-name="P33"><text:span text:style-name="CharStyle12"><text:span text:style-name="T28">smrtihlav krúži zlovestne</text:span></text:span></text:p>
        <text:p text:style-name="P33"><text:span text:style-name="CharStyle12"><text:span text:style-name="T28">noc hučí ako augustová</text:span></text:span></text:p>
        <text:p text:style-name="P33"><text:span text:style-name="CharStyle12"><text:span text:style-name="T28">detonáciou hviezdnou</text:span></text:span></text:p>
        <text:p text:style-name="P29"><text:span text:style-name="CharStyle12"><text:span text:style-name="T28">Kam slietnu ukonané dlhou jarnou cestou</text:span></text:span></text:p>
        <text:p text:style-name="P33"><text:span text:style-name="CharStyle12"><text:span text:style-name="T28">vtáčatá slabých krídel</text:span></text:span></text:p>
        <text:p text:style-name="P29"><text:span text:style-name="CharStyle12"><text:span text:style-name="T28">Už starý vtáčnik siete rozprestrel</text:span></text:span></text:p>
        <text:p text:style-name="P33"><text:span text:style-name="CharStyle12"><text:span text:style-name="T28">sťa smrť neviditeľné</text:span></text:span></text:p>
        <text:p text:style-name="P33"><text:span text:style-name="CharStyle12"><text:span text:style-name="T28"/></text:span></text:p>
        <text:p text:style-name="P29"><text:span text:style-name="CharStyle12"><text:span text:style-name="T28">Kam složíš hlavu</text:span></text:span></text:p>
        <text:p text:style-name="P33"><text:span text:style-name="CharStyle12"><text:span text:style-name="T28">agáva úzkostlivá</text:span></text:span></text:p>
        <text:p text:style-name="P37"><text:span text:style-name="CharStyle12"><text:span text:style-name="T28">Pre modrý plameň plachých jeleníc</text:span></text:span></text:p>
        <text:p text:style-name="P41"><text:span text:style-name="CharStyle12"><text:span text:style-name="T28">pre teplé dlane čiernej rodnej hliny</text:span></text:span></text:p>
        <text:p text:style-name="P41"><text:span text:style-name="CharStyle12"><text:span text:style-name="T28">pre zlatý prsteň pableskujúci cez hmly</text:span></text:span></text:p>
        <text:p text:style-name="P41"><text:soft-page-break/><text:span text:style-name="CharStyle12"><text:span text:style-name="T28">pre sladké plody v tichých záhradách</text:span></text:span></text:p>
        <text:p text:style-name="P41"><text:span text:style-name="CharStyle12"><text:span text:style-name="T28">pre perlorodky na dne</text:span></text:span></text:p>
        <text:p text:style-name="P41"><text:span text:style-name="CharStyle12"><text:span text:style-name="T28">pre drahé viselstvá zajtrajšie</text:span></text:span></text:p>
        <text:p text:style-name="P41"><text:span text:style-name="CharStyle12"><text:span text:style-name="T28">krajšie než naše detstvá v tôni bajonetov</text:span></text:span></text:p>
        <text:p text:style-name="P41"><text:span text:style-name="CharStyle12"><text:span text:style-name="T28">v ihličí lesov prekliatych</text:span></text:span></text:p>
        <text:p text:style-name="P41"><text:span text:style-name="CharStyle12"><text:span text:style-name="T28">básnik môj vyjdi z pyramíd</text:span></text:span></text:p>
        <text:p text:style-name="P41"><text:span text:style-name="CharStyle12"><text:span text:style-name="T28">a bedrá opáš mečom prastarým</text:span></text:span></text:p>
        <text:p text:style-name="P41"><text:span text:style-name="CharStyle12"><text:span text:style-name="T28">zas ako v rokoch mäsožravých rastlín</text:span></text:span></text:p>
        <text:p text:style-name="P41"><text:span text:style-name="CharStyle12"><text:span text:style-name="T28">nech budí Orfeova lýra</text:span></text:span></text:p>
        <text:p text:style-name="P41"><text:span text:style-name="CharStyle12"><text:span text:style-name="T28">milenky odovzdané mŕtvym prúdom</text:span></text:span></text:p>
        <text:p text:style-name="P41"><text:span text:style-name="CharStyle12"><text:span text:style-name="T28">v bezvetrí lások</text:span></text:span></text:p>
        <text:p text:style-name="P41"><text:span text:style-name="CharStyle12"><text:span text:style-name="T28"/></text:span></text:p>
        <text:p text:style-name="P37"><text:span text:style-name="CharStyle12"><text:span text:style-name="T28">Hlas po</text:span></text:span><text:span text:style-name="CharStyle12"><text:span text:style-name="T27">ľ</text:span></text:span><text:span text:style-name="CharStyle12"><text:span text:style-name="T28">níc kovových poplašn</text:span></text:span><text:span text:style-name="CharStyle12"><text:span text:style-name="T27">e</text:span></text:span><text:span text:style-name="CharStyle12"><text:span text:style-name="T28"> zadrháva</text:span></text:span></text:p>
        <text:p text:style-name="P41"><text:span text:style-name="CharStyle12"><text:span text:style-name="T28">Vstávaj stráž pohraničná</text:span></text:span></text:p>
        <text:p text:style-name="P5"><text:span text:style-name="CharStyle22"><text:span text:style-name="T28"/></text:span></text:p>
        <text:h text:style-name="P8" text:outline-level="1"><text:bookmark-start text:name="bookmark56"/><text:bookmark-end text:name="bookmark56"/><text:span text:style-name="CharStyle25"><text:span text:style-name="T28"/></text:span></text:h>
        <text:h text:style-name="P8" text:outline-level="1"><text:bookmark-start text:name="bookmark58"/><text:span text:style-name="CharStyle20"><text:span text:style-name="T28">SMRŤ</text:span></text:span><text:bookmark-end text:name="bookmark58"/></text:h>
        <text:h text:style-name="P21" text:outline-level="1"><text:span text:style-name="CharStyle20"><text:span text:style-name="T28"/></text:span></text:h>
        <text:p text:style-name="P29"><text:span text:style-name="CharStyle12"><text:span text:style-name="T28">Na vlnách úzkosti zas poplávame spolu</text:span></text:span></text:p>
        <text:p text:style-name="P33"><text:span text:style-name="CharStyle12"><text:span text:style-name="T28">než v priepasť bezodnú nás strhne temný prúd</text:span></text:span></text:p>
        <text:p text:style-name="P33"><text:span text:style-name="CharStyle12"><text:span text:style-name="T28">z pohára osudu piť trpký nápoj bôľu</text:span></text:span></text:p>
        <text:p text:style-name="P26"><text:span text:style-name="CharStyle12"><text:span text:style-name="T28"/></text:span></text:p>
        <text:p text:style-name="P33"><text:span text:style-name="CharStyle12"><text:span text:style-name="T28">A ešte raz sa zvon náš rozzuní</text:span></text:span></text:p>
        <text:p text:style-name="P33"><text:span text:style-name="CharStyle12"><text:span text:style-name="T28">a hlasom výčitky nás vyburcuje zo sna</text:span></text:span></text:p>
        <text:p text:style-name="P33"><text:span text:style-name="CharStyle12"><text:span text:style-name="T28">Potom sa pohni</text:span></text:span></text:p>
        <text:p text:style-name="P29"><text:span text:style-name="CharStyle12"><text:span text:style-name="T28">potom sa pohni mocným prívalom oh neúprosná</text:span></text:span></text:p>
        <text:p text:style-name="P33"><text:span text:style-name="CharStyle12"><text:span text:style-name="T28">armáda krtov ktorá odolá</text:span></text:span></text:p>
        <text:p text:style-name="P26"><text:span text:style-name="CharStyle12"><text:span text:style-name="T28">naivnej pasci harfy Orfeovej</text:span></text:span></text:p>
        <text:p text:style-name="P26"><text:span text:style-name="CharStyle12"><text:span text:style-name="T28"/></text:span></text:p>
        <text:p text:style-name="P33"><text:span text:style-name="CharStyle12"><text:span text:style-name="T28">Než nové vtáča vzlietne z popola</text:span></text:span></text:p>
        <text:p text:style-name="P33"><text:span text:style-name="CharStyle12"><text:span text:style-name="T28">hojivým vánkom zabudnutia ovej</text:span></text:span></text:p>
        <text:p text:style-name="P33"><text:span text:style-name="CharStyle12"><text:span text:style-name="T28">tvár básnikovu</text:span></text:span></text:p>
        <text:p text:style-name="P33"><text:span text:style-name="CharStyle12"><text:span text:style-name="T28">strhanú zradou človeka a vzbúrou kovu</text:span></text:span></text:p>
        <text:p text:style-name="P5"><text:soft-page-break/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60"/><text:span text:style-name="CharStyle20"><text:span text:style-name="T28">DUŠIČKOVÉ DEFILÉ</text:span></text:span><text:bookmark-end text:name="bookmark60"/></text:h>
        <text:p text:style-name="P34"><text:span text:style-name="CharStyle12"><text:span text:style-name="T28"/></text:span></text:p>
        <text:p text:style-name="P41"><text:span text:style-name="CharStyle12"><text:span text:style-name="T28">Oh otvorené cintoríny</text:span></text:span></text:p>
        <text:p text:style-name="P41"><text:span text:style-name="CharStyle12"><text:span text:style-name="T28">Prichádzaš zvážiť všetky viny</text:span></text:span></text:p>
        <text:p text:style-name="P41"><text:span text:style-name="CharStyle12"><text:span text:style-name="T28">Bože prečo</text:span></text:span></text:p>
        <text:p text:style-name="P37"><text:span text:style-name="CharStyle12"><text:span text:style-name="T28">Neporazené porazené</text:span></text:span></text:p>
        <text:p text:style-name="P41"><text:span text:style-name="CharStyle12"><text:span text:style-name="T28">už idú vojská mojej zeme</text:span></text:span></text:p>
        <text:p text:style-name="P41"><text:span text:style-name="CharStyle12"><text:span text:style-name="T28">Môj dobrý Bože prečo</text:span></text:span></text:p>
        <text:p text:style-name="P34"><text:span text:style-name="CharStyle12"><text:span text:style-name="T28"/></text:span></text:p>
        <text:p text:style-name="P38"><text:span text:style-name="CharStyle12"><text:span text:style-name="T28">Armáda strašne pokorená</text:span></text:span></text:p>
        <text:p text:style-name="P34"><text:span text:style-name="CharStyle12"><text:span text:style-name="T28">Prečo ste padli na kolená</text:span></text:span></text:p>
        <text:p text:style-name="P34"><text:span text:style-name="CharStyle12"><text:span text:style-name="T28">Bože prečo</text:span></text:span></text:p>
        <text:p text:style-name="P34"><text:span text:style-name="CharStyle12"><text:span text:style-name="T28">Zahodiť pušku bodák zlomiť</text:span></text:span></text:p>
        <text:p text:style-name="P34"><text:span text:style-name="CharStyle12"><text:span text:style-name="T28">Nech plačú vyplienené domy</text:span></text:span></text:p>
        <text:p text:style-name="P34"><text:span text:style-name="CharStyle12"><text:span text:style-name="T28">Môj dobrý Bože prečo</text:span></text:span></text:p>
        <text:p text:style-name="P34"><text:span text:style-name="CharStyle12"><text:span text:style-name="T28"/></text:span></text:p>
        <text:p text:style-name="P38"><text:span text:style-name="CharStyle12"><text:span text:style-name="T28">Stesk mladých vdôv plač sirôt malých</text:span></text:span></text:p>
        <text:p text:style-name="P37"><text:span text:style-name="CharStyle12"><text:span text:style-name="T28">Piť piť piť do dna horký kalich</text:span></text:span></text:p>
        <text:p text:style-name="P41"><text:span text:style-name="CharStyle12"><text:span text:style-name="T28">Bože prečo</text:span></text:span></text:p>
        <text:p text:style-name="P34"><text:span text:style-name="CharStyle12"><text:span text:style-name="T28">Nesadne pravda v tieto strany</text:span></text:span></text:p>
        <text:p text:style-name="P37"><text:span text:style-name="CharStyle12"><text:span text:style-name="T28">Večne si máme lízať rany</text:span></text:span></text:p>
        <text:p text:style-name="P41"><text:span text:style-name="CharStyle12"><text:span text:style-name="T28">Môj dobrý Bože prečo</text:span></text:span></text:p>
        <text:p text:style-name="P5"><text:span text:style-name="CharStyle22"><text:span text:style-name="T28"/></text:span></text:p>
        <text:p text:style-name="P34"><text:span text:style-name="CharStyle12"><text:span text:style-name="T28">Do dúpat vlčích zaliezť znova</text:span></text:span></text:p>
        <text:p text:style-name="P34"><text:span text:style-name="CharStyle12"><text:span text:style-name="T28">V domove vlastnom bez domova</text:span></text:span></text:p>
        <text:p text:style-name="P34"><text:span text:style-name="CharStyle12"><text:span text:style-name="T28">Bože prečo</text:span></text:span></text:p>
        <text:p text:style-name="P29"><text:span text:style-name="CharStyle12"><text:span text:style-name="T28">Daj povel rázny do pochodu</text:span></text:span></text:p>
        <text:p text:style-name="P33"><text:span text:style-name="CharStyle12"><text:span text:style-name="T28">a radšej padnúť za slobodu</text:span></text:span></text:p>
        <text:p text:style-name="P34"><text:span text:style-name="CharStyle12"><text:span text:style-name="T28">Môj dobrý Bože radšej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62"/><text:span text:style-name="CharStyle20"><text:span text:style-name="T28">JESEŇ</text:span></text:span><text:bookmark-end text:name="bookmark62"/></text:h>
        <text:p text:style-name="P26"><text:soft-page-break/><text:span text:style-name="CharStyle12"><text:span text:style-name="T28"/></text:span></text:p>
        <text:p text:style-name="P33"><text:span text:style-name="CharStyle12"><text:span text:style-name="T27">I</text:span></text:span></text:p>
        <text:p text:style-name="P33"><text:span text:style-name="CharStyle12"><text:span text:style-name="T27"/></text:span></text:p>
        <text:p text:style-name="P29"><text:span text:style-name="CharStyle12"><text:span text:style-name="T28">Tá ruka ešte váha váha</text:span></text:span></text:p>
        <text:p text:style-name="P33"><text:span text:style-name="CharStyle12"><text:span text:style-name="T28">ešte sa zatajuje dych</text:span></text:span></text:p>
        <text:p text:style-name="P33"><text:span text:style-name="CharStyle12"><text:span text:style-name="T28">Však už sa sunie stará váha</text:span></text:span></text:p>
        <text:p text:style-name="P33"><text:span text:style-name="CharStyle12"><text:span text:style-name="T28">pod ťarchou plodov dozretých</text:span></text:span></text:p>
        <text:p text:style-name="P33"><text:span text:style-name="CharStyle12"><text:span text:style-name="T28"/></text:span></text:p>
        <text:p text:style-name="P29"><text:span text:style-name="CharStyle12"><text:span text:style-name="T28">Do hniezda snov už drobno prší</text:span></text:span></text:p>
        <text:p text:style-name="P33"><text:span text:style-name="CharStyle12"><text:span text:style-name="T28">studený novembrový dážď</text:span></text:span></text:p>
        <text:p text:style-name="P29"><text:span text:style-name="CharStyle12"><text:span text:style-name="T28">Prv než ma dotyk mrazu skruší</text:span></text:span></text:p>
        <text:p text:style-name="P33"><text:span text:style-name="CharStyle12"><text:span text:style-name="T28">mal by som obliecť vatovaný plášť</text:span></text:span></text:p>
        <text:p text:style-name="P5"><text:span text:style-name="CharStyle22"><text:span text:style-name="T28"/></text:span></text:p>
        <text:p text:style-name="P5"><text:span text:style-name="CharStyle22"><text:span text:style-name="T28">II</text:span></text:span></text:p>
        <text:p text:style-name="P6"><text:span text:style-name="CharStyle22"><text:span text:style-name="T28"/></text:span></text:p>
        <text:p text:style-name="P29"><text:span text:style-name="CharStyle12"><text:span text:style-name="T28">Oh smutné cesty modrých vtákov</text:span></text:span></text:p>
        <text:p text:style-name="P33"><text:span text:style-name="CharStyle12"><text:span text:style-name="T28">Zemou sa plaziť jak dym vlakov</text:span></text:span></text:p>
        <text:p text:style-name="P33"><text:span text:style-name="CharStyle12"><text:span text:style-name="T28">sbierať lístie</text:span></text:span></text:p>
        <text:p text:style-name="P29"><text:span text:style-name="CharStyle12"><text:span text:style-name="T28">Kto mi to píše slová kruté</text:span></text:span></text:p>
        <text:p text:style-name="P33"><text:span text:style-name="CharStyle12"><text:span text:style-name="T28">studeným daž</text:span></text:span><text:span text:style-name="CharStyle12"><text:span text:style-name="T27">ď</text:span></text:span><text:span text:style-name="CharStyle12"><text:span text:style-name="T28">om premoknuté</text:span></text:span></text:p>
        <text:p text:style-name="P33"><text:span text:style-name="CharStyle12"><text:span text:style-name="T28">Láska iste</text:span></text:span></text:p>
        <text:p text:style-name="P26"><text:span text:style-name="CharStyle12"><text:span text:style-name="T28"/></text:span></text:p>
        <text:p text:style-name="P33"><text:span text:style-name="CharStyle12"><text:span text:style-name="T28">Ešte je tu však už ťa raní</text:span></text:span></text:p>
        <text:p text:style-name="P33"><text:span text:style-name="CharStyle12"><text:span text:style-name="T28">baladou zlou o umieraní</text:span></text:span></text:p>
        <text:p text:style-name="P33"><text:span text:style-name="CharStyle12"><text:span text:style-name="T28">struna lutne</text:span></text:span></text:p>
        <text:p text:style-name="P29"><text:span text:style-name="CharStyle12"><text:span text:style-name="T28">Co si to vravel láska láska</text:span></text:span></text:p>
        <text:p text:style-name="P33"><text:span text:style-name="CharStyle12"><text:span text:style-name="T28">Potrhala sa nežná páska</text:span></text:span></text:p>
        <text:p text:style-name="P33"><text:span text:style-name="CharStyle12"><text:span text:style-name="T28">Snežia lupne</text:span></text:span></text:p>
        <text:p text:style-name="P33"><text:span text:style-name="CharStyle12"><text:span text:style-name="T28"/></text:span></text:p>
        <text:p text:style-name="P26"><text:span text:style-name="CharStyle12"><text:span text:style-name="T28">A iba krutá márnosť sľubu</text:span></text:span></text:p>
        <text:p text:style-name="P26"><text:span text:style-name="CharStyle12"><text:span text:style-name="T28">Sekera tni čas holorubu</text:span></text:span></text:p>
        <text:p text:style-name="P26"><text:span text:style-name="CharStyle12"><text:span text:style-name="T28">Bez ľútosti</text:span></text:span></text:p>
        <text:p text:style-name="P29"><text:span text:style-name="CharStyle12"><text:span text:style-name="T28">Na nežnú šiju ostrú slučku</text:span></text:span></text:p>
        <text:p text:style-name="P33"><text:span text:style-name="CharStyle12"><text:span text:style-name="T28">Zakývať šatkou na rozlúčku</text:span></text:span></text:p>
        <text:p text:style-name="P33"><text:soft-page-break/><text:span text:style-name="CharStyle12"><text:span text:style-name="T28">Bez ľútosti</text:span></text:span></text:p>
        <text:p text:style-name="P5"><text:span text:style-name="CharStyle22"><text:span text:style-name="T28"/></text:span></text:p>
        <text:p text:style-name="P5"><text:span text:style-name="CharStyle22"><text:span text:style-name="T28">III</text:span></text:span></text:p>
        <text:p text:style-name="P37"><text:span text:style-name="CharStyle12"><text:span text:style-name="T28">Padá jak slza srdce zvona</text:span></text:span></text:p>
        <text:p text:style-name="P41"><text:span text:style-name="CharStyle12"><text:span text:style-name="T28">v dlane zeme</text:span></text:span></text:p>
        <text:p text:style-name="P41"><text:span text:style-name="CharStyle12"><text:span text:style-name="T28"/></text:span></text:p>
        <text:p text:style-name="P37"><text:span text:style-name="CharStyle12"><text:span text:style-name="T28">Aká je zradná mäkkosť lona</text:span></text:span></text:p>
        <text:p text:style-name="P41"><text:span text:style-name="CharStyle12"><text:span text:style-name="T28">jama hrobu</text:span></text:span></text:p>
        <text:p text:style-name="P41"><text:span text:style-name="CharStyle12"><text:span text:style-name="T28"/></text:span></text:p>
        <text:p text:style-name="P37"><text:span text:style-name="CharStyle12"><text:span text:style-name="T28">Hviezdy sa plašia svojho tieňa</text:span></text:span></text:p>
        <text:p text:style-name="P41"><text:span text:style-name="CharStyle12"><text:span text:style-name="T28">stádo nemé</text:span></text:span></text:p>
        <text:p text:style-name="P41"><text:span text:style-name="CharStyle12"><text:span text:style-name="T28"/></text:span></text:p>
        <text:p text:style-name="P29"><text:span text:style-name="CharStyle12"><text:span text:style-name="T28">Sbohom a sbohom do videnia</text:span></text:span></text:p>
        <text:p text:style-name="P33"><text:span text:style-name="CharStyle12"><text:span text:style-name="T28">Šepkám si všetky sladké mená</text:span></text:span></text:p>
        <text:p text:style-name="P26"><text:span text:style-name="CharStyle12"><text:span text:style-name="T28"/></text:span></text:p>
        <text:p text:style-name="P30"><text:span text:style-name="CharStyle12"><text:span text:style-name="T28">Mária Marta Magdaléna</text:span></text:span></text:p>
        <text:p text:style-name="P26"><text:span text:style-name="CharStyle12"><text:span text:style-name="T28"/></text:span></text:p>
        <text:p text:style-name="P30"><text:span text:style-name="CharStyle12"><text:span text:style-name="T28">Sbohom a sbohom do videnia</text:span></text:span></text:p>
        <text:p text:style-name="P5"><text:span text:style-name="CharStyle22"><text:span text:style-name="T28"/></text:span></text:p>
        <text:p text:style-name="P5"><text:span text:style-name="CharStyle22"><text:span text:style-name="T28">IV</text:span></text:span></text:p>
        <text:p text:style-name="P34"><text:span text:style-name="CharStyle12"><text:span text:style-name="T28"/></text:span></text:p>
        <text:p text:style-name="P41"><text:span text:style-name="CharStyle12"><text:span text:style-name="T28">Jak puklé zvony zvonia slová kovom</text:span></text:span></text:p>
        <text:p text:style-name="P41"><text:span text:style-name="CharStyle12"><text:span text:style-name="T28">podliehajúce hrdzi</text:span></text:span></text:p>
        <text:p text:style-name="P34"><text:span text:style-name="CharStyle12"><text:span text:style-name="T28"/></text:span></text:p>
        <text:p text:style-name="P41"><text:span text:style-name="CharStyle12"><text:span text:style-name="T28">Márnych slov ťažká olovienka</text:span></text:span></text:p>
        <text:p text:style-name="P41"><text:span text:style-name="CharStyle12"><text:span text:style-name="T28">padá na krehkú vázu</text:span></text:span></text:p>
        <text:p text:style-name="P34"><text:span text:style-name="CharStyle12"><text:span text:style-name="T28"/></text:span></text:p>
        <text:p text:style-name="P41"><text:span text:style-name="CharStyle12"><text:span text:style-name="T28">Gravitáciou hrobu oťaželé</text:span></text:span></text:p>
        <text:p text:style-name="P41"><text:span text:style-name="CharStyle12"><text:span text:style-name="T28">žlté lístie</text:span></text:span></text:p>
        <text:p text:style-name="P41"><text:span text:style-name="CharStyle12"><text:span text:style-name="T28"/></text:span></text:p>
        <text:p text:style-name="P34"><text:span text:style-name="CharStyle12"><text:span text:style-name="T28">Len ťažká hlina padajúcich brehov</text:span></text:span></text:p>
        <text:p text:style-name="P34"><text:span text:style-name="CharStyle12"><text:span text:style-name="T28">Neznesiteľná ťarcha</text:span></text:span></text:p>
        <text:p text:style-name="P34"><text:span text:style-name="CharStyle12"><text:span text:style-name="T28"/></text:span></text:p>
        <text:p text:style-name="P41"><text:span text:style-name="CharStyle12"><text:span text:style-name="T28">Cez mreže úst tie slová nevypusť</text:span></text:span></text:p>
        <text:p text:style-name="P41"><text:soft-page-break/><text:span text:style-name="CharStyle12"><text:span text:style-name="T28">Mlč mlč</text:span></text:span></text:p>
        <text:p text:style-name="P5"><text:span text:style-name="CharStyle24"><text:span text:style-name="T28"/></text:span></text:p>
        <text:p text:style-name="P7"><text:span text:style-name="CharStyle24"><text:span text:style-name="T27">V</text:span></text:span></text:p>
        <text:p text:style-name="P7"><text:span text:style-name="CharStyle24"><text:span text:style-name="T27"/></text:span></text:p>
        <text:p text:style-name="P37"><text:span text:style-name="CharStyle12"><text:span text:style-name="T28">A chvíle bezlisté ťa na smrť zraniť prídu</text:span></text:span></text:p>
        <text:p text:style-name="P33"><text:span text:style-name="CharStyle12"><text:span text:style-name="T28">hodiny zat</text:span></text:span><text:span text:style-name="CharStyle12"><text:span text:style-name="T27">i</text:span></text:span><text:span text:style-name="CharStyle12"><text:span text:style-name="T28">kať výsmešnú panychídu</text:span></text:span></text:p>
        <text:p text:style-name="P34"><text:span text:style-name="CharStyle12"><text:span text:style-name="T28"/></text:span></text:p>
        <text:p text:style-name="P41"><text:span text:style-name="CharStyle12"><text:span text:style-name="T28">Cez balvan ničoty zas budeš biedne padať</text:span></text:span></text:p>
        <text:p text:style-name="P41"><text:span text:style-name="CharStyle12"><text:span text:style-name="T28">a rukou bezmocnou v hmlách novembrových</text:span></text:span></text:p>
        <text:p text:style-name="P41"><text:span text:style-name="CharStyle12"><text:span text:style-name="T28">hľadať</text:span></text:span></text:p>
        <text:p text:style-name="P41"><text:span text:style-name="CharStyle12"><text:span text:style-name="T28"/></text:span></text:p>
        <text:p text:style-name="P37"><text:span text:style-name="CharStyle12"><text:span text:style-name="T28">jak slepec úbohý so zúfalstvom a nehou</text:span></text:span></text:p>
        <text:p text:style-name="P41"><text:span text:style-name="CharStyle12"><text:span text:style-name="T28">línie istoty tvar tela skutočného</text:span></text:span></text:p>
        <text:p text:style-name="P34"><text:span text:style-name="CharStyle12"><text:span text:style-name="T28"/></text:span></text:p>
        <text:p text:style-name="P41"><text:span text:style-name="CharStyle12"><text:span text:style-name="T28">Len prievan samoty ti zmrazí žhavé skráne</text:span></text:span></text:p>
        <text:p text:style-name="P41"><text:span text:style-name="CharStyle12"><text:span text:style-name="T28">t</text:span></text:span><text:span text:style-name="CharStyle12"><text:span text:style-name="T27">ŕň</text:span></text:span><text:span text:style-name="CharStyle12"><text:span text:style-name="T28">ami sklamania krvavo popichané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22" text:outline-level="1"><text:bookmark-start text:name="bookmark64"/><text:span text:style-name="CharStyle20"><text:span text:style-name="T28">SLOVENSKÝ BÁSNIK</text:span></text:span><text:bookmark-end text:name="bookmark64"/></text:h>
        <text:p text:style-name="P34"><text:span text:style-name="CharStyle12"><text:span text:style-name="T28"/></text:span></text:p>
        <text:p text:style-name="P41"><text:span text:style-name="CharStyle12"><text:span text:style-name="T28">Na barlách jesene jak sťahovaví vtáci</text:span></text:span></text:p>
        <text:p text:style-name="P41"><text:span text:style-name="CharStyle12"><text:span text:style-name="T28">prchá z krajín s krvavou vlajkoslávou</text:span></text:span></text:p>
        <text:p text:style-name="P41"><text:span text:style-name="CharStyle12"><text:span text:style-name="T28">za pohrebného pochodu veterných huslí</text:span></text:span></text:p>
        <text:p text:style-name="P41"><text:span text:style-name="CharStyle12"><text:span text:style-name="T28">zatiaľ čo rakva dávno práchnivá sa otvára</text:span></text:span></text:p>
        <text:p text:style-name="P41"><text:span text:style-name="CharStyle12"><text:span text:style-name="T28">nečakane jak osud</text:span></text:span></text:p>
        <text:p text:style-name="P41"><text:span text:style-name="CharStyle12"><text:span text:style-name="T28">mŕtvy sa dvíha na lakte už vidím jeho oči</text:span></text:span></text:p>
        <text:p text:style-name="P41"><text:span text:style-name="CharStyle12"><text:span text:style-name="T28">to nie sú oči</text:span></text:span></text:p>
        <text:p text:style-name="P41"><text:span text:style-name="CharStyle12"><text:span text:style-name="T28">plameň výsmechu</text:span></text:span></text:p>
        <text:p text:style-name="P41"><text:span text:style-name="CharStyle12"><text:span text:style-name="T28">to nie sú oči</text:span></text:span></text:p>
        <text:p text:style-name="P41"><text:span text:style-name="CharStyle12"><text:span text:style-name="T28">zraňujúca dýka</text:span></text:span></text:p>
        <text:p text:style-name="P41"><text:span text:style-name="CharStyle12"><text:span text:style-name="T28">to nie sú oči mŕtve</text:span></text:span></text:p>
        <text:p text:style-name="P41"><text:span text:style-name="CharStyle12"><text:span text:style-name="T28">Kam sa odvrátiš</text:span></text:span></text:p>
        <text:p text:style-name="P41"><text:span text:style-name="CharStyle12"><text:span text:style-name="T28">aby si nevidel krídla smrtihlava</text:span></text:span></text:p>
        <text:p text:style-name="P41"><text:span text:style-name="CharStyle12"><text:span text:style-name="T28">ktorý sa zakukľuje v nás</text:span></text:span></text:p>
        <text:p text:style-name="P41"><text:soft-page-break/><text:span text:style-name="CharStyle12"><text:span text:style-name="T28">a ako uhoľ bolesti sa prepaľuje k dreni</text:span></text:span></text:p>
        <text:p text:style-name="P41"><text:span text:style-name="CharStyle12"><text:span text:style-name="T28">rozrušujúc náš pokoj</text:span></text:span></text:p>
        <text:p text:style-name="P41"><text:span text:style-name="CharStyle12"><text:span text:style-name="T28">náš život ako nedopitý pohár</text:span></text:span></text:p>
        <text:p text:style-name="P41"><text:span text:style-name="CharStyle12"><text:span text:style-name="T28">jak strom</text:span></text:span></text:p>
        <text:p text:style-name="P41"><text:span text:style-name="CharStyle12"><text:span text:style-name="T28">podťatý sekerou búrky</text:span></text:span></text:p>
        <text:p text:style-name="P41"><text:span text:style-name="CharStyle12"><text:span text:style-name="T28"/></text:span></text:p>
        <text:p text:style-name="P37"><text:span text:style-name="CharStyle12"><text:span text:style-name="T28">Chcel si mať krídla motýľa a sosák včely</text:span></text:span></text:p>
        <text:p text:style-name="P41"><text:span text:style-name="CharStyle12"><text:span text:style-name="T28">chcel si byť slimákom s ulitou nevšímavosti</text:span></text:span></text:p>
        <text:p text:style-name="P41"><text:span text:style-name="CharStyle12"><text:span text:style-name="T28">byť istý samým sebou</text:span></text:span></text:p>
        <text:p text:style-name="P41"><text:span text:style-name="CharStyle12"><text:span text:style-name="T28">muš</text:span></text:span><text:span text:style-name="CharStyle12"><text:span text:style-name="T27">ľ</text:span></text:span><text:span text:style-name="CharStyle12"><text:span text:style-name="T28">a na dne tohoto mora</text:span></text:span></text:p>
        <text:p text:style-name="P41"><text:span text:style-name="CharStyle12"><text:span text:style-name="T28">ktorého pieseň nech ťa nezraní</text:span></text:span></text:p>
        <text:p text:style-name="P41"><text:span text:style-name="CharStyle12"><text:span text:style-name="T28">úžasne desná pieseň života</text:span></text:span></text:p>
        <text:p text:style-name="P41"><text:span text:style-name="CharStyle12"><text:span text:style-name="T28">chcel si byť samým sebou strážcom majáka</text:span></text:span></text:p>
        <text:p text:style-name="P41"><text:span text:style-name="CharStyle12"><text:span text:style-name="T28">a zasa pokorený</text:span></text:span></text:p>
        <text:p text:style-name="P41"><text:span text:style-name="CharStyle12"><text:span text:style-name="T28">kráčaš za rakvou básnikov</text:span></text:span></text:p>
        <text:p text:style-name="P41"><text:span text:style-name="CharStyle12"><text:span text:style-name="T28">pre ktorých nieto miesta</text:span></text:span></text:p>
        <text:p text:style-name="P41"><text:span text:style-name="CharStyle12"><text:span text:style-name="T28">na tomto svete</text:span></text:span></text:p>
        <text:p text:style-name="P41"><text:span text:style-name="CharStyle12"><text:span text:style-name="T28">zatiaľ čo listy beznádeje padajú neprestajne</text:span></text:span></text:p>
        <text:p text:style-name="P41"><text:span text:style-name="CharStyle12"><text:span text:style-name="T28">a zavievajú všetky chodníky všetky cesty</text:span></text:span></text:p>
        <text:p text:style-name="P41"><text:span text:style-name="CharStyle12"><text:span text:style-name="T28">ktorými si sa tak rád vracal</text:span></text:span></text:p>
        <text:p text:style-name="P41"><text:span text:style-name="CharStyle12"><text:span text:style-name="T28">do parku zahaleného hermelínovým plášťom detstva</text:span></text:span></text:p>
        <text:p text:style-name="P41"><text:span text:style-name="CharStyle12"><text:span text:style-name="T28">do parku ktorého ruža stolistá nás núti</text:span></text:span></text:p>
        <text:p text:style-name="P41"><text:span text:style-name="CharStyle12"><text:span text:style-name="T28">zabúdať ustavične na zlé</text:span></text:span></text:p>
        <text:p text:style-name="P41"><text:span text:style-name="CharStyle12"><text:span text:style-name="T28">vracať sa k žene ktorá nás nenávratne opustila</text:span></text:span></text:p>
        <text:p text:style-name="P41"><text:span text:style-name="CharStyle12"><text:span text:style-name="T28">a predsa</text:span></text:span></text:p>
        <text:p text:style-name="P41"><text:span text:style-name="CharStyle12"><text:span text:style-name="T28">jej láskavý parfum je tak omamný</text:span></text:span></text:p>
        <text:p text:style-name="P41"><text:span text:style-name="CharStyle12"><text:span text:style-name="T28">že jej odpúšťame každú zradu</text:span></text:span></text:p>
        <text:p text:style-name="P41"><text:span text:style-name="CharStyle12"><text:span text:style-name="T28">že jej odpúšťame listopád hviezd a popol holubíc</text:span></text:span></text:p>
        <text:p text:style-name="P41"><text:span text:style-name="CharStyle12"><text:span text:style-name="T28">že jej odpúšťame ten strašný víchor v kolískach</text:span></text:span></text:p>
        <text:p text:style-name="P41"><text:span text:style-name="CharStyle12"><text:span text:style-name="T28">pod krídlami štyroch havranov</text:span></text:span></text:p>
        <text:p text:style-name="P41"><text:span text:style-name="CharStyle12"><text:span text:style-name="T28">ktorých ukolembávka nás uspávala a budila</text:span></text:span></text:p>
        <text:p text:style-name="P29"><text:span text:style-name="CharStyle12"><text:span text:style-name="T28">bez oh</text:span></text:span><text:span text:style-name="CharStyle12"><text:span text:style-name="T27">ľ</text:span></text:span><text:span text:style-name="CharStyle12"><text:span text:style-name="T28">adu na čas</text:span></text:span></text:p>
        <text:p text:style-name="P33"><text:span text:style-name="CharStyle12"><text:span text:style-name="T28">podobná matke cudzoložnici</text:span></text:span></text:p>
        <text:p text:style-name="P26"><text:soft-page-break/><text:span text:style-name="CharStyle12"><text:span text:style-name="T28"/></text:span></text:p>
        <text:p text:style-name="P33"><text:span text:style-name="CharStyle12"><text:span text:style-name="T28">V závane víchra krídel čiernych operencov</text:span></text:span></text:p>
        <text:p text:style-name="P33"><text:span text:style-name="CharStyle12"><text:span text:style-name="T28">krúžiacich naším nebom bez modrého prápora</text:span></text:span></text:p>
        <text:p text:style-name="P33"><text:span text:style-name="CharStyle12"><text:span text:style-name="T28">istoty</text:span></text:span></text:p>
        <text:p text:style-name="P33"><text:span text:style-name="CharStyle12"><text:span text:style-name="T28">v korune stromu na jeseň</text:span></text:span></text:p>
        <text:p text:style-name="P33"><text:span text:style-name="CharStyle12"><text:span text:style-name="T28">v korune stromu košatého bolesťou</text:span></text:span></text:p>
        <text:p text:style-name="P33"><text:span text:style-name="CharStyle12"><text:span text:style-name="T28">ktorým sú naše dni</text:span></text:span></text:p>
        <text:p text:style-name="P33"><text:span text:style-name="CharStyle12"><text:span text:style-name="T28">vlaky našich snov v tuneli bez východu</text:span></text:span></text:p>
        <text:p text:style-name="P33"><text:span text:style-name="CharStyle12"><text:span text:style-name="T28">naše túhy dlhé ako dážď hviezdny</text:span></text:span></text:p>
        <text:p text:style-name="P33"><text:span text:style-name="CharStyle12"><text:span text:style-name="T28">hašišová sieň lásky sťa rumy starých hradov</text:span></text:span></text:p>
        <text:p text:style-name="P33"><text:span text:style-name="CharStyle12"><text:span text:style-name="T28">rozvíruj úzkosť z priepasti závojovým tancom smrti</text:span></text:span></text:p>
        <text:p text:style-name="P33"><text:span text:style-name="CharStyle12"><text:span text:style-name="T28">Panna počatá z rosy</text:span></text:span></text:p>
        <text:p text:style-name="P33"><text:span text:style-name="CharStyle12"><text:span text:style-name="T28">nahá ako hlas sirén v priesvitnom závoji nástrah</text:span></text:span></text:p>
        <text:p text:style-name="P33"><text:span text:style-name="CharStyle12"><text:span text:style-name="T28">nahá jak jasmínový kvet na ústach neviestok</text:span></text:span></text:p>
        <text:p text:style-name="P33"><text:span text:style-name="CharStyle12"><text:span text:style-name="T28">nahá jak domy lásky sakristie utrpenia</text:span></text:span></text:p>
        <text:p text:style-name="P33"><text:span text:style-name="CharStyle12"><text:span text:style-name="T28">nahá jak cudné perie cudzoložníc</text:span></text:span></text:p>
        <text:p text:style-name="P33"><text:span text:style-name="CharStyle12"><text:span text:style-name="T28">nahá jak vody Taja čínskych riek a všetky morá</text:span></text:span></text:p>
        <text:p text:style-name="P33"><text:span text:style-name="CharStyle12"><text:span text:style-name="T28">nahá jak malomocenstvo</text:span></text:span></text:p>
        <text:p text:style-name="P33"><text:span text:style-name="CharStyle12"><text:span text:style-name="T28">nahá jak hudba Titanicu posledná</text:span></text:span></text:p>
        <text:p text:style-name="P33"><text:span text:style-name="CharStyle12"><text:span text:style-name="T28">nahá jak exhibicionizmus lietavíc</text:span></text:span></text:p>
        <text:p text:style-name="P33"><text:span text:style-name="CharStyle12"><text:span text:style-name="T28">labuť kohút požiaru a morská muš</text:span></text:span><text:span text:style-name="CharStyle12"><text:span text:style-name="T27">ľ</text:span></text:span><text:span text:style-name="CharStyle12"><text:span text:style-name="T28">a</text:span></text:span></text:p>
        <text:p text:style-name="P33"><text:span text:style-name="CharStyle12"><text:span text:style-name="T28">dýka spleenu v pupenci ruže bezstarostnosti</text:span></text:span></text:p>
        <text:p text:style-name="P33"><text:span text:style-name="CharStyle12"><text:span text:style-name="T28">večná lampa ostražitosti</text:span></text:span></text:p>
        <text:p text:style-name="P33"><text:span text:style-name="CharStyle12"><text:span text:style-name="T28">alkohol utrpenia</text:span></text:span></text:p>
        <text:p text:style-name="P37"><text:span text:style-name="CharStyle12"><text:span text:style-name="T28">blen zabudnutia</text:span></text:span></text:p>
        <text:p text:style-name="P41"><text:span text:style-name="CharStyle12"><text:span text:style-name="T28">rušiteľ spánku</text:span></text:span></text:p>
        <text:p text:style-name="P41"><text:span text:style-name="CharStyle12"><text:span text:style-name="T28">zlodej fajok zapekačiek s dymavo</text:span></text:span><text:span text:style-name="CharStyle12"><text:span text:style-name="T27">sť</text:span></text:span><text:span text:style-name="CharStyle12"><text:span text:style-name="T28">ou babieho leta</text:span></text:span></text:p>
        <text:p text:style-name="P41"><text:span text:style-name="CharStyle12"><text:span text:style-name="T28">majiteľ práva prvej noci</text:span></text:span></text:p>
        <text:p text:style-name="P41"><text:span text:style-name="CharStyle12"><text:span text:style-name="T28">biely prst levočskej panej</text:span></text:span></text:p>
        <text:p text:style-name="P41"><text:span text:style-name="CharStyle12"><text:span text:style-name="T28">ktorý vám nedá spa</text:span></text:span><text:span text:style-name="CharStyle12"><text:span text:style-name="T27">ť</text:span></text:span></text:p>
        <text:p text:style-name="P37"><text:span text:style-name="CharStyle12"><text:span text:style-name="T28">pretože už poznáte tmu tajných chodieb</text:span></text:span></text:p>
        <text:p text:style-name="P41"><text:span text:style-name="CharStyle12"><text:span text:style-name="T28">v rozrumených hradbách starej Levoče</text:span></text:span></text:p>
        <text:p text:style-name="P34"><text:span text:style-name="CharStyle12"><text:span text:style-name="T28"/></text:span></text:p>
        <text:p text:style-name="P41"><text:soft-page-break/><text:span text:style-name="CharStyle12"><text:span text:style-name="T28">Bud pozdravená ruka trasúca sa na kohútku</text:span></text:span></text:p>
        <text:p text:style-name="P41"><text:span text:style-name="CharStyle12"><text:span text:style-name="T28">muškety</text:span></text:span></text:p>
        <text:p text:style-name="P41"><text:span text:style-name="CharStyle12"><text:span text:style-name="T28">úbohá ruka básnikova z drahej perlete</text:span></text:span></text:p>
        <text:p text:style-name="P41"><text:span text:style-name="CharStyle12"><text:span text:style-name="T28">ktorá na vás cieli</text:span></text:span></text:p>
        <text:p text:style-name="P41"><text:span text:style-name="CharStyle12"><text:span text:style-name="T28">aby ste nepodľahli spánku jak lumpi po nedeli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25" text:outline-level="1"><text:bookmark-start text:name="bookmark66"/><text:span text:style-name="CharStyle20"><text:span text:style-name="T28">62-ROČNÝ STAREC BRÁNI HRANICE</text:span></text:span><text:bookmark-end text:name="bookmark66"/></text:h>
        <text:p text:style-name="P34"><text:span text:style-name="CharStyle12"><text:span text:style-name="T28"/></text:span></text:p>
        <text:p text:style-name="P41"><text:span text:style-name="CharStyle12"><text:span text:style-name="T28">Do dosák kamenných vykrešte jeho podobu</text:span></text:span></text:p>
        <text:p text:style-name="P41"><text:span text:style-name="CharStyle12"><text:span text:style-name="T28">do dosák kamenných zasa</text:span></text:span><text:span text:style-name="CharStyle12"><text:span text:style-name="T27">ď</text:span></text:span><text:span text:style-name="CharStyle12"><text:span text:style-name="T28">te jeho črty</text:span></text:span></text:p>
        <text:p text:style-name="P41"><text:span text:style-name="CharStyle12"><text:span text:style-name="T28">pancierom patiny ho zacloňte</text:span></text:span></text:p>
        <text:p text:style-name="P41"><text:span text:style-name="CharStyle12"><text:span text:style-name="T28">aby bol večne živý</text:span></text:span></text:p>
        <text:p text:style-name="P41"><text:span text:style-name="CharStyle12"><text:span text:style-name="T28">jak rumoviská hradov prastarých</text:span></text:span></text:p>
        <text:p text:style-name="P41"><text:span text:style-name="CharStyle12"><text:span text:style-name="T28">ten starec</text:span></text:span></text:p>
        <text:p text:style-name="P41"><text:span text:style-name="CharStyle12"><text:span text:style-name="T28">už šesťdesiatku druhú brázdu vyoral</text:span></text:span></text:p>
        <text:p text:style-name="P41"><text:span text:style-name="CharStyle12"><text:span text:style-name="T28">chvostami víchric ošľahaný</text:span></text:span></text:p>
        <text:p text:style-name="P41"><text:span text:style-name="CharStyle12"><text:span text:style-name="T28">ten starec s tvárou ťažko zbrázdenou</text:span></text:span></text:p>
        <text:p text:style-name="P41"><text:span text:style-name="CharStyle12"><text:span text:style-name="T28">čerieslom daž</text:span></text:span><text:span text:style-name="CharStyle12"><text:span text:style-name="T27">ď</text:span></text:span><text:span text:style-name="CharStyle12"><text:span text:style-name="T28">ov ostrých</text:span></text:span></text:p>
        <text:p text:style-name="P34"><text:span text:style-name="CharStyle12"><text:span text:style-name="T28"/></text:span></text:p>
        <text:p text:style-name="P41"><text:span text:style-name="CharStyle12"><text:span text:style-name="T28">Na šesťdesiatej druhej úvrati hľadal</text:span></text:span></text:p>
        <text:p text:style-name="P41"><text:span text:style-name="CharStyle12"><text:span text:style-name="T28">si fajku v ústach bezzubých</text:span></text:span></text:p>
        <text:p text:style-name="P41"><text:span text:style-name="CharStyle12"><text:span text:style-name="T28">hľadal si snivú zapekačku bájok</text:span></text:span></text:p>
        <text:p text:style-name="P41"><text:span text:style-name="CharStyle12"><text:span text:style-name="T28">jej dym a detné deti na lone</text:span></text:span></text:p>
        <text:p text:style-name="P41"><text:span text:style-name="CharStyle12"><text:span text:style-name="T28">jej biely dym jak cedič spomienok</text:span></text:span></text:p>
        <text:p text:style-name="P41"><text:span text:style-name="CharStyle12"><text:span text:style-name="T28">a nostalgický smútok za vami</text:span></text:span></text:p>
        <text:p text:style-name="P41"><text:span text:style-name="CharStyle12"><text:span text:style-name="T28">kazarky prchajúce</text:span></text:span></text:p>
        <text:p text:style-name="P41"><text:span text:style-name="CharStyle12"><text:span text:style-name="T28">k vodám starého kráľa</text:span></text:span></text:p>
        <text:p text:style-name="P41"><text:span text:style-name="CharStyle12"><text:span text:style-name="T28">ktorého peniaz dávno neplatí</text:span></text:span></text:p>
        <text:p text:style-name="P41"><text:span text:style-name="CharStyle12"><text:span text:style-name="T28">ktorého peniaz zvoní srdcom hviezdnym</text:span></text:span></text:p>
        <text:p text:style-name="P37"><text:span text:style-name="CharStyle12"><text:span text:style-name="T28">v čerení prudkom na breh šmarený</text:span></text:span></text:p>
        <text:p text:style-name="P41"><text:span text:style-name="CharStyle12"><text:span text:style-name="T28">v čerení uplývania obmytý</text:span></text:span></text:p>
        <text:p text:style-name="P41"><text:span text:style-name="CharStyle12"><text:span text:style-name="T28">už slina vašich úst ho nezraní</text:span></text:span></text:p>
        <text:p text:style-name="P41"><text:soft-page-break/><text:span text:style-name="CharStyle12"><text:span text:style-name="T28">už sa ho hrdza času nechytá</text:span></text:span></text:p>
        <text:p text:style-name="P34"><text:span text:style-name="CharStyle12"><text:span text:style-name="T28"/></text:span></text:p>
        <text:p text:style-name="P41"><text:span text:style-name="CharStyle12"><text:span text:style-name="T28">Na šesťdesiatej druhej úvrati</text:span></text:span></text:p>
        <text:p text:style-name="P41"><text:span text:style-name="CharStyle12"><text:span text:style-name="T28">nechať vyhasnúť fajku</text:span></text:span></text:p>
        <text:p text:style-name="P41"><text:span text:style-name="CharStyle12"><text:span text:style-name="T28">podobný inovati keď jarný slnovrat je</text:span></text:span></text:p>
        <text:p text:style-name="P41"><text:span text:style-name="CharStyle12"><text:span text:style-name="T28">a markytánka krásna vracia sa</text:span></text:span></text:p>
        <text:p text:style-name="P41"><text:span text:style-name="CharStyle12"><text:span text:style-name="T28">zeleným smiechom zaliať naše háje</text:span></text:span></text:p>
        <text:p text:style-name="P41"><text:span text:style-name="CharStyle12"><text:span text:style-name="T28">podobný inovati rám idylický praská</text:span></text:span></text:p>
        <text:p text:style-name="P41"><text:span text:style-name="CharStyle12"><text:span text:style-name="T28">bo snivý obraz spálil mráz ten podpaľač</text:span></text:span></text:p>
        <text:p text:style-name="P41"><text:span text:style-name="CharStyle12"><text:span text:style-name="T28">ten zvodca</text:span></text:span></text:p>
        <text:p text:style-name="P41"><text:span text:style-name="CharStyle12"><text:span text:style-name="T28">kloňte sa jeho prachu v popolnici</text:span></text:span></text:p>
        <text:p text:style-name="P41"><text:span text:style-name="CharStyle12"><text:span text:style-name="T28">dobrú noc národ holubičí</text:span></text:span></text:p>
        <text:p text:style-name="P41"><text:span text:style-name="CharStyle12"><text:span text:style-name="T28">jak krásne zvoní pieseň rodnej zeme</text:span></text:span></text:p>
        <text:p text:style-name="P41"><text:span text:style-name="CharStyle12"><text:span text:style-name="T28">nezaseknutá v ústach bezzubých</text:span></text:span></text:p>
        <text:p text:style-name="P41"><text:span text:style-name="CharStyle12"><text:span text:style-name="T28">jak krásne zvoní ako sladko chutná</text:span></text:span></text:p>
        <text:p text:style-name="P41"><text:span text:style-name="CharStyle12"><text:span text:style-name="T28">sladšia než láska ťažšia rakije</text:span></text:span></text:p>
        <text:p text:style-name="P41"><text:span text:style-name="CharStyle12"><text:span text:style-name="T28">keď noc sa na nás zo zálohu vrhla</text:span></text:span></text:p>
        <text:p text:style-name="P41"><text:span text:style-name="CharStyle12"><text:span text:style-name="T28">jak šelma záškodná jak kŕdle dravých vtákov</text:span></text:span></text:p>
        <text:p text:style-name="P34"><text:span text:style-name="CharStyle12"><text:span text:style-name="T28"/></text:span></text:p>
        <text:p text:style-name="P41"><text:span text:style-name="CharStyle12"><text:span text:style-name="T28">Vo strehu vojenskom so zalícenou puškou</text:span></text:span></text:p>
        <text:p text:style-name="P41"><text:span text:style-name="CharStyle12"><text:span text:style-name="T28">keď zvoní zvon jak mince žobrákov</text:span></text:span></text:p>
        <text:p text:style-name="P41"><text:span text:style-name="CharStyle12"><text:span text:style-name="T28">tie otčenáše a tie ružence</text:span></text:span></text:p>
        <text:p text:style-name="P41"><text:span text:style-name="CharStyle12"><text:span text:style-name="T28">ten galop strachu ako útek zveri</text:span></text:span></text:p>
        <text:p text:style-name="P41"><text:span text:style-name="CharStyle12"><text:span text:style-name="T28">z pralesa horiaceho</text:span></text:span></text:p>
        <text:p text:style-name="P37"><text:span text:style-name="CharStyle12"><text:span text:style-name="T28">tá úzkosť prchajúca zbesile</text:span></text:span></text:p>
        <text:p text:style-name="P41"><text:span text:style-name="CharStyle12"><text:span text:style-name="T28">cez mosty podmínované</text:span></text:span></text:p>
        <text:p text:style-name="P41"><text:span text:style-name="CharStyle12"><text:span text:style-name="T28">vo strehu vojenskom so zalícenou puškou</text:span></text:span></text:p>
        <text:p text:style-name="P41"><text:span text:style-name="CharStyle12"><text:span text:style-name="T28">pozdravujem ťa starý pelikán</text:span></text:span></text:p>
        <text:p text:style-name="P41"><text:span text:style-name="CharStyle12"><text:span text:style-name="T28">mláďatá jeho hladom nezhynú</text:span></text:span></text:p>
        <text:p text:style-name="P41"><text:span text:style-name="CharStyle12"><text:span text:style-name="T28">skôr vykrváca za nás za všetkých</text:span></text:span></text:p>
        <text:p text:style-name="P41"><text:span text:style-name="CharStyle12"><text:span text:style-name="T28">skôr vykrváca z otvorených rán</text:span></text:span></text:p>
        <text:p text:style-name="P41"><text:span text:style-name="CharStyle12"><text:span text:style-name="T28">skôr vykrváca ako agáva</text:span></text:span></text:p>
        <text:p text:style-name="P41"><text:span text:style-name="CharStyle12"><text:span text:style-name="T28">skôr vykrváca z lásky najkrajšej</text:span></text:span></text:p>
        <text:p text:style-name="P34"><text:soft-page-break/><text:span text:style-name="CharStyle12"><text:span text:style-name="T28"/></text:span></text:p>
        <text:p text:style-name="P41"><text:span text:style-name="CharStyle12"><text:span text:style-name="T28">Dvor jeho nestratí sa v žabici</text:span></text:span></text:p>
        <text:p text:style-name="P41"><text:span text:style-name="CharStyle12"><text:span text:style-name="T28">môžte ho splieniť drzí lúpežníci</text:span></text:span></text:p>
        <text:p text:style-name="P41"><text:span text:style-name="CharStyle12"><text:span text:style-name="T28">sad krásny zlámať búrkou zlobnej pýchy</text:span></text:span></text:p>
        <text:p text:style-name="P41"><text:span text:style-name="CharStyle12"><text:span text:style-name="T28">lež z koreňov ho nik viac nevytne</text:span></text:span></text:p>
        <text:p text:style-name="P41"><text:span text:style-name="CharStyle12"><text:span text:style-name="T28">hlas jeho nezasekne za zuby</text:span></text:span></text:p>
        <text:p text:style-name="P41"><text:span text:style-name="CharStyle12"><text:span text:style-name="T28">hlas jeho mocný nájde ozvenu</text:span></text:span></text:p>
        <text:p text:style-name="P41"><text:span text:style-name="CharStyle12"><text:span text:style-name="T28">stratených bratov tam pod Vihorl</text:span></text:span><text:span text:style-name="CharStyle12"><text:span text:style-name="T27">á</text:span></text:span><text:span text:style-name="CharStyle12"><text:span text:style-name="T28">tom,</text:span></text:span></text:p>
        <text:p text:style-name="P41"><text:span text:style-name="CharStyle12"><text:span text:style-name="T28">pri vodách Uhu clivo plačúcich</text:span></text:span></text:p>
        <text:p text:style-name="P41"><text:span text:style-name="CharStyle12"><text:span text:style-name="T28">a na košickom rínku zmĺklych bôľom</text:span></text:span></text:p>
        <text:p text:style-name="P41"><text:span text:style-name="CharStyle12"><text:span text:style-name="T28">i v dome brata zvlčilého krvou</text:span></text:span></text:p>
        <text:p text:style-name="P41"><text:span text:style-name="CharStyle12"><text:span text:style-name="T28">hlas jeho spurný nájde svoje halali</text:span></text:span></text:p>
        <text:p text:style-name="P41"><text:span text:style-name="CharStyle12"><text:span text:style-name="T28">v paláce vaše vpadne až vás zmrazí</text:span></text:span></text:p>
        <text:p text:style-name="P41"><text:span text:style-name="CharStyle12"><text:span text:style-name="T28">sklo vašich veží v prach sa sosype</text:span></text:span></text:p>
        <text:p text:style-name="P41"><text:span text:style-name="CharStyle12"><text:span text:style-name="T28">sklo vašich veží vášho babylona</text:span></text:span></text:p>
        <text:p text:style-name="P41"><text:span text:style-name="CharStyle12"><text:span text:style-name="T28">zelená vlna splákne</text:span></text:span></text:p>
        <text:p text:style-name="P5"><text:span text:style-name="CharStyle22"><text:span text:style-name="T28"/></text:span></text:p>
        <text:p text:style-name="P29"><text:span text:style-name="CharStyle12"><text:span text:style-name="T28">On bude orať brázdu pokoja</text:span></text:span></text:p>
        <text:p text:style-name="P33"><text:span text:style-name="CharStyle12"><text:span text:style-name="T28">rukami svojich synov</text:span></text:span></text:p>
        <text:p text:style-name="P33"><text:span text:style-name="CharStyle12"><text:span text:style-name="T28">k vyhaslej fajke znova vráti sa</text:span></text:span></text:p>
        <text:p text:style-name="P33"><text:span text:style-name="CharStyle12"><text:span text:style-name="T28">by mohol šťastným vnukom rozprávať</text:span></text:span></text:p>
        <text:p text:style-name="P33"><text:span text:style-name="CharStyle12"><text:span text:style-name="T28">krvavú bájku</text:span></text:span></text:p>
        <text:p text:style-name="P29"><text:span text:style-name="CharStyle12"><text:span text:style-name="T28">v čerení času navždy stratenú</text:span></text:span></text:p>
        <text:p text:style-name="P33"><text:span text:style-name="CharStyle12"><text:span text:style-name="T28">v čerení uplývania obmytú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68"/><text:span text:style-name="CharStyle20"><text:span text:style-name="T28">MŔTVY</text:span></text:span><text:bookmark-end text:name="bookmark68"/></text:h>
        <text:h text:style-name="P21" text:outline-level="1"><text:span text:style-name="CharStyle20"><text:span text:style-name="T28"/></text:span></text:h>
        <text:p text:style-name="P37"><text:span text:style-name="CharStyle12"><text:span text:style-name="T28">Lístie rúk rozhodené</text:span></text:span></text:p>
        <text:p text:style-name="P41"><text:span text:style-name="CharStyle12"><text:span text:style-name="T28">do sychravého vetra</text:span></text:span></text:p>
        <text:p text:style-name="P41"><text:span text:style-name="CharStyle12"><text:span text:style-name="T28">lístie rúk lístie mŕtvych rúk</text:span></text:span></text:p>
        <text:p text:style-name="P41"><text:span text:style-name="CharStyle12"><text:span text:style-name="T28">len zadrhnutá struna</text:span></text:span></text:p>
        <text:p text:style-name="P41"><text:span text:style-name="CharStyle12"><text:span text:style-name="T28">rozbitých huslí</text:span></text:span></text:p>
        <text:p text:style-name="P41"><text:soft-page-break/><text:span text:style-name="CharStyle12"><text:span text:style-name="T28">v hrdle slávika</text:span></text:span></text:p>
        <text:p text:style-name="P41"><text:span text:style-name="CharStyle12"><text:span text:style-name="T28">Kto mu to zavrel ústa</text:span></text:span></text:p>
        <text:p text:style-name="P41"><text:span text:style-name="CharStyle12"><text:span text:style-name="T28">Mrazivá oce</text:span></text:span><text:span text:style-name="CharStyle12"><text:span text:style-name="T27">ľ</text:span></text:span><text:span text:style-name="CharStyle12"><text:span text:style-name="T28"> smrti</text:span></text:span></text:p>
        <text:p text:style-name="P34"><text:span text:style-name="CharStyle12"><text:span text:style-name="T28"/></text:span></text:p>
        <text:p text:style-name="P41"><text:span text:style-name="CharStyle12"><text:span text:style-name="T28">Je iba echo zlomené</text:span></text:span></text:p>
        <text:p text:style-name="P41"><text:span text:style-name="CharStyle12"><text:span text:style-name="T28">úlomky skál</text:span></text:span></text:p>
        <text:p text:style-name="P41"><text:span text:style-name="CharStyle12"><text:span text:style-name="T28">padajúce v prudkej závrati</text:span></text:span></text:p>
        <text:p text:style-name="P41"><text:span text:style-name="CharStyle12"><text:span text:style-name="T28">dolu str</text:span></text:span><text:span text:style-name="CharStyle12"><text:span text:style-name="T27">áň</text:span></text:span><text:span text:style-name="CharStyle12"><text:span text:style-name="T28">ou</text:span></text:span></text:p>
        <text:p text:style-name="P41"><text:span text:style-name="CharStyle12"><text:span text:style-name="T28">úlomky hlasu modrých vtákov</text:span></text:span></text:p>
        <text:p text:style-name="P41"><text:span text:style-name="CharStyle12"><text:span text:style-name="T28">stratených v lese</text:span></text:span></text:p>
        <text:p text:style-name="P41"><text:span text:style-name="CharStyle12"><text:span text:style-name="T28">hlbšom než tam-tam</text:span></text:span></text:p>
        <text:p text:style-name="P41"><text:span text:style-name="CharStyle12"><text:span text:style-name="T28">úbohých čiernych bratov</text:span></text:span></text:p>
        <text:p text:style-name="P34"><text:span text:style-name="CharStyle12"><text:span text:style-name="T28"/></text:span></text:p>
        <text:p text:style-name="P41"><text:span text:style-name="CharStyle12"><text:span text:style-name="T28">A mŕtve oči</text:span></text:span></text:p>
        <text:p text:style-name="P41"><text:span text:style-name="CharStyle12"><text:span text:style-name="T28">otvorené dokorán</text:span></text:span></text:p>
        <text:p text:style-name="P41"><text:span text:style-name="CharStyle12"><text:span text:style-name="T28">jak opustené domy</text:span></text:span></text:p>
        <text:p text:style-name="P37"><text:span text:style-name="CharStyle12"><text:span text:style-name="T28">bez majiteľov</text:span></text:span></text:p>
        <text:p text:style-name="P41"><text:span text:style-name="CharStyle12"><text:span text:style-name="T28">útulky bez tulákov</text:span></text:span></text:p>
        <text:p text:style-name="P41"><text:span text:style-name="CharStyle12"><text:span text:style-name="T28">pred neúprosnou nocou</text:span></text:span></text:p>
        <text:p text:style-name="P41"><text:span text:style-name="CharStyle12"><text:span text:style-name="T28">ktorá zatvára dvere</text:span></text:span></text:p>
        <text:p text:style-name="P41"><text:span text:style-name="CharStyle12"><text:span text:style-name="T28">na zámok</text:span></text:span></text:p>
        <text:p text:style-name="P41"><text:span text:style-name="CharStyle12"><text:span text:style-name="T28">ktorá zamyká srdcia</text:span></text:span></text:p>
        <text:p text:style-name="P41"><text:span text:style-name="CharStyle12"><text:span text:style-name="T28">kľúčom zlej nedôvery</text:span></text:span></text:p>
        <text:p text:style-name="P34"><text:span text:style-name="CharStyle12"><text:span text:style-name="T28"/></text:span></text:p>
        <text:p text:style-name="P41"><text:span text:style-name="CharStyle12"><text:span text:style-name="T28">Mŕtvy odchádza</text:span></text:span></text:p>
        <text:p text:style-name="P41"><text:span text:style-name="CharStyle12"><text:span text:style-name="T28">krokom zradených mileniek</text:span></text:span></text:p>
        <text:p text:style-name="P41"><text:span text:style-name="CharStyle12"><text:span text:style-name="T28">s tuláckou kabelou</text:span></text:span></text:p>
        <text:p text:style-name="P41"><text:span text:style-name="CharStyle12"><text:span text:style-name="T28">na ohnutom chrbte</text:span></text:span></text:p>
        <text:p text:style-name="P41"><text:span text:style-name="CharStyle12"><text:span text:style-name="T28">Kto nájde v svojom srdci</text:span></text:span></text:p>
        <text:p text:style-name="P41"><text:span text:style-name="CharStyle12"><text:span text:style-name="T28">jeho výstražný hlas</text:span></text:span></text:p>
        <text:p text:style-name="P41"><text:span text:style-name="CharStyle12"><text:span text:style-name="T28">učupený do kúta</text:span></text:span></text:p>
        <text:p text:style-name="P41"><text:span text:style-name="CharStyle12"><text:span text:style-name="T28">jak zatúlané kura</text:span></text:span></text:p>
        <text:p text:style-name="P41"><text:span text:style-name="CharStyle12"><text:span text:style-name="T28">na prahu noci</text:span></text:span></text:p>
        <text:p text:style-name="P34"><text:soft-page-break/><text:span text:style-name="CharStyle12"><text:span text:style-name="T28"/></text:span></text:p>
        <text:p text:style-name="P41"><text:span text:style-name="CharStyle12"><text:span text:style-name="T28">Hlas ktorý sa stráca</text:span></text:span></text:p>
        <text:p text:style-name="P41"><text:span text:style-name="CharStyle12"><text:span text:style-name="T28">jak starý peniaz</text:span></text:span></text:p>
        <text:p text:style-name="P41"><text:span text:style-name="CharStyle12"><text:span text:style-name="T28">odhodený do prachu</text:span></text:span></text:p>
        <text:p text:style-name="P41"><text:span text:style-name="CharStyle12"><text:span text:style-name="T28">Kto ho zdvihne</text:span></text:span></text:p>
        <text:p text:style-name="P41"><text:span text:style-name="CharStyle12"><text:span text:style-name="T28">úprimnou rukou</text:span></text:span></text:p>
        <text:p text:style-name="P41"><text:span text:style-name="CharStyle12"><text:span text:style-name="T28">a kto prečíta odkaz</text:span></text:span></text:p>
        <text:p text:style-name="P41"><text:span text:style-name="CharStyle12"><text:span text:style-name="T28">karaván opustených</text:span></text:span></text:p>
        <text:p text:style-name="P41"><text:span text:style-name="CharStyle12"><text:span text:style-name="T28">a unavených na smrť</text:span></text:span></text:p>
        <text:p text:style-name="P5"><text:span text:style-name="CharStyle22"><text:span text:style-name="T28"/></text:span></text:p>
        <text:p text:style-name="P29"><text:span text:style-name="CharStyle12"><text:span text:style-name="T28">Zatiaľ čo on odchádza</text:span></text:span></text:p>
        <text:p text:style-name="P33"><text:span text:style-name="CharStyle12"><text:span text:style-name="T28">tackavým krokom</text:span></text:span></text:p>
        <text:p text:style-name="P33"><text:span text:style-name="CharStyle12"><text:span text:style-name="T28">s bokom</text:span></text:span></text:p>
        <text:p text:style-name="P33"><text:span text:style-name="CharStyle12"><text:span text:style-name="T28">kopijou pohŕdania</text:span></text:span></text:p>
        <text:p text:style-name="P33"><text:span text:style-name="CharStyle12"><text:span text:style-name="T28">prebodnutým</text:span></text:span></text:p>
        <text:p text:style-name="P33"><text:span text:style-name="CharStyle12"><text:span text:style-name="T28">klepsydra veku zlého</text:span></text:span></text:p>
        <text:p text:style-name="P33"><text:span text:style-name="CharStyle12"><text:span text:style-name="T28">odmeriava</text:span></text:span></text:p>
        <text:p text:style-name="P33"><text:span text:style-name="CharStyle12"><text:span text:style-name="T28">čas</text:span></text:span></text:p>
        <text:p text:style-name="P33"><text:span text:style-name="CharStyle12"><text:span text:style-name="T28">prichádzajúci msti</text:span></text:span><text:span text:style-name="CharStyle12"><text:span text:style-name="T27">ť</text:span></text:span><text:span text:style-name="CharStyle12"><text:span text:style-name="T28"> sa</text:span></text:span></text:p>
        <text:p text:style-name="P26"><text:span text:style-name="CharStyle12"><text:span text:style-name="T28"/></text:span></text:p>
        <text:p text:style-name="P33"><text:span text:style-name="CharStyle12"><text:span text:style-name="T28">A čierny piesok padá</text:span></text:span></text:p>
        <text:p text:style-name="P33"><text:span text:style-name="CharStyle12"><text:span text:style-name="T28">padá na sirú zem</text:span></text:span></text:p>
        <text:p text:style-name="P5"><text:span text:style-name="CharStyle22"><text:span text:style-name="T28"/></text:span></text:p>
        <text:p text:style-name="P6"><text:span text:style-name="CharStyle22"><text:span text:style-name="T28"/></text:span></text:p>
        <text:h text:style-name="P8" text:outline-level="1"><text:bookmark-start text:name="bookmark70"/><text:span text:style-name="CharStyle20"><text:span text:style-name="T28">KARANTÉNA</text:span></text:span><text:bookmark-end text:name="bookmark70"/></text:h>
        <text:h text:style-name="P21" text:outline-level="1"><text:span text:style-name="CharStyle20"><text:span text:style-name="T28"/></text:span></text:h>
        <text:p text:style-name="P37"><text:span text:style-name="CharStyle12"><text:span text:style-name="T28">Blýskajú dýky dym sa valí z dedín</text:span></text:span></text:p>
        <text:p text:style-name="P41"><text:span text:style-name="CharStyle12"><text:span text:style-name="T27">ň</text:span></text:span><text:span text:style-name="CharStyle12"><text:span text:style-name="T28">spálených náhle zlostným požiarom</text:span></text:span></text:p>
        <text:p text:style-name="P41"><text:span text:style-name="CharStyle12"><text:span text:style-name="T28">Bojovní bratia čo ja po vás zdedím?</text:span></text:span></text:p>
        <text:p text:style-name="P34"><text:span text:style-name="CharStyle12"><text:span text:style-name="T28">V záhrade spustlej vyvrátený strom?</text:span></text:span></text:p>
        <text:p text:style-name="P34"><text:span text:style-name="CharStyle12"><text:span text:style-name="T28"/></text:span></text:p>
        <text:p text:style-name="P41"><text:span text:style-name="CharStyle12"><text:span text:style-name="T28">Breh vzdorujúci mútnym vodám skazy</text:span></text:span></text:p>
        <text:p text:style-name="P41"><text:span text:style-name="CharStyle12"><text:span text:style-name="T28">valiacim sa z hôr ľudských omylov?</text:span></text:span></text:p>
        <text:p text:style-name="P34"><text:span text:style-name="CharStyle12"><text:span text:style-name="T28">Rozbité hračky? Rozsypané väzy?</text:span></text:span></text:p>
        <text:p text:style-name="P26"><text:soft-page-break/><text:span text:style-name="CharStyle12"><text:span text:style-name="T28">Večný stesk za stratenou idylou?</text:span></text:span></text:p>
        <text:p text:style-name="P34"><text:span text:style-name="CharStyle12"><text:span text:style-name="T28"/></text:span></text:p>
        <text:p text:style-name="P41"><text:span text:style-name="CharStyle12"><text:span text:style-name="T28">Na tejto ceste rozstrieľaných plukov</text:span></text:span></text:p>
        <text:p text:style-name="P41"><text:span text:style-name="CharStyle12"><text:span text:style-name="T28">dúha sa skveje? Ohlodaná kosť?</text:span></text:span></text:p>
        <text:p text:style-name="P37"><text:span text:style-name="CharStyle12"><text:span text:style-name="T28">To volá láska? Či smrť chladnou rukou</text:span></text:span></text:p>
        <text:p text:style-name="P41"><text:span text:style-name="CharStyle12"><text:span text:style-name="T28">vábi nás stavať z ľudských hnátov most?</text:span></text:span></text:p>
        <text:p text:style-name="P41"><text:span text:style-name="CharStyle12"><text:span text:style-name="T28"/></text:span></text:p>
        <text:p text:style-name="P37"><text:span text:style-name="CharStyle12"><text:span text:style-name="T28">Ó ruky ruky skrvavené strašne</text:span></text:span></text:p>
        <text:p text:style-name="P41"><text:span text:style-name="CharStyle12"><text:span text:style-name="T28">Ako ich podať deťom nevinným?</text:span></text:span></text:p>
        <text:p text:style-name="P37"><text:span text:style-name="CharStyle12"><text:span text:style-name="T28">Až tento požiar spáli svet a zhasne</text:span></text:span></text:p>
        <text:p text:style-name="P41"><text:span text:style-name="CharStyle12"><text:span text:style-name="T28">ako vás odiať v tyrkysový rým?</text:span></text:span></text:p>
        <text:p text:style-name="P41"><text:span text:style-name="CharStyle22"><text:span text:style-name="T28"/></text:span></text:p>
        <text:p text:style-name="P29"><text:span text:style-name="CharStyle12"><text:span text:style-name="T28">Aký vám balón v oslnivej kráse</text:span></text:span></text:p>
        <text:p text:style-name="P33"><text:span text:style-name="CharStyle12"><text:span text:style-name="T28">nad zemou zažať ako sladký klam?</text:span></text:span></text:p>
        <text:p text:style-name="P33"><text:span text:style-name="CharStyle12"><text:span text:style-name="T28">Pušný prach cítim horieť v tvojom hlase</text:span></text:span></text:p>
        <text:p text:style-name="P33"><text:span text:style-name="CharStyle12"><text:span text:style-name="T28">Hlas brata svojho v ňom už nepoznám</text:span></text:span></text:p>
        <text:p text:style-name="P26"><text:span text:style-name="CharStyle12"><text:span text:style-name="T28"/></text:span></text:p>
        <text:p text:style-name="P33"><text:span text:style-name="CharStyle12"><text:span text:style-name="T28">Márne ma volal Granát odpovedal</text:span></text:span></text:p>
        <text:p text:style-name="P33"><text:span text:style-name="CharStyle12"><text:span text:style-name="T28">a karanténa sépiových tích</text:span></text:span></text:p>
        <text:p text:style-name="P33"><text:span text:style-name="CharStyle12"><text:span text:style-name="T28">Na hr</text:span></text:span><text:span text:style-name="CharStyle12"><text:span text:style-name="T27">uď</text:span></text:span><text:span text:style-name="CharStyle12"><text:span text:style-name="T28"> ti pripnú ťažký lesklý metál</text:span></text:span></text:p>
        <text:p text:style-name="P33"><text:span text:style-name="CharStyle12"><text:span text:style-name="T28">aby si bol aj ty len jedným z nich</text:span></text:span></text:p>
        <text:p text:style-name="P5"><text:span text:style-name="CharStyle24"><text:span text:style-name="T28"/></text:span></text:p>
        <text:p text:style-name="P5"><text:span text:style-name="CharStyle22"><text:span text:style-name="T28"/></text:span></text:p>
        <text:h text:style-name="P8" text:outline-level="1"><text:bookmark-start text:name="bookmark72"/><text:span text:style-name="CharStyle20"><text:span text:style-name="T28">PREDJARIE</text:span></text:span><text:bookmark-end text:name="bookmark72"/></text:h>
        <text:p text:style-name="P26"><text:span text:style-name="CharStyle12"><text:span text:style-name="T28"/></text:span></text:p>
        <text:p text:style-name="P33"><text:span text:style-name="CharStyle12"><text:span text:style-name="T28">V poryvoch prudkých vetrov z nízkych krýpt</text:span></text:span></text:p>
        <text:p text:style-name="P33"><text:span text:style-name="CharStyle12"><text:span text:style-name="T28">dusných mračien</text:span></text:span></text:p>
        <text:p text:style-name="P29"><text:span text:style-name="CharStyle12"><text:span text:style-name="T28">v dušu sa zatly bolesti ostré jak zuby dračie</text:span></text:span></text:p>
        <text:p text:style-name="P33"><text:span text:style-name="CharStyle12"><text:span text:style-name="T28">To je tá ťarcha pod ktorou zlomíš sa v kolenách</text:span></text:span></text:p>
        <text:p text:style-name="P33"><text:span text:style-name="CharStyle12"><text:span text:style-name="T28">udice úzkosti a náhly detský strach</text:span></text:span></text:p>
        <text:p text:style-name="P26"><text:span text:style-name="CharStyle12"><text:span text:style-name="T27"/></text:span></text:p>
        <text:p text:style-name="P33"><text:span text:style-name="CharStyle12"><text:span text:style-name="T28">Ako ke</text:span></text:span><text:span text:style-name="CharStyle12"><text:span text:style-name="T27">ď</text:span></text:span><text:span text:style-name="CharStyle12"><text:span text:style-name="T28"> do objatia milencov začne pretekať chlad</text:span></text:span></text:p>
        <text:p text:style-name="P33"><text:span text:style-name="CharStyle12"><text:span text:style-name="T28">Ona sa márne pýta On jej už nevie</text:span></text:span></text:p>
        <text:p text:style-name="P29"><text:span text:style-name="CharStyle12"><text:span text:style-name="T28">teplú odpove</text:span></text:span><text:span text:style-name="CharStyle12"><text:span text:style-name="T27">ď</text:span></text:span><text:span text:style-name="CharStyle12"><text:span text:style-name="T28"> dať</text:span></text:span></text:p>
        <text:p text:style-name="P33"><text:soft-page-break/><text:span text:style-name="CharStyle12"><text:span text:style-name="T28">Slová sú náhle mrazivé a zhorklá sladkosť pút</text:span></text:span></text:p>
        <text:p text:style-name="P33"><text:span text:style-name="CharStyle12"><text:span text:style-name="T28">Jak z tohto domu smútku jak z neho uniknúť</text:span></text:span></text:p>
        <text:p text:style-name="P26"><text:span text:style-name="CharStyle12"><text:span text:style-name="T28"/></text:span></text:p>
        <text:p text:style-name="P30"><text:span text:style-name="CharStyle12"><text:span text:style-name="T28">Plynutie času mlčanlivé a padajúce sťažne</text:span></text:span></text:p>
        <text:p text:style-name="P29"><text:span text:style-name="CharStyle12"><text:span text:style-name="T28">V snách vidíš ruku ktorá zápalnú šnúru zažne</text:span></text:span></text:p>
        <text:p text:style-name="P33"><text:span text:style-name="CharStyle12"><text:span text:style-name="T28">V snách vidíš ruku ktorá trhá mosty a hrádze</text:span></text:span></text:p>
        <text:p text:style-name="P33"><text:span text:style-name="CharStyle12"><text:span text:style-name="T28">Do vlasov popol naprší Neplač Pokloň sa skaze</text:span></text:span></text:p>
        <text:p text:style-name="P26"><text:span text:style-name="CharStyle12"><text:span text:style-name="T28"/></text:span></text:p>
        <text:p text:style-name="P33"><text:span text:style-name="CharStyle12"><text:span text:style-name="T28">Zatiaľ čo zápač ohňom plá myslíš že sa už brieždi</text:span></text:span></text:p>
        <text:p text:style-name="P33"><text:span text:style-name="CharStyle12"><text:span text:style-name="T28">Tvoj talizman je biela snežienka a jasmínové</text:span></text:span></text:p>
        <text:p text:style-name="P33"><text:span text:style-name="CharStyle12"><text:span text:style-name="T28">hviezdy</text:span></text:span></text:p>
        <text:p text:style-name="P29"><text:span text:style-name="CharStyle12"><text:span text:style-name="T28">Vyzeráš v diaľke lode ktoré raz iste vplávu</text:span></text:span></text:p>
        <text:p text:style-name="P33"><text:span text:style-name="CharStyle12"><text:span text:style-name="T28">cez polia mínové odvážne do prístavu</text:span></text:span></text:p>
        <text:p text:style-name="P26"><text:span text:style-name="CharStyle12"><text:span text:style-name="T28"/></text:span></text:p>
        <text:p text:style-name="P33"><text:span text:style-name="CharStyle12"><text:span text:style-name="T28">s nákladom lásky ktorá príde koreňom ako pýr</text:span></text:span></text:p>
        <text:p text:style-name="P33"><text:span text:style-name="CharStyle12"><text:span text:style-name="T28">hroby prerásť a krvou premočené zákopy</text:span></text:span></text:p>
        <text:p text:style-name="P33"><text:span text:style-name="CharStyle12"><text:span text:style-name="T28">zahodiť kotvu hlboko a hákom pevne prikvačiť</text:span></text:span></text:p>
        <text:p text:style-name="P33"><text:span text:style-name="CharStyle12"><text:span text:style-name="T28">do srdca do srdca</text:span></text:span></text:p>
        <text:p text:style-name="P26"><text:span text:style-name="CharStyle12"><text:span text:style-name="T28">s ktorým dnes ešte nevieš vystačiť</text:span></text:span></text:p>
        <text:p text:style-name="P5"><text:span text:style-name="CharStyle12"><text:span text:style-name="T28"/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icrosoft Sans Serif" svg:font-family="'Microsoft Sans Serif'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Základný_20_text_20__28_3_29_" style:display-name="Základný text (3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2_29_" style:display-name="Základný text (2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4_29_" style:display-name="Základný text (4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" style:display-name="Základný text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5_29_" style:display-name="Základný text (5)" style:family="paragraph" style:master-page-name="">
      <loext:graphic-properties draw:fill="none" draw:fill-color="#729fcf"/>
      <style:paragraph-properties style:page-number="auto" fo:background-color="transparent"/>
    </style:style>
    <style:style style:name="Hlavička_20_alebo_20_päta_20__28_2_29_" style:display-name="Hlavička alebo päta (2)" style:family="paragraph" style:master-page-name="">
      <loext:graphic-properties draw:fill="none" draw:fill-color="#729fcf"/>
      <style:paragraph-properties style:page-number="auto" fo:background-color="transparent"/>
    </style:style>
    <style:style style:name="Záhlavie_20__23_1" style:display-name="Záhlavie #1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Hlavička_20_alebo_20_päta" style:display-name="Hlavička alebo päta" style:family="paragraph" style:master-page-name="">
      <loext:graphic-properties draw:fill="none" draw:fill-color="#729fcf"/>
      <style:paragraph-properties style:page-number="auto" fo:background-color="transparent"/>
    </style:style>
    <style:style style:name="Názov_20_tabuľky" style:display-name="Názov tabuľky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Iné" style:family="paragraph" style:master-page-name="">
      <loext:graphic-properties draw:fill="none" draw:fill-color="#729fcf"/>
      <style:paragraph-properties style:page-number="auto"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FontStyle" style:family="text">
      <style:text-properties fo:color="#000000" style:text-position="0% 100%" style:font-name="Microsoft Sans Serif" fo:font-family="'Microsoft Sans Serif'" fo:font-size="12pt" fo:letter-spacing="normal" fo:language="sk" fo:country="SK" style:font-name-asian="Microsoft Sans Serif" style:font-family-asian="'Microsoft Sans Serif'" style:font-size-asian="12pt" style:language-asian="sk" style:country-asian="SK" style:font-name-complex="Microsoft Sans Serif" style:font-family-complex="'Microsoft Sans Serif'" style:font-size-complex="12pt" style:language-complex="sk" style:country-complex="SK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/>
    <style:style style:name="CharStyle5" style:family="text" style:parent-style-name="CharStyle4">
      <style:text-properties fo:font-variant="small-caps" fo:color="#000000" fo:language="sk" fo:country="SK" style:language-asian="sk" style:country-asian="SK" style:language-complex="sk" style:country-complex="SK"/>
    </style:style>
    <style:style style:name="CharStyle7" style:family="text" style:parent-style-name="DefaultFontStyle"/>
    <style:style style:name="CharStyle9" style:family="text" style:parent-style-name="DefaultFontStyle"/>
    <style:style style:name="CharStyle10" style:family="text" style:parent-style-name="CharStyle9">
      <style:text-properties fo:color="#000000" fo:language="sk" fo:country="SK" style:language-asian="sk" style:country-asian="SK" style:language-complex="sk" style:country-complex="SK"/>
    </style:style>
    <style:style style:name="CharStyle12" style:family="text" style:parent-style-name="DefaultFontStyle"/>
    <style:style style:name="CharStyle13" style:family="text" style:parent-style-name="CharStyle12">
      <style:text-properties fo:color="#000000" fo:language="sk" fo:country="SK" style:language-asian="sk" style:country-asian="SK" style:language-complex="sk" style:country-complex="SK"/>
    </style:style>
    <style:style style:name="CharStyle15" style:family="text" style:parent-style-name="DefaultFontStyle"/>
    <style:style style:name="CharStyle17" style:family="text" style:parent-style-name="DefaultFontStyle"/>
    <style:style style:name="CharStyle18" style:family="text" style:parent-style-name="CharStyle17">
      <style:text-properties fo:color="#000000" fo:language="sk" fo:country="SK" style:language-asian="sk" style:country-asian="SK" style:language-complex="sk" style:country-complex="SK"/>
    </style:style>
    <style:style style:name="CharStyle20" style:family="text" style:parent-style-name="DefaultFontStyle"/>
    <style:style style:name="CharStyle22" style:family="text" style:parent-style-name="DefaultFontStyle"/>
    <style:style style:name="CharStyle23" style:family="text" style:parent-style-name="CharStyle17">
      <style:text-properties fo:color="#000000" fo:language="sk" fo:country="SK" style:language-asian="sk" style:country-asian="SK" style:language-complex="sk" style:country-complex="SK"/>
    </style:style>
    <style:style style:name="CharStyle24" style:family="text" style:parent-style-name="CharStyle22">
      <style:text-properties fo:color="#000000" fo:language="sk" fo:country="SK" style:language-asian="sk" style:country-asian="SK" style:language-complex="sk" style:country-complex="SK"/>
    </style:style>
    <style:style style:name="CharStyle25" style:family="text" style:parent-style-name="CharStyle20">
      <style:text-properties fo:color="#000000" fo:language="sk" fo:country="SK" style:language-asian="sk" style:country-asian="SK" style:language-complex="sk" style:country-complex="SK"/>
    </style:style>
    <style:style style:name="CharStyle26" style:family="text" style:parent-style-name="CharStyle12">
      <style:text-properties fo:color="#000000" fo:language="sk" fo:country="SK" style:language-asian="sk" style:country-asian="SK" style:language-complex="sk" style:country-complex="SK"/>
    </style:style>
    <style:style style:name="CharStyle28" style:family="text" style:parent-style-name="DefaultFontStyle"/>
    <style:style style:name="CharStyle30" style:family="text" style:parent-style-name="DefaultFontStyle"/>
    <style:style style:name="CharStyle31" style:family="text" style:parent-style-name="CharStyle30">
      <style:text-properties fo:color="#000000" fo:language="sk" fo:country="SK" style:language-asian="sk" style:country-asian="SK" style:language-complex="sk" style:country-complex="SK"/>
    </style:style>
    <style:style style:name="CharStyle32" style:family="text" style:parent-style-name="CharStyle12">
      <style:text-properties fo:color="#000000" fo:language="sk" fo:country="SK" style:language-asian="sk" style:country-asian="SK" style:language-complex="sk" style:country-complex="SK"/>
    </style:style>
    <style:style style:name="Numbering_20_Symbols" style:display-name="Numbering Symbols" style:family="text"/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cm"/>
      </style:header-style>
      <style:footer-style>
        <style:header-footer-properties fo:min-height="0.635cm" fo:margin-left="0cm" fo:margin-right="0cm" fo:margin-top="0.635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minolta_c322080408230</dc:title>
    <dc:subject/>
    <meta:initial-creator/>
    <meta:keyword/>
    <dc:date>2022-08-15T10:41:59.881000000</dc:date>
    <meta:editing-duration>PT2H15M58S</meta:editing-duration>
    <meta:editing-cycles>4</meta:editing-cycles>
    <meta:generator>LibreOffice/6.3.1.2$Windows_x86 LibreOffice_project/b79626edf0065ac373bd1df5c28bd630b4424273</meta:generator>
    <meta:document-statistic meta:table-count="0" meta:image-count="0" meta:object-count="0" meta:page-count="41" meta:paragraph-count="1109" meta:word-count="5268" meta:character-count="30706" meta:non-whitespace-character-count="26547"/>
  </office:meta>
</office:document-meta>
</file>